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56.95pt"/>
    </style:style>
    <style:style style:name="co7" style:family="table-column">
      <style:table-column-properties fo:break-before="auto" style:column-width="146.1pt"/>
    </style:style>
    <style:style style:name="co8" style:family="table-column">
      <style:table-column-properties fo:break-before="auto" style:column-width="180.85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228.76pt"/>
    </style:style>
    <style:style style:name="co11" style:family="table-column">
      <style:table-column-properties fo:break-before="auto" style:column-width="231.05pt"/>
    </style:style>
    <style:style style:name="co12" style:family="table-column">
      <style:table-column-properties fo:break-before="auto" style:column-width="132.24pt"/>
    </style:style>
    <style:style style:name="co13" style:family="table-column">
      <style:table-column-properties fo:break-before="auto" style:column-width="121.41pt"/>
    </style:style>
    <style:style style:name="co14" style:family="table-column">
      <style:table-column-properties fo:break-before="auto" style:column-width="142.24pt"/>
    </style:style>
    <style:style style:name="co15" style:family="table-column">
      <style:table-column-properties fo:break-before="auto" style:column-width="131.44pt"/>
    </style:style>
    <style:style style:name="co16" style:family="table-column">
      <style:table-column-properties fo:break-before="auto" style:column-width="166.2pt"/>
    </style:style>
    <style:style style:name="co17" style:family="table-column">
      <style:table-column-properties fo:break-before="auto" style:column-width="155.4pt"/>
    </style:style>
    <style:style style:name="co18" style:family="table-column">
      <style:table-column-properties fo:break-before="auto" style:column-width="214.04pt"/>
    </style:style>
    <style:style style:name="co19" style:family="table-column">
      <style:table-column-properties fo:break-before="auto" style:column-width="216.3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arman_c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Rho_Freq_StrLen</text:p>
          </table:table-cell>
          <table:table-cell office:value-type="string" calcext:value-type="string">
            <text:p>P_Freq_StrLen</text:p>
          </table:table-cell>
          <table:table-cell office:value-type="string" calcext:value-type="string">
            <text:p>Rho_StrLen_VarFreq_NOVAR0</text:p>
          </table:table-cell>
          <table:table-cell office:value-type="string" calcext:value-type="string">
            <text:p>P_StrLen_VarFreq_NOVAR0</text:p>
          </table:table-cell>
          <table:table-cell office:value-type="string" calcext:value-type="string">
            <text:p>Rho_Freq_VarStrLen_NOVAR0</text:p>
          </table:table-cell>
          <table:table-cell office:value-type="string" calcext:value-type="string">
            <text:p>P_Freq_VarStrLen_NOVAR0</text:p>
          </table:table-cell>
          <table:table-cell office:value-type="string" calcext:value-type="string">
            <text:p>Rho_Freq_MeanStrLen_NOVAR0</text:p>
          </table:table-cell>
          <table:table-cell office:value-type="string" calcext:value-type="string">
            <text:p>P_Freq_MeanStrLen_NOVAR0</text:p>
          </table:table-cell>
          <table:table-cell office:value-type="string" calcext:value-type="string">
            <text:p>Rho_VarStrLen_MeanStrLen_NOVAR0</text:p>
          </table:table-cell>
          <table:table-cell office:value-type="string" calcext:value-type="string">
            <text:p>P_VarStrLen_MeanStrLen_NOVAR0</text:p>
          </table:table-cell>
          <table:table-cell office:value-type="string" calcext:value-type="string">
            <text:p>Steiger_t_Freq_VarStrLen_MeanStrLen_NOVAR0</text:p>
          </table:table-cell>
          <table:table-cell office:value-type="string" calcext:value-type="string">
            <text:p>Steiger_p_Freq_VarStrLen_MeanStrLen_NOVAR0</text:p>
          </table:table-cell>
          <table:table-cell office:value-type="string" calcext:value-type="string">
            <text:p>Rho_StrLen_VarFreq_VAR0</text:p>
          </table:table-cell>
          <table:table-cell office:value-type="string" calcext:value-type="string">
            <text:p>P_StrLen_VarFreq_VAR0</text:p>
          </table:table-cell>
          <table:table-cell office:value-type="string" calcext:value-type="string">
            <text:p>Rho_Freq_VarStrLen_VAR0</text:p>
          </table:table-cell>
          <table:table-cell office:value-type="string" calcext:value-type="string">
            <text:p>P_Freq_VarStrLen_VAR0</text:p>
          </table:table-cell>
          <table:table-cell office:value-type="string" calcext:value-type="string">
            <text:p>Rho_Freq_MeanStrLen_VAR0</text:p>
          </table:table-cell>
          <table:table-cell office:value-type="string" calcext:value-type="string">
            <text:p>P_Freq_MeanStrLen_VAR0</text:p>
          </table:table-cell>
          <table:table-cell office:value-type="string" calcext:value-type="string">
            <text:p>Rho_VarStrLen_MeanStrLen_VAR0</text:p>
          </table:table-cell>
          <table:table-cell office:value-type="string" calcext:value-type="string">
            <text:p>P_VarStrLen_MeanStrLen_VAR0</text:p>
          </table:table-cell>
          <table:table-cell office:value-type="string" calcext:value-type="string">
            <text:p>Steiger_t_Freq_VarStrLen_MeanStrLen_VAR0</text:p>
          </table:table-cell>
          <table:table-cell office:value-type="string" calcext:value-type="string">
            <text:p>Steiger_p_Freq_VarStrLen_MeanStrLen_VAR0</text:p>
          </table:table-cell>
        </table:table-row>
        <table:table-row table:style-name="ro1">
          <table:table-cell office:value-type="string" calcext:value-type="string">
            <text:p>Achuar</text:p>
          </table:table-cell>
          <table:table-cell office:value-type="float" office:value="-0.346984582930708" calcext:value-type="float">
            <text:p>-0.3469845829</text:p>
          </table:table-cell>
          <table:table-cell office:value-type="float" office:value="0" calcext:value-type="float">
            <text:p>0</text:p>
          </table:table-cell>
          <table:table-cell office:value-type="float" office:value="-0.510880624717107" calcext:value-type="float">
            <text:p>-0.5108806247</text:p>
          </table:table-cell>
          <table:table-cell office:value-type="float" office:value="0.0000038713922477646" calcext:value-type="float">
            <text:p>3.8713922477646E-06</text:p>
          </table:table-cell>
          <table:table-cell office:value-type="float" office:value="-0.265992844779213" calcext:value-type="float">
            <text:p>-0.2659928448</text:p>
          </table:table-cell>
          <table:table-cell office:value-type="float" office:value="0.018581029037831" calcext:value-type="float">
            <text:p>0.018581029</text:p>
          </table:table-cell>
          <table:table-cell office:value-type="float" office:value="-0.842852028447831" calcext:value-type="float">
            <text:p>-0.8428520284</text:p>
          </table:table-cell>
          <table:table-cell office:value-type="float" office:value="3.80612422910382E-022" calcext:value-type="float">
            <text:p>3.80612422910382E-22</text:p>
          </table:table-cell>
          <table:table-cell office:value-type="float" office:value="0.391819359535649" calcext:value-type="float">
            <text:p>0.3918193595</text:p>
          </table:table-cell>
          <table:table-cell office:value-type="float" office:value="0.000388826932562121" calcext:value-type="float">
            <text:p>0.0003888269</text:p>
          </table:table-cell>
          <table:table-cell office:value-type="float" office:value="7.95164865163435" calcext:value-type="float">
            <text:p>7.9516486516</text:p>
          </table:table-cell>
          <table:table-cell office:value-type="float" office:value="0.0000000000147471850256636" calcext:value-type="float">
            <text:p>1.47471850256636E-11</text:p>
          </table:table-cell>
          <table:table-cell office:value-type="float" office:value="-0.442692034222483" calcext:value-type="float">
            <text:p>-0.4426920342</text:p>
          </table:table-cell>
          <table:table-cell office:value-type="float" office:value="0.00000705238990727757" calcext:value-type="float">
            <text:p>7.05238990727757E-06</text:p>
          </table:table-cell>
          <table:table-cell office:value-type="float" office:value="-0.672559414594337" calcext:value-type="float">
            <text:p>-0.6725594146</text:p>
          </table:table-cell>
          <table:table-cell office:value-type="float" office:value="5.8497146367913E-021" calcext:value-type="float">
            <text:p>5.8497146367913E-21</text:p>
          </table:table-cell>
          <table:table-cell office:value-type="float" office:value="-0.836863618639695" calcext:value-type="float">
            <text:p>-0.8368636186</text:p>
          </table:table-cell>
          <table:table-cell office:value-type="float" office:value="2.66555929863504E-040" calcext:value-type="float">
            <text:p>2.66555929863504E-40</text:p>
          </table:table-cell>
          <table:table-cell office:value-type="float" office:value="0.668194869769748" calcext:value-type="float">
            <text:p>0.6681948698</text:p>
          </table:table-cell>
          <table:table-cell office:value-type="float" office:value="1.2857111809705E-020" calcext:value-type="float">
            <text:p>1.2857111809705E-20</text:p>
          </table:table-cell>
          <table:table-cell office:value-type="float" office:value="4.48716839282477" calcext:value-type="float">
            <text:p>4.4871683928</text:p>
          </table:table-cell>
          <table:table-cell office:value-type="float" office:value="0.0000145299154168659" calcext:value-type="float">
            <text:p>1.45299154168659E-05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float" office:value="-0.402742640706902" calcext:value-type="float">
            <text:p>-0.4027426407</text:p>
          </table:table-cell>
          <table:table-cell office:value-type="float" office:value="0" calcext:value-type="float">
            <text:p>0</text:p>
          </table:table-cell>
          <table:table-cell office:value-type="float" office:value="-0.585306780359982" calcext:value-type="float">
            <text:p>-0.5853067804</text:p>
          </table:table-cell>
          <table:table-cell office:value-type="float" office:value="0.0000193310856438052" calcext:value-type="float">
            <text:p>1.93310856438052E-05</text:p>
          </table:table-cell>
          <table:table-cell office:value-type="float" office:value="-0.641086393304769" calcext:value-type="float">
            <text:p>-0.6410863933</text:p>
          </table:table-cell>
          <table:table-cell office:value-type="float" office:value="0.0000000000100051341447134" calcext:value-type="float">
            <text:p>1.00051341447134E-11</text:p>
          </table:table-cell>
          <table:table-cell office:value-type="float" office:value="-0.894087188473215" calcext:value-type="float">
            <text:p>-0.8940871885</text:p>
          </table:table-cell>
          <table:table-cell office:value-type="float" office:value="1.90201803444374E-032" calcext:value-type="float">
            <text:p>1.90201803444374E-32</text:p>
          </table:table-cell>
          <table:table-cell office:value-type="float" office:value="0.74512588856307" calcext:value-type="float">
            <text:p>0.7451258886</text:p>
          </table:table-cell>
          <table:table-cell office:value-type="float" office:value="3.72528409030178E-017" calcext:value-type="float">
            <text:p>3.72528409030178E-17</text:p>
          </table:table-cell>
          <table:table-cell office:value-type="float" office:value="7.21420089560199" calcext:value-type="float">
            <text:p>7.2142008956</text:p>
          </table:table-cell>
          <table:table-cell office:value-type="float" office:value="0.000000000189835767703581" calcext:value-type="float">
            <text:p>1.89835767703581E-10</text:p>
          </table:table-cell>
          <table:table-cell office:value-type="float" office:value="-0.519233650041203" calcext:value-type="float">
            <text:p>-0.51923365</text:p>
          </table:table-cell>
          <table:table-cell office:value-type="float" office:value="0.0000486842795397586" calcext:value-type="float">
            <text:p>4.86842795397586E-05</text:p>
          </table:table-cell>
          <table:table-cell office:value-type="float" office:value="-0.731375238003533" calcext:value-type="float">
            <text:p>-0.731375238</text:p>
          </table:table-cell>
          <table:table-cell office:value-type="float" office:value="1.42327286642462E-031" calcext:value-type="float">
            <text:p>1.42327286642462E-31</text:p>
          </table:table-cell>
          <table:table-cell office:value-type="float" office:value="-0.831073670124757" calcext:value-type="float">
            <text:p>-0.8310736701</text:p>
          </table:table-cell>
          <table:table-cell office:value-type="float" office:value="1.75906790016419E-047" calcext:value-type="float">
            <text:p>1.75906790016419E-47</text:p>
          </table:table-cell>
          <table:table-cell office:value-type="float" office:value="0.803201982698867" calcext:value-type="float">
            <text:p>0.8032019827</text:p>
          </table:table-cell>
          <table:table-cell office:value-type="float" office:value="3.97738956753495E-042" calcext:value-type="float">
            <text:p>3.97738956753495E-42</text:p>
          </table:table-cell>
          <table:table-cell office:value-type="float" office:value="3.84340802265646" calcext:value-type="float">
            <text:p>3.8434080227</text:p>
          </table:table-cell>
          <table:table-cell office:value-type="float" office:value="0.000168686023999207" calcext:value-type="float">
            <text:p>0.000168686</text:p>
          </table:table-cell>
        </table:table-row>
        <table:table-row table:style-name="ro1">
          <table:table-cell office:value-type="string" calcext:value-type="string">
            <text:p>Aguaruna</text:p>
          </table:table-cell>
          <table:table-cell office:value-type="float" office:value="-0.339653184728096" calcext:value-type="float">
            <text:p>-0.3396531847</text:p>
          </table:table-cell>
          <table:table-cell office:value-type="float" office:value="0" calcext:value-type="float">
            <text:p>0</text:p>
          </table:table-cell>
          <table:table-cell office:value-type="float" office:value="-0.520610127718113" calcext:value-type="float">
            <text:p>-0.5206101277</text:p>
          </table:table-cell>
          <table:table-cell office:value-type="float" office:value="0.00000383924064112541" calcext:value-type="float">
            <text:p>3.83924064112541E-06</text:p>
          </table:table-cell>
          <table:table-cell office:value-type="float" office:value="-0.495048952455973" calcext:value-type="float">
            <text:p>-0.4950489525</text:p>
          </table:table-cell>
          <table:table-cell office:value-type="float" office:value="0.00001139793806337" calcext:value-type="float">
            <text:p>1.139793806337E-05</text:p>
          </table:table-cell>
          <table:table-cell office:value-type="float" office:value="-0.853310273283866" calcext:value-type="float">
            <text:p>-0.8533102733</text:p>
          </table:table-cell>
          <table:table-cell office:value-type="float" office:value="3.40862977909297E-021" calcext:value-type="float">
            <text:p>3.40862977909297E-21</text:p>
          </table:table-cell>
          <table:table-cell office:value-type="float" office:value="0.540174578796546" calcext:value-type="float">
            <text:p>0.5401745788</text:p>
          </table:table-cell>
          <table:table-cell office:value-type="float" office:value="0.00000116211537423742" calcext:value-type="float">
            <text:p>1.16211537423742E-06</text:p>
          </table:table-cell>
          <table:table-cell office:value-type="float" office:value="5.61955570055934" calcext:value-type="float">
            <text:p>5.6195557006</text:p>
          </table:table-cell>
          <table:table-cell office:value-type="float" office:value="0.000000387726567515031" calcext:value-type="float">
            <text:p>3.87726567515031E-07</text:p>
          </table:table-cell>
          <table:table-cell office:value-type="float" office:value="-0.459931178311336" calcext:value-type="float">
            <text:p>-0.4599311783</text:p>
          </table:table-cell>
          <table:table-cell office:value-type="float" office:value="0.00000740456318794764" calcext:value-type="float">
            <text:p>7.40456318794764E-06</text:p>
          </table:table-cell>
          <table:table-cell office:value-type="float" office:value="-0.724445403159785" calcext:value-type="float">
            <text:p>-0.7244454032</text:p>
          </table:table-cell>
          <table:table-cell office:value-type="float" office:value="9.95050731337232E-024" calcext:value-type="float">
            <text:p>9.95050731337232E-24</text:p>
          </table:table-cell>
          <table:table-cell office:value-type="float" office:value="-0.839346607746271" calcext:value-type="float">
            <text:p>-0.8393466077</text:p>
          </table:table-cell>
          <table:table-cell office:value-type="float" office:value="8.06783517365171E-038" calcext:value-type="float">
            <text:p>8.06783517365171E-38</text:p>
          </table:table-cell>
          <table:table-cell office:value-type="float" office:value="0.738335214546239" calcext:value-type="float">
            <text:p>0.7383352145</text:p>
          </table:table-cell>
          <table:table-cell office:value-type="float" office:value="5.00368153539778E-025" calcext:value-type="float">
            <text:p>5.00368153539778E-25</text:p>
          </table:table-cell>
          <table:table-cell office:value-type="float" office:value="3.4675220953731" calcext:value-type="float">
            <text:p>3.4675220954</text:p>
          </table:table-cell>
          <table:table-cell office:value-type="float" office:value="0.000705083127054958" calcext:value-type="float">
            <text:p>0.0007050831</text:p>
          </table:table-cell>
        </table:table-row>
        <table:table-row table:style-name="ro1">
          <table:table-cell office:value-type="string" calcext:value-type="string">
            <text:p>Akawaio</text:p>
          </table:table-cell>
          <table:table-cell office:value-type="float" office:value="-0.398385636197843" calcext:value-type="float">
            <text:p>-0.3983856362</text:p>
          </table:table-cell>
          <table:table-cell office:value-type="float" office:value="0" calcext:value-type="float">
            <text:p>0</text:p>
          </table:table-cell>
          <table:table-cell office:value-type="float" office:value="-0.598262945565074" calcext:value-type="float">
            <text:p>-0.5982629456</text:p>
          </table:table-cell>
          <table:table-cell office:value-type="float" office:value="0.00000354429462213556" calcext:value-type="float">
            <text:p>3.54429462213556E-06</text:p>
          </table:table-cell>
          <table:table-cell office:value-type="float" office:value="-0.602431220978149" calcext:value-type="float">
            <text:p>-0.602431221</text:p>
          </table:table-cell>
          <table:table-cell office:value-type="float" office:value="0.000000000133047081336362" calcext:value-type="float">
            <text:p>1.33047081336362E-10</text:p>
          </table:table-cell>
          <table:table-cell office:value-type="float" office:value="-0.875351842982959" calcext:value-type="float">
            <text:p>-0.875351843</text:p>
          </table:table-cell>
          <table:table-cell office:value-type="float" office:value="8.68243318268016E-031" calcext:value-type="float">
            <text:p>8.68243318268016E-31</text:p>
          </table:table-cell>
          <table:table-cell office:value-type="float" office:value="0.616679732442378" calcext:value-type="float">
            <text:p>0.6166797324</text:p>
          </table:table-cell>
          <table:table-cell office:value-type="float" office:value="0.0000000000364853150514228" calcext:value-type="float">
            <text:p>3.64853150514228E-11</text:p>
          </table:table-cell>
          <table:table-cell office:value-type="float" office:value="5.92669218532662" calcext:value-type="float">
            <text:p>5.9266921853</text:p>
          </table:table-cell>
          <table:table-cell office:value-type="float" office:value="0.0000000546097953291452" calcext:value-type="float">
            <text:p>5.46097953291452E-08</text:p>
          </table:table-cell>
          <table:table-cell office:value-type="float" office:value="-0.526233803990943" calcext:value-type="float">
            <text:p>-0.526233804</text:p>
          </table:table-cell>
          <table:table-cell office:value-type="float" office:value="0.00000944031099857367" calcext:value-type="float">
            <text:p>9.44031099857367E-06</text:p>
          </table:table-cell>
          <table:table-cell office:value-type="float" office:value="-0.607397886475219" calcext:value-type="float">
            <text:p>-0.6073978865</text:p>
          </table:table-cell>
          <table:table-cell office:value-type="float" office:value="3.87752985020335E-020" calcext:value-type="float">
            <text:p>3.87752985020335E-20</text:p>
          </table:table-cell>
          <table:table-cell office:value-type="float" office:value="-0.808224098473792" calcext:value-type="float">
            <text:p>-0.8082240985</text:p>
          </table:table-cell>
          <table:table-cell office:value-type="float" office:value="3.50297207549525E-044" calcext:value-type="float">
            <text:p>3.50297207549525E-44</text:p>
          </table:table-cell>
          <table:table-cell office:value-type="float" office:value="0.677798670804936" calcext:value-type="float">
            <text:p>0.6777986708</text:p>
          </table:table-cell>
          <table:table-cell office:value-type="float" office:value="2.28514886137955E-026" calcext:value-type="float">
            <text:p>2.28514886137955E-26</text:p>
          </table:table-cell>
          <table:table-cell office:value-type="float" office:value="5.675760967585" calcext:value-type="float">
            <text:p>5.6757609676</text:p>
          </table:table-cell>
          <table:table-cell office:value-type="float" office:value="0.0000000532913763291512" calcext:value-type="float">
            <text:p>5.32913763291512E-08</text:p>
          </table:table-cell>
        </table:table-row>
        <table:table-row table:style-name="ro1">
          <table:table-cell office:value-type="string" calcext:value-type="string">
            <text:p>Albanian</text:p>
          </table:table-cell>
          <table:table-cell office:value-type="float" office:value="-0.397072289757913" calcext:value-type="float">
            <text:p>-0.3970722898</text:p>
          </table:table-cell>
          <table:table-cell office:value-type="float" office:value="0" calcext:value-type="float">
            <text:p>0</text:p>
          </table:table-cell>
          <table:table-cell office:value-type="float" office:value="-0.579881642841001" calcext:value-type="float">
            <text:p>-0.5798816428</text:p>
          </table:table-cell>
          <table:table-cell office:value-type="float" office:value="0.0000194000712545415" calcext:value-type="float">
            <text:p>1.94000712545415E-05</text:p>
          </table:table-cell>
          <table:table-cell office:value-type="float" office:value="-0.75696464088222" calcext:value-type="float">
            <text:p>-0.7569646409</text:p>
          </table:table-cell>
          <table:table-cell office:value-type="float" office:value="2.22132875741004E-017" calcext:value-type="float">
            <text:p>2.22132875741004E-17</text:p>
          </table:table-cell>
          <table:table-cell office:value-type="float" office:value="-0.797141750403726" calcext:value-type="float">
            <text:p>-0.7971417504</text:p>
          </table:table-cell>
          <table:table-cell office:value-type="float" office:value="2.55291383770369E-020" calcext:value-type="float">
            <text:p>2.55291383770369E-20</text:p>
          </table:table-cell>
          <table:table-cell office:value-type="float" office:value="0.885245685031609" calcext:value-type="float">
            <text:p>0.885245685</text:p>
          </table:table-cell>
          <table:table-cell office:value-type="float" office:value="5.38075891755231E-030" calcext:value-type="float">
            <text:p>5.38075891755231E-30</text:p>
          </table:table-cell>
          <table:table-cell office:value-type="float" office:value="1.29102481513817" calcext:value-type="float">
            <text:p>1.2910248151</text:p>
          </table:table-cell>
          <table:table-cell office:value-type="float" office:value="0.200236830046754" calcext:value-type="float">
            <text:p>0.20023683</text:p>
          </table:table-cell>
          <table:table-cell office:value-type="float" office:value="-0.519233650041203" calcext:value-type="float">
            <text:p>-0.51923365</text:p>
          </table:table-cell>
          <table:table-cell office:value-type="float" office:value="0.0000486842795397586" calcext:value-type="float">
            <text:p>4.86842795397586E-05</text:p>
          </table:table-cell>
          <table:table-cell office:value-type="float" office:value="-0.62296549672363" calcext:value-type="float">
            <text:p>-0.6229654967</text:p>
          </table:table-cell>
          <table:table-cell office:value-type="float" office:value="5.60399616968671E-020" calcext:value-type="float">
            <text:p>5.60399616968671E-20</text:p>
          </table:table-cell>
          <table:table-cell office:value-type="float" office:value="-0.788336520015603" calcext:value-type="float">
            <text:p>-0.78833652</text:p>
          </table:table-cell>
          <table:table-cell office:value-type="float" office:value="6.51204150565408E-038" calcext:value-type="float">
            <text:p>6.51204150565408E-38</text:p>
          </table:table-cell>
          <table:table-cell office:value-type="float" office:value="0.738290430267154" calcext:value-type="float">
            <text:p>0.7382904303</text:p>
          </table:table-cell>
          <table:table-cell office:value-type="float" office:value="4.66170838176992E-031" calcext:value-type="float">
            <text:p>4.66170838176992E-31</text:p>
          </table:table-cell>
          <table:table-cell office:value-type="float" office:value="4.80607301360645" calcext:value-type="float">
            <text:p>4.8060730136</text:p>
          </table:table-cell>
          <table:table-cell office:value-type="float" office:value="0.00000336682149673548" calcext:value-type="float">
            <text:p>3.36682149673548E-06</text:p>
          </table:table-cell>
        </table:table-row>
        <table:table-row table:style-name="ro1">
          <table:table-cell office:value-type="string" calcext:value-type="string">
            <text:p>Amuzgo</text:p>
          </table:table-cell>
          <table:table-cell office:value-type="float" office:value="-0.35275001671668" calcext:value-type="float">
            <text:p>-0.3527500167</text:p>
          </table:table-cell>
          <table:table-cell office:value-type="float" office:value="0" calcext:value-type="float">
            <text:p>0</text:p>
          </table:table-cell>
          <table:table-cell office:value-type="float" office:value="-0.495328967632695" calcext:value-type="float">
            <text:p>-0.4953289676</text:p>
          </table:table-cell>
          <table:table-cell office:value-type="float" office:value="0.0000203021277536094" calcext:value-type="float">
            <text:p>2.03021277536094E-05</text:p>
          </table:table-cell>
          <table:table-cell office:value-type="float" office:value="-0.60380243758851" calcext:value-type="float">
            <text:p>-0.6038024376</text:p>
          </table:table-cell>
          <table:table-cell office:value-type="float" office:value="0.00000000120167756846876" calcext:value-type="float">
            <text:p>1.20167756846876E-09</text:p>
          </table:table-cell>
          <table:table-cell office:value-type="float" office:value="-0.874398084558128" calcext:value-type="float">
            <text:p>-0.8743980846</text:p>
          </table:table-cell>
          <table:table-cell office:value-type="float" office:value="1.76442704364022E-027" calcext:value-type="float">
            <text:p>1.76442704364022E-27</text:p>
          </table:table-cell>
          <table:table-cell office:value-type="float" office:value="0.717541520966846" calcext:value-type="float">
            <text:p>0.717541521</text:p>
          </table:table-cell>
          <table:table-cell office:value-type="float" office:value="0.0000000000000159754481269629" calcext:value-type="float">
            <text:p>1.59754481269629E-14</text:p>
          </table:table-cell>
          <table:table-cell office:value-type="float" office:value="6.524110570771" calcext:value-type="float">
            <text:p>6.5241105708</text:p>
          </table:table-cell>
          <table:table-cell office:value-type="float" office:value="0.00000000549975584433341" calcext:value-type="float">
            <text:p>5.49975584433341E-09</text:p>
          </table:table-cell>
          <table:table-cell office:value-type="float" office:value="-0.456858811368613" calcext:value-type="float">
            <text:p>-0.4568588114</text:p>
          </table:table-cell>
          <table:table-cell office:value-type="float" office:value="0.0000378716995461347" calcext:value-type="float">
            <text:p>3.78716995461347E-05</text:p>
          </table:table-cell>
          <table:table-cell office:value-type="float" office:value="-0.725700147457075" calcext:value-type="float">
            <text:p>-0.7257001475</text:p>
          </table:table-cell>
          <table:table-cell office:value-type="float" office:value="6.13197973999346E-028" calcext:value-type="float">
            <text:p>6.13197973999346E-28</text:p>
          </table:table-cell>
          <table:table-cell office:value-type="float" office:value="-0.860159654442387" calcext:value-type="float">
            <text:p>-0.8601596544</text:p>
          </table:table-cell>
          <table:table-cell office:value-type="float" office:value="6.08905576612116E-049" calcext:value-type="float">
            <text:p>6.08905576612116E-49</text:p>
          </table:table-cell>
          <table:table-cell office:value-type="float" office:value="0.819927023136156" calcext:value-type="float">
            <text:p>0.8199270231</text:p>
          </table:table-cell>
          <table:table-cell office:value-type="float" office:value="7.59872722662356E-041" calcext:value-type="float">
            <text:p>7.59872722662356E-41</text:p>
          </table:table-cell>
          <table:table-cell office:value-type="float" office:value="5.51181955892968" calcext:value-type="float">
            <text:p>5.5118195589</text:p>
          </table:table-cell>
          <table:table-cell office:value-type="float" office:value="0.000000139459546987044" calcext:value-type="float">
            <text:p>1.39459546987044E-07</text:p>
          </table:table-cell>
        </table:table-row>
        <table:table-row table:style-name="ro1">
          <table:table-cell office:value-type="string" calcext:value-type="string">
            <text:p>Aukan</text:p>
          </table:table-cell>
          <table:table-cell office:value-type="float" office:value="-0.435293962634442" calcext:value-type="float">
            <text:p>-0.4352939626</text:p>
          </table:table-cell>
          <table:table-cell office:value-type="float" office:value="0" calcext:value-type="float">
            <text:p>0</text:p>
          </table:table-cell>
          <table:table-cell office:value-type="float" office:value="-0.685313066317555" calcext:value-type="float">
            <text:p>-0.6853130663</text:p>
          </table:table-cell>
          <table:table-cell office:value-type="float" office:value="0.000000552690239149332" calcext:value-type="float">
            <text:p>5.52690239149332E-07</text:p>
          </table:table-cell>
          <table:table-cell office:value-type="float" office:value="-0.334357311292241" calcext:value-type="float">
            <text:p>-0.3343573113</text:p>
          </table:table-cell>
          <table:table-cell office:value-type="float" office:value="0.000189682167208921" calcext:value-type="float">
            <text:p>0.0001896822</text:p>
          </table:table-cell>
          <table:table-cell office:value-type="float" office:value="-0.864760281585089" calcext:value-type="float">
            <text:p>-0.8647602816</text:p>
          </table:table-cell>
          <table:table-cell office:value-type="float" office:value="4.25480671930634E-037" calcext:value-type="float">
            <text:p>4.25480671930634E-37</text:p>
          </table:table-cell>
          <table:table-cell office:value-type="float" office:value="0.291777023124255" calcext:value-type="float">
            <text:p>0.2917770231</text:p>
          </table:table-cell>
          <table:table-cell office:value-type="float" office:value="0.00122299418484481" calcext:value-type="float">
            <text:p>0.0012229942</text:p>
          </table:table-cell>
          <table:table-cell office:value-type="float" office:value="8.61024785789089" calcext:value-type="float">
            <text:p>8.6102478579</text:p>
          </table:table-cell>
          <table:table-cell office:value-type="float" office:value="0.000000000000039562163107494" calcext:value-type="float">
            <text:p>3.9562163107494E-14</text:p>
          </table:table-cell>
          <table:table-cell office:value-type="float" office:value="-0.608181870377162" calcext:value-type="float">
            <text:p>-0.6081818704</text:p>
          </table:table-cell>
          <table:table-cell office:value-type="float" office:value="0.00000280122762843633" calcext:value-type="float">
            <text:p>2.80122762843633E-06</text:p>
          </table:table-cell>
          <table:table-cell office:value-type="float" office:value="-0.691785182072386" calcext:value-type="float">
            <text:p>-0.6917851821</text:p>
          </table:table-cell>
          <table:table-cell office:value-type="float" office:value="4.49582835888042E-037" calcext:value-type="float">
            <text:p>4.49582835888042E-37</text:p>
          </table:table-cell>
          <table:table-cell office:value-type="float" office:value="-0.812301942728004" calcext:value-type="float">
            <text:p>-0.8123019427</text:p>
          </table:table-cell>
          <table:table-cell office:value-type="float" office:value="3.07783885808767E-060" calcext:value-type="float">
            <text:p>3.07783885808767E-60</text:p>
          </table:table-cell>
          <table:table-cell office:value-type="float" office:value="0.66358310050429" calcext:value-type="float">
            <text:p>0.6635831005</text:p>
          </table:table-cell>
          <table:table-cell office:value-type="float" office:value="3.1308603655489E-033" calcext:value-type="float">
            <text:p>3.1308603655489E-33</text:p>
          </table:table-cell>
          <table:table-cell office:value-type="float" office:value="4.10590646368916" calcext:value-type="float">
            <text:p>4.1059064637</text:p>
          </table:table-cell>
          <table:table-cell office:value-type="float" office:value="0.0000547094651787936" calcext:value-type="float">
            <text:p>5.47094651787936E-05</text:p>
          </table:table-cell>
        </table:table-row>
        <table:table-row table:style-name="ro1">
          <table:table-cell office:value-type="string" calcext:value-type="string">
            <text:p>Barasana</text:p>
          </table:table-cell>
          <table:table-cell office:value-type="float" office:value="-0.349252772188406" calcext:value-type="float">
            <text:p>-0.3492527722</text:p>
          </table:table-cell>
          <table:table-cell office:value-type="float" office:value="0" calcext:value-type="float">
            <text:p>0</text:p>
          </table:table-cell>
          <table:table-cell office:value-type="float" office:value="-0.527410297168837" calcext:value-type="float">
            <text:p>-0.5274102972</text:p>
          </table:table-cell>
          <table:table-cell office:value-type="float" office:value="0.00000381617907423832" calcext:value-type="float">
            <text:p>3.81617907423832E-06</text:p>
          </table:table-cell>
          <table:table-cell office:value-type="float" office:value="-0.402797991962877" calcext:value-type="float">
            <text:p>-0.402797992</text:p>
          </table:table-cell>
          <table:table-cell office:value-type="float" office:value="0.000132447429819789" calcext:value-type="float">
            <text:p>0.0001324474</text:p>
          </table:table-cell>
          <table:table-cell office:value-type="float" office:value="-0.897969453984709" calcext:value-type="float">
            <text:p>-0.897969454</text:p>
          </table:table-cell>
          <table:table-cell office:value-type="float" office:value="2.4998788164395E-031" calcext:value-type="float">
            <text:p>2.4998788164395E-31</text:p>
          </table:table-cell>
          <table:table-cell office:value-type="float" office:value="0.389828760136428" calcext:value-type="float">
            <text:p>0.3898287601</text:p>
          </table:table-cell>
          <table:table-cell office:value-type="float" office:value="0.000226152190780248" calcext:value-type="float">
            <text:p>0.0002261522</text:p>
          </table:table-cell>
          <table:table-cell office:value-type="float" office:value="8.18914095841589" calcext:value-type="float">
            <text:p>8.1891409584</text:p>
          </table:table-cell>
          <table:table-cell office:value-type="float" office:value="0.00000000000294687595575113" calcext:value-type="float">
            <text:p>2.94687595575113E-12</text:p>
          </table:table-cell>
          <table:table-cell office:value-type="float" office:value="-0.438670148388454" calcext:value-type="float">
            <text:p>-0.4386701484</text:p>
          </table:table-cell>
          <table:table-cell office:value-type="float" office:value="0.00000697739450541015" calcext:value-type="float">
            <text:p>6.97739450541015E-06</text:p>
          </table:table-cell>
          <table:table-cell office:value-type="float" office:value="-0.706903772174831" calcext:value-type="float">
            <text:p>-0.7069037722</text:p>
          </table:table-cell>
          <table:table-cell office:value-type="float" office:value="3.30761613572541E-027" calcext:value-type="float">
            <text:p>3.30761613572541E-27</text:p>
          </table:table-cell>
          <table:table-cell office:value-type="float" office:value="-0.847772410758837" calcext:value-type="float">
            <text:p>-0.8477724108</text:p>
          </table:table-cell>
          <table:table-cell office:value-type="float" office:value="2.04443227195268E-048" calcext:value-type="float">
            <text:p>2.04443227195268E-48</text:p>
          </table:table-cell>
          <table:table-cell office:value-type="float" office:value="0.658966192554539" calcext:value-type="float">
            <text:p>0.6589661926</text:p>
          </table:table-cell>
          <table:table-cell office:value-type="float" office:value="1.15583820087031E-022" calcext:value-type="float">
            <text:p>1.15583820087031E-22</text:p>
          </table:table-cell>
          <table:table-cell office:value-type="float" office:value="4.3079900696801" calcext:value-type="float">
            <text:p>4.3079900697</text:p>
          </table:table-cell>
          <table:table-cell office:value-type="float" office:value="0.0000279617817377635" calcext:value-type="float">
            <text:p>2.79617817377635E-05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-0.343983985387329" calcext:value-type="float">
            <text:p>-0.3439839854</text:p>
          </table:table-cell>
          <table:table-cell office:value-type="float" office:value="0" calcext:value-type="float">
            <text:p>0</text:p>
          </table:table-cell>
          <table:table-cell office:value-type="float" office:value="-0.549505811343391" calcext:value-type="float">
            <text:p>-0.5495058113</text:p>
          </table:table-cell>
          <table:table-cell office:value-type="float" office:value="0.00000373776335580328" calcext:value-type="float">
            <text:p>3.73776335580328E-06</text:p>
          </table:table-cell>
          <table:table-cell office:value-type="float" office:value="-0.513142221745423" calcext:value-type="float">
            <text:p>-0.5131422217</text:p>
          </table:table-cell>
          <table:table-cell office:value-type="float" office:value="0.0000200196913178985" calcext:value-type="float">
            <text:p>2.00196913178985E-05</text:p>
          </table:table-cell>
          <table:table-cell office:value-type="float" office:value="-0.90357408593781" calcext:value-type="float">
            <text:p>-0.9035740859</text:p>
          </table:table-cell>
          <table:table-cell office:value-type="float" office:value="9.25627713151145E-024" calcext:value-type="float">
            <text:p>9.25627713151145E-24</text:p>
          </table:table-cell>
          <table:table-cell office:value-type="float" office:value="0.476778428060998" calcext:value-type="float">
            <text:p>0.4767784281</text:p>
          </table:table-cell>
          <table:table-cell office:value-type="float" office:value="0.0000894343292685644" calcext:value-type="float">
            <text:p>8.94343292685644E-05</text:p>
          </table:table-cell>
          <table:table-cell office:value-type="float" office:value="6.25368025099127" calcext:value-type="float">
            <text:p>6.253680251</text:p>
          </table:table-cell>
          <table:table-cell office:value-type="float" office:value="0.0000000488667125365922" calcext:value-type="float">
            <text:p>4.88667125365922E-08</text:p>
          </table:table-cell>
          <table:table-cell office:value-type="float" office:value="-0.451070950389137" calcext:value-type="float">
            <text:p>-0.4510709504</text:p>
          </table:table-cell>
          <table:table-cell office:value-type="float" office:value="0.000007217041871052" calcext:value-type="float">
            <text:p>0.000007217</text:p>
          </table:table-cell>
          <table:table-cell office:value-type="float" office:value="-0.725959407217441" calcext:value-type="float">
            <text:p>-0.7259594072</text:p>
          </table:table-cell>
          <table:table-cell office:value-type="float" office:value="2.17764542759818E-022" calcext:value-type="float">
            <text:p>2.17764542759818E-22</text:p>
          </table:table-cell>
          <table:table-cell office:value-type="float" office:value="-0.835299702402979" calcext:value-type="float">
            <text:p>-0.8352997024</text:p>
          </table:table-cell>
          <table:table-cell office:value-type="float" office:value="8.53850422287894E-035" calcext:value-type="float">
            <text:p>8.53850422287894E-35</text:p>
          </table:table-cell>
          <table:table-cell office:value-type="float" office:value="0.682844623559561" calcext:value-type="float">
            <text:p>0.6828446236</text:p>
          </table:table-cell>
          <table:table-cell office:value-type="float" office:value="4.9620434699625E-019" calcext:value-type="float">
            <text:p>4.9620434699625E-19</text:p>
          </table:table-cell>
          <table:table-cell office:value-type="float" office:value="2.93944950363396" calcext:value-type="float">
            <text:p>2.9394495036</text:p>
          </table:table-cell>
          <table:table-cell office:value-type="float" office:value="0.00391229530247534" calcext:value-type="float">
            <text:p>0.0039122953</text:p>
          </table:table-cell>
        </table:table-row>
        <table:table-row table:style-name="ro1">
          <table:table-cell office:value-type="string" calcext:value-type="string">
            <text:p>Cabecar</text:p>
          </table:table-cell>
          <table:table-cell office:value-type="float" office:value="-0.397673952563809" calcext:value-type="float">
            <text:p>-0.3976739526</text:p>
          </table:table-cell>
          <table:table-cell office:value-type="float" office:value="0" calcext:value-type="float">
            <text:p>0</text:p>
          </table:table-cell>
          <table:table-cell office:value-type="float" office:value="-0.585306780359982" calcext:value-type="float">
            <text:p>-0.5853067804</text:p>
          </table:table-cell>
          <table:table-cell office:value-type="float" office:value="0.0000193310856438052" calcext:value-type="float">
            <text:p>1.93310856438052E-05</text:p>
          </table:table-cell>
          <table:table-cell office:value-type="float" office:value="-0.347804402216358" calcext:value-type="float">
            <text:p>-0.3478044022</text:p>
          </table:table-cell>
          <table:table-cell office:value-type="float" office:value="0.000729900231938938" calcext:value-type="float">
            <text:p>0.0007299002</text:p>
          </table:table-cell>
          <table:table-cell office:value-type="float" office:value="-0.854094783909292" calcext:value-type="float">
            <text:p>-0.8540947839</text:p>
          </table:table-cell>
          <table:table-cell office:value-type="float" office:value="5.31849642948432E-027" calcext:value-type="float">
            <text:p>5.31849642948432E-27</text:p>
          </table:table-cell>
          <table:table-cell office:value-type="float" office:value="0.352505954983782" calcext:value-type="float">
            <text:p>0.352505955</text:p>
          </table:table-cell>
          <table:table-cell office:value-type="float" office:value="0.000610501843935738" calcext:value-type="float">
            <text:p>0.0006105018</text:p>
          </table:table-cell>
          <table:table-cell office:value-type="float" office:value="7.3463207335025" calcext:value-type="float">
            <text:p>7.3463207335</text:p>
          </table:table-cell>
          <table:table-cell office:value-type="float" office:value="0.0000000000981166547599522" calcext:value-type="float">
            <text:p>9.81166547599522E-11</text:p>
          </table:table-cell>
          <table:table-cell office:value-type="float" office:value="-0.491508642998113" calcext:value-type="float">
            <text:p>-0.491508643</text:p>
          </table:table-cell>
          <table:table-cell office:value-type="float" office:value="0.0000430226558492321" calcext:value-type="float">
            <text:p>4.30226558492321E-05</text:p>
          </table:table-cell>
          <table:table-cell office:value-type="float" office:value="-0.729226030794838" calcext:value-type="float">
            <text:p>-0.7292260308</text:p>
          </table:table-cell>
          <table:table-cell office:value-type="float" office:value="8.2819169772686E-032" calcext:value-type="float">
            <text:p>8.2819169772686E-32</text:p>
          </table:table-cell>
          <table:table-cell office:value-type="float" office:value="-0.823577674162193" calcext:value-type="float">
            <text:p>-0.8235776742</text:p>
          </table:table-cell>
          <table:table-cell office:value-type="float" office:value="1.08385564487018E-046" calcext:value-type="float">
            <text:p>1.08385564487018E-46</text:p>
          </table:table-cell>
          <table:table-cell office:value-type="float" office:value="0.624939478151946" calcext:value-type="float">
            <text:p>0.6249394782</text:p>
          </table:table-cell>
          <table:table-cell office:value-type="float" office:value="2.51923218407349E-021" calcext:value-type="float">
            <text:p>2.51923218407349E-21</text:p>
          </table:table-cell>
          <table:table-cell office:value-type="float" office:value="2.81018805967379" calcext:value-type="float">
            <text:p>2.8101880597</text:p>
          </table:table-cell>
          <table:table-cell office:value-type="float" office:value="0.00549619189928272" calcext:value-type="float">
            <text:p>0.0054961919</text:p>
          </table:table-cell>
        </table:table-row>
        <table:table-row table:style-name="ro1">
          <table:table-cell office:value-type="string" calcext:value-type="string">
            <text:p>Cakchiquel</text:p>
          </table:table-cell>
          <table:table-cell office:value-type="float" office:value="-0.384536517399672" calcext:value-type="float">
            <text:p>-0.3845365174</text:p>
          </table:table-cell>
          <table:table-cell office:value-type="float" office:value="0" calcext:value-type="float">
            <text:p>0</text:p>
          </table:table-cell>
          <table:table-cell office:value-type="float" office:value="-0.559573205171318" calcext:value-type="float">
            <text:p>-0.5595732052</text:p>
          </table:table-cell>
          <table:table-cell office:value-type="float" office:value="0.0000196452543430077" calcext:value-type="float">
            <text:p>1.96452543430077E-05</text:p>
          </table:table-cell>
          <table:table-cell office:value-type="float" office:value="-0.593644378865741" calcext:value-type="float">
            <text:p>-0.5936443789</text:p>
          </table:table-cell>
          <table:table-cell office:value-type="float" office:value="0.00000000000656915191353117" calcext:value-type="float">
            <text:p>6.56915191353117E-12</text:p>
          </table:table-cell>
          <table:table-cell office:value-type="float" office:value="-0.893495692365695" calcext:value-type="float">
            <text:p>-0.8934956924</text:p>
          </table:table-cell>
          <table:table-cell office:value-type="float" office:value="1.07788356182088E-039" calcext:value-type="float">
            <text:p>1.07788356182088E-39</text:p>
          </table:table-cell>
          <table:table-cell office:value-type="float" office:value="0.606321802893435" calcext:value-type="float">
            <text:p>0.6063218029</text:p>
          </table:table-cell>
          <table:table-cell office:value-type="float" office:value="0.0000000000017624386774565" calcext:value-type="float">
            <text:p>1.7624386774565E-12</text:p>
          </table:table-cell>
          <table:table-cell office:value-type="float" office:value="7.42681038812611" calcext:value-type="float">
            <text:p>7.4268103881</text:p>
          </table:table-cell>
          <table:table-cell office:value-type="float" office:value="0.0000000000273152671245249" calcext:value-type="float">
            <text:p>2.73152671245249E-11</text:p>
          </table:table-cell>
          <table:table-cell office:value-type="float" office:value="-0.446791004380382" calcext:value-type="float">
            <text:p>-0.4467910044</text:p>
          </table:table-cell>
          <table:table-cell office:value-type="float" office:value="0.0000366625050945749" calcext:value-type="float">
            <text:p>3.66625050945749E-05</text:p>
          </table:table-cell>
          <table:table-cell office:value-type="float" office:value="-0.729121727764322" calcext:value-type="float">
            <text:p>-0.7291217278</text:p>
          </table:table-cell>
          <table:table-cell office:value-type="float" office:value="6.35868188932448E-039" calcext:value-type="float">
            <text:p>6.35868188932448E-39</text:p>
          </table:table-cell>
          <table:table-cell office:value-type="float" office:value="-0.82996812229" calcext:value-type="float">
            <text:p>-0.8299681223</text:p>
          </table:table-cell>
          <table:table-cell office:value-type="float" office:value="5.82111048354017E-059" calcext:value-type="float">
            <text:p>5.82111048354017E-59</text:p>
          </table:table-cell>
          <table:table-cell office:value-type="float" office:value="0.763235897365128" calcext:value-type="float">
            <text:p>0.7632358974</text:p>
          </table:table-cell>
          <table:table-cell office:value-type="float" office:value="1.45145289086934E-044" calcext:value-type="float">
            <text:p>1.45145289086934E-44</text:p>
          </table:table-cell>
          <table:table-cell office:value-type="float" office:value="4.01250590648127" calcext:value-type="float">
            <text:p>4.0125059065</text:p>
          </table:table-cell>
          <table:table-cell office:value-type="float" office:value="0.0000819206562193584" calcext:value-type="float">
            <text:p>8.19206562193584E-05</text:p>
          </table:table-cell>
        </table:table-row>
        <table:table-row table:style-name="ro1">
          <table:table-cell office:value-type="string" calcext:value-type="string">
            <text:p>Campa (Axininca)</text:p>
          </table:table-cell>
          <table:table-cell office:value-type="float" office:value="-0.296399184726775" calcext:value-type="float">
            <text:p>-0.2963991847</text:p>
          </table:table-cell>
          <table:table-cell office:value-type="float" office:value="0" calcext:value-type="float">
            <text:p>0</text:p>
          </table:table-cell>
          <table:table-cell office:value-type="float" office:value="-0.452967075329529" calcext:value-type="float">
            <text:p>-0.4529670753</text:p>
          </table:table-cell>
          <table:table-cell office:value-type="float" office:value="0.00000404358752550202" calcext:value-type="float">
            <text:p>4.04358752550202E-06</text:p>
          </table:table-cell>
          <table:table-cell office:value-type="float" office:value="-0.630774629148779" calcext:value-type="float">
            <text:p>-0.6307746291</text:p>
          </table:table-cell>
          <table:table-cell office:value-type="float" office:value="0.000000317947282214707" calcext:value-type="float">
            <text:p>3.17947282214707E-07</text:p>
          </table:table-cell>
          <table:table-cell office:value-type="float" office:value="-0.857466359372969" calcext:value-type="float">
            <text:p>-0.8574663594</text:p>
          </table:table-cell>
          <table:table-cell office:value-type="float" office:value="1.25770582716729E-016" calcext:value-type="float">
            <text:p>1.25770582716729E-16</text:p>
          </table:table-cell>
          <table:table-cell office:value-type="float" office:value="0.683744280999665" calcext:value-type="float">
            <text:p>0.683744281</text:p>
          </table:table-cell>
          <table:table-cell office:value-type="float" office:value="0.0000000120891841556428" calcext:value-type="float">
            <text:p>1.20891841556428E-08</text:p>
          </table:table-cell>
          <table:table-cell office:value-type="float" office:value="3.86862287604496" calcext:value-type="float">
            <text:p>3.868622876</text:p>
          </table:table-cell>
          <table:table-cell office:value-type="float" office:value="0.000311836017406273" calcext:value-type="float">
            <text:p>0.000311836</text:p>
          </table:table-cell>
          <table:table-cell office:value-type="float" office:value="-0.37952088827378" calcext:value-type="float">
            <text:p>-0.3795208883</text:p>
          </table:table-cell>
          <table:table-cell office:value-type="float" office:value="0.00000611147500001987" calcext:value-type="float">
            <text:p>6.11147500001987E-06</text:p>
          </table:table-cell>
          <table:table-cell office:value-type="float" office:value="-0.764928540326463" calcext:value-type="float">
            <text:p>-0.7649285403</text:p>
          </table:table-cell>
          <table:table-cell office:value-type="float" office:value="8.13983474539843E-021" calcext:value-type="float">
            <text:p>8.13983474539843E-21</text:p>
          </table:table-cell>
          <table:table-cell office:value-type="float" office:value="-0.88318189507974" calcext:value-type="float">
            <text:p>-0.8831818951</text:p>
          </table:table-cell>
          <table:table-cell office:value-type="float" office:value="1.1850391268497E-034" calcext:value-type="float">
            <text:p>1.1850391268497E-34</text:p>
          </table:table-cell>
          <table:table-cell office:value-type="float" office:value="0.79949463750788" calcext:value-type="float">
            <text:p>0.7994946375</text:p>
          </table:table-cell>
          <table:table-cell office:value-type="float" office:value="7.23593215932072E-024" calcext:value-type="float">
            <text:p>7.23593215932072E-24</text:p>
          </table:table-cell>
          <table:table-cell office:value-type="float" office:value="3.98099159308559" calcext:value-type="float">
            <text:p>3.9809915931</text:p>
          </table:table-cell>
          <table:table-cell office:value-type="float" office:value="0.000130982772168291" calcext:value-type="float">
            <text:p>0.0001309828</text:p>
          </table:table-cell>
        </table:table-row>
        <table:table-row table:style-name="ro1">
          <table:table-cell office:value-type="string" calcext:value-type="string">
            <text:p>Camsa</text:p>
          </table:table-cell>
          <table:table-cell office:value-type="float" office:value="-0.327001964658792" calcext:value-type="float">
            <text:p>-0.3270019647</text:p>
          </table:table-cell>
          <table:table-cell office:value-type="float" office:value="0" calcext:value-type="float">
            <text:p>0</text:p>
          </table:table-cell>
          <table:table-cell office:value-type="float" office:value="-0.462055586909302" calcext:value-type="float">
            <text:p>-0.4620555869</text:p>
          </table:table-cell>
          <table:table-cell office:value-type="float" office:value="0.0000205824318308653" calcext:value-type="float">
            <text:p>2.05824318308653E-05</text:p>
          </table:table-cell>
          <table:table-cell office:value-type="float" office:value="-0.336053638408683" calcext:value-type="float">
            <text:p>-0.3360536384</text:p>
          </table:table-cell>
          <table:table-cell office:value-type="float" office:value="0.00280768789408111" calcext:value-type="float">
            <text:p>0.0028076879</text:p>
          </table:table-cell>
          <table:table-cell office:value-type="float" office:value="-0.851879854157889" calcext:value-type="float">
            <text:p>-0.8518798542</text:p>
          </table:table-cell>
          <table:table-cell office:value-type="float" office:value="9.20421126861197E-023" calcext:value-type="float">
            <text:p>9.20421126861197E-23</text:p>
          </table:table-cell>
          <table:table-cell office:value-type="float" office:value="0.368728801536873" calcext:value-type="float">
            <text:p>0.3687288015</text:p>
          </table:table-cell>
          <table:table-cell office:value-type="float" office:value="0.000967703268761504" calcext:value-type="float">
            <text:p>0.0009677033</text:p>
          </table:table-cell>
          <table:table-cell office:value-type="float" office:value="6.94050901377787" calcext:value-type="float">
            <text:p>6.9405090138</text:p>
          </table:table-cell>
          <table:table-cell office:value-type="float" office:value="0.00000000126870795517286" calcext:value-type="float">
            <text:p>1.26870795517286E-09</text:p>
          </table:table-cell>
          <table:table-cell office:value-type="float" office:value="-0.408372609290813" calcext:value-type="float">
            <text:p>-0.4083726093</text:p>
          </table:table-cell>
          <table:table-cell office:value-type="float" office:value="0.0000328988842000057" calcext:value-type="float">
            <text:p>3.28988842000057E-05</text:p>
          </table:table-cell>
          <table:table-cell office:value-type="float" office:value="-0.663753483885672" calcext:value-type="float">
            <text:p>-0.6637534839</text:p>
          </table:table-cell>
          <table:table-cell office:value-type="float" office:value="2.10730338628997E-020" calcext:value-type="float">
            <text:p>2.10730338628997E-20</text:p>
          </table:table-cell>
          <table:table-cell office:value-type="float" office:value="-0.828367860589578" calcext:value-type="float">
            <text:p>-0.8283678606</text:p>
          </table:table-cell>
          <table:table-cell office:value-type="float" office:value="4.46211225149156E-039" calcext:value-type="float">
            <text:p>4.46211225149156E-39</text:p>
          </table:table-cell>
          <table:table-cell office:value-type="float" office:value="0.606320595412471" calcext:value-type="float">
            <text:p>0.6063205954</text:p>
          </table:table-cell>
          <table:table-cell office:value-type="float" office:value="1.99834536632794E-016" calcext:value-type="float">
            <text:p>1.99834536632794E-16</text:p>
          </table:table-cell>
          <table:table-cell office:value-type="float" office:value="4.11305811954926" calcext:value-type="float">
            <text:p>4.1130581195</text:p>
          </table:table-cell>
          <table:table-cell office:value-type="float" office:value="0.0000647394234985402" calcext:value-type="float">
            <text:p>6.47394234985402E-05</text:p>
          </table:table-cell>
        </table:table-row>
        <table:table-row table:style-name="ro1">
          <table:table-cell office:value-type="string" calcext:value-type="string">
            <text:p>Cebuano</text:p>
          </table:table-cell>
          <table:table-cell office:value-type="float" office:value="-0.386102009381224" calcext:value-type="float">
            <text:p>-0.3861020094</text:p>
          </table:table-cell>
          <table:table-cell office:value-type="float" office:value="0" calcext:value-type="float">
            <text:p>0</text:p>
          </table:table-cell>
          <table:table-cell office:value-type="float" office:value="-0.593297605764071" calcext:value-type="float">
            <text:p>-0.5932976058</text:p>
          </table:table-cell>
          <table:table-cell office:value-type="float" office:value="0.00000356537603205387" calcext:value-type="float">
            <text:p>3.56537603205387E-06</text:p>
          </table:table-cell>
          <table:table-cell office:value-type="float" office:value="-0.302822199684159" calcext:value-type="float">
            <text:p>-0.3028221997</text:p>
          </table:table-cell>
          <table:table-cell office:value-type="float" office:value="0.00371842062827368" calcext:value-type="float">
            <text:p>0.0037184206</text:p>
          </table:table-cell>
          <table:table-cell office:value-type="float" office:value="-0.767982390290547" calcext:value-type="float">
            <text:p>-0.7679823903</text:p>
          </table:table-cell>
          <table:table-cell office:value-type="float" office:value="1.0274705942754E-018" calcext:value-type="float">
            <text:p>1.0274705942754E-18</text:p>
          </table:table-cell>
          <table:table-cell office:value-type="float" office:value="0.550007626105939" calcext:value-type="float">
            <text:p>0.5500076261</text:p>
          </table:table-cell>
          <table:table-cell office:value-type="float" office:value="0.0000000196475264686072" calcext:value-type="float">
            <text:p>1.96475264686072E-08</text:p>
          </table:table-cell>
          <table:table-cell office:value-type="float" office:value="7.15995822182305" calcext:value-type="float">
            <text:p>7.1599582218</text:p>
          </table:table-cell>
          <table:table-cell office:value-type="float" office:value="0.000000000243531240511802" calcext:value-type="float">
            <text:p>2.43531240511802E-10</text:p>
          </table:table-cell>
          <table:table-cell office:value-type="float" office:value="-0.540142041542546" calcext:value-type="float">
            <text:p>-0.5401420415</text:p>
          </table:table-cell>
          <table:table-cell office:value-type="float" office:value="0.0000100804115875533" calcext:value-type="float">
            <text:p>1.00804115875533E-05</text:p>
          </table:table-cell>
          <table:table-cell office:value-type="float" office:value="-0.729215681264256" calcext:value-type="float">
            <text:p>-0.7292156813</text:p>
          </table:table-cell>
          <table:table-cell office:value-type="float" office:value="3.79461447957368E-030" calcext:value-type="float">
            <text:p>3.79461447957368E-30</text:p>
          </table:table-cell>
          <table:table-cell office:value-type="float" office:value="-0.80416919160936" calcext:value-type="float">
            <text:p>-0.8041691916</text:p>
          </table:table-cell>
          <table:table-cell office:value-type="float" office:value="1.04341227041775E-040" calcext:value-type="float">
            <text:p>1.04341227041775E-40</text:p>
          </table:table-cell>
          <table:table-cell office:value-type="float" office:value="0.758663990154468" calcext:value-type="float">
            <text:p>0.7586639902</text:p>
          </table:table-cell>
          <table:table-cell office:value-type="float" office:value="7.81453950519918E-034" calcext:value-type="float">
            <text:p>7.81453950519918E-34</text:p>
          </table:table-cell>
          <table:table-cell office:value-type="float" office:value="2.4577418018521" calcext:value-type="float">
            <text:p>2.4577418019</text:p>
          </table:table-cell>
          <table:table-cell office:value-type="float" office:value="0.0149786964728072" calcext:value-type="float">
            <text:p>0.0149786965</text:p>
          </table:table-cell>
        </table:table-row>
        <table:table-row table:style-name="ro1">
          <table:table-cell office:value-type="string" calcext:value-type="string">
            <text:p>Chinantec</text:p>
          </table:table-cell>
          <table:table-cell office:value-type="float" office:value="-0.361769041302075" calcext:value-type="float">
            <text:p>-0.3617690413</text:p>
          </table:table-cell>
          <table:table-cell office:value-type="float" office:value="0" calcext:value-type="float">
            <text:p>0</text:p>
          </table:table-cell>
          <table:table-cell office:value-type="float" office:value="-0.494674302703605" calcext:value-type="float">
            <text:p>-0.4946743027</text:p>
          </table:table-cell>
          <table:table-cell office:value-type="float" office:value="0.000106469372423054" calcext:value-type="float">
            <text:p>0.0001064694</text:p>
          </table:table-cell>
          <table:table-cell office:value-type="float" office:value="-0.556778600667023" calcext:value-type="float">
            <text:p>-0.5567786007</text:p>
          </table:table-cell>
          <table:table-cell office:value-type="float" office:value="0.000000000125324484421044" calcext:value-type="float">
            <text:p>1.25324484421044E-10</text:p>
          </table:table-cell>
          <table:table-cell office:value-type="float" office:value="-0.614805055196159" calcext:value-type="float">
            <text:p>-0.6148050552</text:p>
          </table:table-cell>
          <table:table-cell office:value-type="float" office:value="0.000000000000342295237153482" calcext:value-type="float">
            <text:p>3.42295237153482E-13</text:p>
          </table:table-cell>
          <table:table-cell office:value-type="float" office:value="0.410505078011375" calcext:value-type="float">
            <text:p>0.410505078</text:p>
          </table:table-cell>
          <table:table-cell office:value-type="float" office:value="0.00000572507775742724" calcext:value-type="float">
            <text:p>5.72507775742724E-06</text:p>
          </table:table-cell>
          <table:table-cell office:value-type="float" office:value="0.757745474116541" calcext:value-type="float">
            <text:p>0.7577454741</text:p>
          </table:table-cell>
          <table:table-cell office:value-type="float" office:value="0.450209058036359" calcext:value-type="float">
            <text:p>0.450209058</text:p>
          </table:table-cell>
          <table:table-cell office:value-type="float" office:value="-0.410660952960854" calcext:value-type="float">
            <text:p>-0.410660953</text:p>
          </table:table-cell>
          <table:table-cell office:value-type="float" office:value="0.000170518601271581" calcext:value-type="float">
            <text:p>0.0001705186</text:p>
          </table:table-cell>
          <table:table-cell office:value-type="float" office:value="-0.541926442066437" calcext:value-type="float">
            <text:p>-0.5419264421</text:p>
          </table:table-cell>
          <table:table-cell office:value-type="float" office:value="9.73565145608207E-017" calcext:value-type="float">
            <text:p>9.73565145608207E-17</text:p>
          </table:table-cell>
          <table:table-cell office:value-type="float" office:value="-0.720432635167249" calcext:value-type="float">
            <text:p>-0.7204326352</text:p>
          </table:table-cell>
          <table:table-cell office:value-type="float" office:value="1.835468822408E-033" calcext:value-type="float">
            <text:p>1.835468822408E-33</text:p>
          </table:table-cell>
          <table:table-cell office:value-type="float" office:value="0.412638714723883" calcext:value-type="float">
            <text:p>0.4126387147</text:p>
          </table:table-cell>
          <table:table-cell office:value-type="float" office:value="0.00000000114976761617851" calcext:value-type="float">
            <text:p>1.14976761617851E-09</text:p>
          </table:table-cell>
          <table:table-cell office:value-type="float" office:value="3.42814458466847" calcext:value-type="float">
            <text:p>3.4281445847</text:p>
          </table:table-cell>
          <table:table-cell office:value-type="float" office:value="0.000739215511498361" calcext:value-type="float">
            <text:p>0.0007392155</text:p>
          </table:table-cell>
        </table:table-row>
        <table:table-row table:style-name="ro1">
          <table:table-cell office:value-type="string" calcext:value-type="string">
            <text:p>Creole</text:p>
          </table:table-cell>
          <table:table-cell office:value-type="float" office:value="-0.420423995178841" calcext:value-type="float">
            <text:p>-0.4204239952</text:p>
          </table:table-cell>
          <table:table-cell office:value-type="float" office:value="0" calcext:value-type="float">
            <text:p>0</text:p>
          </table:table-cell>
          <table:table-cell office:value-type="float" office:value="-0.608597879007468" calcext:value-type="float">
            <text:p>-0.608597879</text:p>
          </table:table-cell>
          <table:table-cell office:value-type="float" office:value="0.0000190168473792348" calcext:value-type="float">
            <text:p>1.90168473792348E-05</text:p>
          </table:table-cell>
          <table:table-cell office:value-type="float" office:value="-0.674648491660615" calcext:value-type="float">
            <text:p>-0.6746484917</text:p>
          </table:table-cell>
          <table:table-cell office:value-type="float" office:value="5.58056316468768E-015" calcext:value-type="float">
            <text:p>5.58056316468768E-15</text:p>
          </table:table-cell>
          <table:table-cell office:value-type="float" office:value="-0.893235014113546" calcext:value-type="float">
            <text:p>-0.8932350141</text:p>
          </table:table-cell>
          <table:table-cell office:value-type="float" office:value="7.60610383842341E-037" calcext:value-type="float">
            <text:p>7.60610383842341E-37</text:p>
          </table:table-cell>
          <table:table-cell office:value-type="float" office:value="0.79133336575006" calcext:value-type="float">
            <text:p>0.7913333658</text:p>
          </table:table-cell>
          <table:table-cell office:value-type="float" office:value="2.6040468510927E-023" calcext:value-type="float">
            <text:p>2.6040468510927E-23</text:p>
          </table:table-cell>
          <table:table-cell office:value-type="float" office:value="7.44273110700003" calcext:value-type="float">
            <text:p>7.442731107</text:p>
          </table:table-cell>
          <table:table-cell office:value-type="float" office:value="0.0000000000351328797778164" calcext:value-type="float">
            <text:p>3.51328797778164E-11</text:p>
          </table:table-cell>
          <table:table-cell office:value-type="float" office:value="-0.52301480178012" calcext:value-type="float">
            <text:p>-0.5230148018</text:p>
          </table:table-cell>
          <table:table-cell office:value-type="float" office:value="0.0000496011517265164" calcext:value-type="float">
            <text:p>4.96011517265164E-05</text:p>
          </table:table-cell>
          <table:table-cell office:value-type="float" office:value="-0.680230943917534" calcext:value-type="float">
            <text:p>-0.6802309439</text:p>
          </table:table-cell>
          <table:table-cell office:value-type="float" office:value="1.32004500656926E-029" calcext:value-type="float">
            <text:p>1.32004500656926E-29</text:p>
          </table:table-cell>
          <table:table-cell office:value-type="float" office:value="-0.847396906317795" calcext:value-type="float">
            <text:p>-0.8473969063</text:p>
          </table:table-cell>
          <table:table-cell office:value-type="float" office:value="1.50765592274746E-058" calcext:value-type="float">
            <text:p>1.50765592274746E-58</text:p>
          </table:table-cell>
          <table:table-cell office:value-type="float" office:value="0.784231009024045" calcext:value-type="float">
            <text:p>0.784231009</text:p>
          </table:table-cell>
          <table:table-cell office:value-type="float" office:value="1.40951490343135E-044" calcext:value-type="float">
            <text:p>1.40951490343135E-44</text:p>
          </table:table-cell>
          <table:table-cell office:value-type="float" office:value="6.7795835593478" calcext:value-type="float">
            <text:p>6.7795835593</text:p>
          </table:table-cell>
          <table:table-cell office:value-type="float" office:value="0.00000000012590735350544" calcext:value-type="float">
            <text:p>1.2590735350544E-10</text:p>
          </table:table-cell>
        </table:table-row>
        <table:table-row table:style-name="ro1">
          <table:table-cell office:value-type="string" calcext:value-type="string">
            <text:p>Croatian</text:p>
          </table:table-cell>
          <table:table-cell office:value-type="float" office:value="-0.39070618818282" calcext:value-type="float">
            <text:p>-0.3907061882</text:p>
          </table:table-cell>
          <table:table-cell office:value-type="float" office:value="0" calcext:value-type="float">
            <text:p>0</text:p>
          </table:table-cell>
          <table:table-cell office:value-type="float" office:value="-0.530240525797084" calcext:value-type="float">
            <text:p>-0.5302405258</text:p>
          </table:table-cell>
          <table:table-cell office:value-type="float" office:value="0.000106072493725919" calcext:value-type="float">
            <text:p>0.0001060725</text:p>
          </table:table-cell>
          <table:table-cell office:value-type="float" office:value="-0.681030315697996" calcext:value-type="float">
            <text:p>-0.6810303157</text:p>
          </table:table-cell>
          <table:table-cell office:value-type="float" office:value="0.00000000000497719923680004" calcext:value-type="float">
            <text:p>4.97719923680004E-12</text:p>
          </table:table-cell>
          <table:table-cell office:value-type="float" office:value="-0.803696798907626" calcext:value-type="float">
            <text:p>-0.8036967989</text:p>
          </table:table-cell>
          <table:table-cell office:value-type="float" office:value="4.88909447855387E-019" calcext:value-type="float">
            <text:p>4.88909447855387E-19</text:p>
          </table:table-cell>
          <table:table-cell office:value-type="float" office:value="0.742440397382903" calcext:value-type="float">
            <text:p>0.7424403974</text:p>
          </table:table-cell>
          <table:table-cell office:value-type="float" office:value="4.84872721848789E-015" calcext:value-type="float">
            <text:p>4.84872721848789E-15</text:p>
          </table:table-cell>
          <table:table-cell office:value-type="float" office:value="2.52412821338896" calcext:value-type="float">
            <text:p>2.5241282134</text:p>
          </table:table-cell>
          <table:table-cell office:value-type="float" office:value="0.0136847378278171" calcext:value-type="float">
            <text:p>0.0136847378</text:p>
          </table:table-cell>
          <table:table-cell office:value-type="float" office:value="-0.438202558277582" calcext:value-type="float">
            <text:p>-0.4382025583</text:p>
          </table:table-cell>
          <table:table-cell office:value-type="float" office:value="0.000185929194006275" calcext:value-type="float">
            <text:p>0.0001859292</text:p>
          </table:table-cell>
          <table:table-cell office:value-type="float" office:value="-0.619405711167218" calcext:value-type="float">
            <text:p>-0.6194057112</text:p>
          </table:table-cell>
          <table:table-cell office:value-type="float" office:value="1.62929147273867E-016" calcext:value-type="float">
            <text:p>1.62929147273867E-16</text:p>
          </table:table-cell>
          <table:table-cell office:value-type="float" office:value="-0.819703483195685" calcext:value-type="float">
            <text:p>-0.8197034832</text:p>
          </table:table-cell>
          <table:table-cell office:value-type="float" office:value="6.14588467677879E-036" calcext:value-type="float">
            <text:p>6.14588467677879E-36</text:p>
          </table:table-cell>
          <table:table-cell office:value-type="float" office:value="0.672517381369259" calcext:value-type="float">
            <text:p>0.6725173814</text:p>
          </table:table-cell>
          <table:table-cell office:value-type="float" office:value="3.66146391876152E-020" calcext:value-type="float">
            <text:p>3.66146391876152E-20</text:p>
          </table:table-cell>
          <table:table-cell office:value-type="float" office:value="5.05216549588463" calcext:value-type="float">
            <text:p>5.0521654959</text:p>
          </table:table-cell>
          <table:table-cell office:value-type="float" office:value="0.00000134048356101546" calcext:value-type="float">
            <text:p>1.34048356101546E-06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-0.3631046016625" calcext:value-type="float">
            <text:p>-0.3631046017</text:p>
          </table:table-cell>
          <table:table-cell office:value-type="float" office:value="0" calcext:value-type="float">
            <text:p>0</text:p>
          </table:table-cell>
          <table:table-cell office:value-type="float" office:value="-0.511541847649865" calcext:value-type="float">
            <text:p>-0.5115418476</text:p>
          </table:table-cell>
          <table:table-cell office:value-type="float" office:value="0.000106294819841015" calcext:value-type="float">
            <text:p>0.0001062948</text:p>
          </table:table-cell>
          <table:table-cell office:value-type="float" office:value="-0.647502903040532" calcext:value-type="float">
            <text:p>-0.647502903</text:p>
          </table:table-cell>
          <table:table-cell office:value-type="float" office:value="0.000000000790609026868191" calcext:value-type="float">
            <text:p>7.90609026868191E-10</text:p>
          </table:table-cell>
          <table:table-cell office:value-type="float" office:value="-0.460197003233854" calcext:value-type="float">
            <text:p>-0.4601970032</text:p>
          </table:table-cell>
          <table:table-cell office:value-type="float" office:value="0.0000475749581839233" calcext:value-type="float">
            <text:p>0.000047575</text:p>
          </table:table-cell>
          <table:table-cell office:value-type="float" office:value="0.466273150547217" calcext:value-type="float">
            <text:p>0.4662731505</text:p>
          </table:table-cell>
          <table:table-cell office:value-type="float" office:value="0.0000365876647757258" calcext:value-type="float">
            <text:p>3.65876647757258E-05</text:p>
          </table:table-cell>
          <table:table-cell office:value-type="float" office:value="-1.98132762004106" calcext:value-type="float">
            <text:p>-1.98132762</text:p>
          </table:table-cell>
          <table:table-cell office:value-type="float" office:value="0.0515408334518312" calcext:value-type="float">
            <text:p>0.0515408335</text:p>
          </table:table-cell>
          <table:table-cell office:value-type="float" office:value="-0.446695597799633" calcext:value-type="float">
            <text:p>-0.4466955978</text:p>
          </table:table-cell>
          <table:table-cell office:value-type="float" office:value="0.00019148845881529" calcext:value-type="float">
            <text:p>0.0001914885</text:p>
          </table:table-cell>
          <table:table-cell office:value-type="float" office:value="-0.563908667326468" calcext:value-type="float">
            <text:p>-0.5639086673</text:p>
          </table:table-cell>
          <table:table-cell office:value-type="float" office:value="0.0000000000164094057922683" calcext:value-type="float">
            <text:p>1.64094057922683E-11</text:p>
          </table:table-cell>
          <table:table-cell office:value-type="float" office:value="-0.778366507661007" calcext:value-type="float">
            <text:p>-0.7783665077</text:p>
          </table:table-cell>
          <table:table-cell office:value-type="float" office:value="8.15335540281028E-026" calcext:value-type="float">
            <text:p>8.15335540281028E-26</text:p>
          </table:table-cell>
          <table:table-cell office:value-type="float" office:value="0.420880519856892" calcext:value-type="float">
            <text:p>0.4208805199</text:p>
          </table:table-cell>
          <table:table-cell office:value-type="float" office:value="0.00000153335578229705" calcext:value-type="float">
            <text:p>1.53335578229705E-06</text:p>
          </table:table-cell>
          <table:table-cell office:value-type="float" office:value="3.51819271898199" calcext:value-type="float">
            <text:p>3.518192719</text:p>
          </table:table-cell>
          <table:table-cell office:value-type="float" office:value="0.00061790605230152" calcext:value-type="float">
            <text:p>0.0006179061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float" office:value="-0.404544466646243" calcext:value-type="float">
            <text:p>-0.4045444666</text:p>
          </table:table-cell>
          <table:table-cell office:value-type="float" office:value="0" calcext:value-type="float">
            <text:p>0</text:p>
          </table:table-cell>
          <table:table-cell office:value-type="float" office:value="-0.579881642841001" calcext:value-type="float">
            <text:p>-0.5798816428</text:p>
          </table:table-cell>
          <table:table-cell office:value-type="float" office:value="0.0000194000712545415" calcext:value-type="float">
            <text:p>1.94000712545415E-05</text:p>
          </table:table-cell>
          <table:table-cell office:value-type="float" office:value="-0.715143819639885" calcext:value-type="float">
            <text:p>-0.7151438196</text:p>
          </table:table-cell>
          <table:table-cell office:value-type="float" office:value="5.63336818091553E-016" calcext:value-type="float">
            <text:p>5.63336818091553E-16</text:p>
          </table:table-cell>
          <table:table-cell office:value-type="float" office:value="-0.832844620850927" calcext:value-type="float">
            <text:p>-0.8328446209</text:p>
          </table:table-cell>
          <table:table-cell office:value-type="float" office:value="2.30993903697217E-025" calcext:value-type="float">
            <text:p>2.30993903697217E-25</text:p>
          </table:table-cell>
          <table:table-cell office:value-type="float" office:value="0.86661879346047" calcext:value-type="float">
            <text:p>0.8666187935</text:p>
          </table:table-cell>
          <table:table-cell office:value-type="float" office:value="1.59379308089912E-029" calcext:value-type="float">
            <text:p>1.59379308089912E-29</text:p>
          </table:table-cell>
          <table:table-cell office:value-type="float" office:value="3.91081555216618" calcext:value-type="float">
            <text:p>3.9108155522</text:p>
          </table:table-cell>
          <table:table-cell office:value-type="float" office:value="0.000176999973902324" calcext:value-type="float">
            <text:p>0.000177</text:p>
          </table:table-cell>
          <table:table-cell office:value-type="float" office:value="-0.498046500346163" calcext:value-type="float">
            <text:p>-0.4980465003</text:p>
          </table:table-cell>
          <table:table-cell office:value-type="float" office:value="0.0000442096855071325" calcext:value-type="float">
            <text:p>4.42096855071325E-05</text:p>
          </table:table-cell>
          <table:table-cell office:value-type="float" office:value="-0.705541463588082" calcext:value-type="float">
            <text:p>-0.7055414636</text:p>
          </table:table-cell>
          <table:table-cell office:value-type="float" office:value="9.18059072732966E-027" calcext:value-type="float">
            <text:p>9.18059072732966E-27</text:p>
          </table:table-cell>
          <table:table-cell office:value-type="float" office:value="-0.846997269663226" calcext:value-type="float">
            <text:p>-0.8469972697</text:p>
          </table:table-cell>
          <table:table-cell office:value-type="float" office:value="1.0798338054682E-047" calcext:value-type="float">
            <text:p>1.0798338054682E-47</text:p>
          </table:table-cell>
          <table:table-cell office:value-type="float" office:value="0.824483288898562" calcext:value-type="float">
            <text:p>0.8244832889</text:p>
          </table:table-cell>
          <table:table-cell office:value-type="float" office:value="3.78722149543881E-043" calcext:value-type="float">
            <text:p>3.78722149543881E-43</text:p>
          </table:table-cell>
          <table:table-cell office:value-type="float" office:value="5.73735460697241" calcext:value-type="float">
            <text:p>5.737354607</text:p>
          </table:table-cell>
          <table:table-cell office:value-type="float" office:value="0.000000044548056381388" calcext:value-type="float">
            <text:p>4.4548056381388E-08</text:p>
          </table:table-cell>
        </table:table-row>
        <table:table-row table:style-name="ro1">
          <table:table-cell office:value-type="string" calcext:value-type="string">
            <text:p>Dinka</text:p>
          </table:table-cell>
          <table:table-cell office:value-type="float" office:value="-0.426035813552814" calcext:value-type="float">
            <text:p>-0.4260358136</text:p>
          </table:table-cell>
          <table:table-cell office:value-type="float" office:value="0" calcext:value-type="float">
            <text:p>0</text:p>
          </table:table-cell>
          <table:table-cell office:value-type="float" office:value="-0.62130710125613" calcext:value-type="float">
            <text:p>-0.6213071013</text:p>
          </table:table-cell>
          <table:table-cell office:value-type="float" office:value="0.0000188321448336898" calcext:value-type="float">
            <text:p>1.88321448336898E-05</text:p>
          </table:table-cell>
          <table:table-cell office:value-type="float" office:value="-0.614830986472716" calcext:value-type="float">
            <text:p>-0.6148309865</text:p>
          </table:table-cell>
          <table:table-cell office:value-type="float" office:value="0.000000000020920422691876" calcext:value-type="float">
            <text:p>2.0920422691876E-11</text:p>
          </table:table-cell>
          <table:table-cell office:value-type="float" office:value="-0.899586758180192" calcext:value-type="float">
            <text:p>-0.8995867582</text:p>
          </table:table-cell>
          <table:table-cell office:value-type="float" office:value="6.00100542580997E-036" calcext:value-type="float">
            <text:p>6.00100542580997E-36</text:p>
          </table:table-cell>
          <table:table-cell office:value-type="float" office:value="0.700733689334361" calcext:value-type="float">
            <text:p>0.7007336893</text:p>
          </table:table-cell>
          <table:table-cell office:value-type="float" office:value="1.34843076335193E-015" calcext:value-type="float">
            <text:p>1.34843076335193E-15</text:p>
          </table:table-cell>
          <table:table-cell office:value-type="float" office:value="7.88063533262595" calcext:value-type="float">
            <text:p>7.8806353326</text:p>
          </table:table-cell>
          <table:table-cell office:value-type="float" office:value="0.00000000000567886222735578" calcext:value-type="float">
            <text:p>5.67886222735578E-12</text:p>
          </table:table-cell>
          <table:table-cell office:value-type="float" office:value="-0.515527330986461" calcext:value-type="float">
            <text:p>-0.515527331</text:p>
          </table:table-cell>
          <table:table-cell office:value-type="float" office:value="0.0000478235205766353" calcext:value-type="float">
            <text:p>4.78235205766353E-05</text:p>
          </table:table-cell>
          <table:table-cell office:value-type="float" office:value="-0.690035472643857" calcext:value-type="float">
            <text:p>-0.6900354726</text:p>
          </table:table-cell>
          <table:table-cell office:value-type="float" office:value="1.75957840469816E-028" calcext:value-type="float">
            <text:p>1.75957840469816E-28</text:p>
          </table:table-cell>
          <table:table-cell office:value-type="float" office:value="-0.851584197179659" calcext:value-type="float">
            <text:p>-0.8515841972</text:p>
          </table:table-cell>
          <table:table-cell office:value-type="float" office:value="3.45266377809971E-055" calcext:value-type="float">
            <text:p>3.45266377809971E-55</text:p>
          </table:table-cell>
          <table:table-cell office:value-type="float" office:value="0.786305102251197" calcext:value-type="float">
            <text:p>0.7863051023</text:p>
          </table:table-cell>
          <table:table-cell office:value-type="float" office:value="1.35283653618345E-041" calcext:value-type="float">
            <text:p>1.35283653618345E-41</text:p>
          </table:table-cell>
          <table:table-cell office:value-type="float" office:value="6.40611544298995" calcext:value-type="float">
            <text:p>6.406115443</text:p>
          </table:table-cell>
          <table:table-cell office:value-type="float" office:value="0.00000000115625285545306" calcext:value-type="float">
            <text:p>1.15625285545306E-09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-0.386189021127021" calcext:value-type="float">
            <text:p>-0.3861890211</text:p>
          </table:table-cell>
          <table:table-cell office:value-type="float" office:value="0" calcext:value-type="float">
            <text:p>0</text:p>
          </table:table-cell>
          <table:table-cell office:value-type="float" office:value="-0.627903483777412" calcext:value-type="float">
            <text:p>-0.6279034838</text:p>
          </table:table-cell>
          <table:table-cell office:value-type="float" office:value="0.000000627290060772425" calcext:value-type="float">
            <text:p>6.27290060772425E-07</text:p>
          </table:table-cell>
          <table:table-cell office:value-type="float" office:value="-0.577983456836436" calcext:value-type="float">
            <text:p>-0.5779834568</text:p>
          </table:table-cell>
          <table:table-cell office:value-type="float" office:value="0.00000000244571762372313" calcext:value-type="float">
            <text:p>2.44571762372313E-09</text:p>
          </table:table-cell>
          <table:table-cell office:value-type="float" office:value="-0.819846641551386" calcext:value-type="float">
            <text:p>-0.8198466416</text:p>
          </table:table-cell>
          <table:table-cell office:value-type="float" office:value="5.03736832408497E-023" calcext:value-type="float">
            <text:p>5.03736832408497E-23</text:p>
          </table:table-cell>
          <table:table-cell office:value-type="float" office:value="0.771146183544995" calcext:value-type="float">
            <text:p>0.7711461835</text:p>
          </table:table-cell>
          <table:table-cell office:value-type="float" office:value="6.05132749519331E-019" calcext:value-type="float">
            <text:p>6.05132749519331E-19</text:p>
          </table:table-cell>
          <table:table-cell office:value-type="float" office:value="5.8254254015067" calcext:value-type="float">
            <text:p>5.8254254015</text:p>
          </table:table-cell>
          <table:table-cell office:value-type="float" office:value="0.0000000940011319602242" calcext:value-type="float">
            <text:p>0.000000094</text:p>
          </table:table-cell>
          <table:table-cell office:value-type="float" office:value="-0.550788983929218" calcext:value-type="float">
            <text:p>-0.5507889839</text:p>
          </table:table-cell>
          <table:table-cell office:value-type="float" office:value="0.00000199502369592084" calcext:value-type="float">
            <text:p>0.000001995</text:p>
          </table:table-cell>
          <table:table-cell office:value-type="float" office:value="-0.728851446225361" calcext:value-type="float">
            <text:p>-0.7288514462</text:p>
          </table:table-cell>
          <table:table-cell office:value-type="float" office:value="4.13459589998586E-029" calcext:value-type="float">
            <text:p>4.13459589998586E-29</text:p>
          </table:table-cell>
          <table:table-cell office:value-type="float" office:value="-0.84672547857464" calcext:value-type="float">
            <text:p>-0.8467254786</text:p>
          </table:table-cell>
          <table:table-cell office:value-type="float" office:value="2.33279341364206E-047" calcext:value-type="float">
            <text:p>2.33279341364206E-47</text:p>
          </table:table-cell>
          <table:table-cell office:value-type="float" office:value="0.813340171320066" calcext:value-type="float">
            <text:p>0.8133401713</text:p>
          </table:table-cell>
          <table:table-cell office:value-type="float" office:value="6.77093915282727E-041" calcext:value-type="float">
            <text:p>6.77093915282727E-41</text:p>
          </table:table-cell>
          <table:table-cell office:value-type="float" office:value="4.64862284354842" calcext:value-type="float">
            <text:p>4.6486228435</text:p>
          </table:table-cell>
          <table:table-cell office:value-type="float" office:value="0.0000068082912717203" calcext:value-type="float">
            <text:p>6.8082912717203E-06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-0.396919887253245" calcext:value-type="float">
            <text:p>-0.3969198873</text:p>
          </table:table-cell>
          <table:table-cell office:value-type="float" office:value="0" calcext:value-type="float">
            <text:p>0</text:p>
          </table:table-cell>
          <table:table-cell office:value-type="float" office:value="-0.59088375338401" calcext:value-type="float">
            <text:p>-0.5908837534</text:p>
          </table:table-cell>
          <table:table-cell office:value-type="float" office:value="0.0000192585589383604" calcext:value-type="float">
            <text:p>1.92585589383604E-05</text:p>
          </table:table-cell>
          <table:table-cell office:value-type="float" office:value="-0.773183815351487" calcext:value-type="float">
            <text:p>-0.7731838154</text:p>
          </table:table-cell>
          <table:table-cell office:value-type="float" office:value="4.29724660233276E-018" calcext:value-type="float">
            <text:p>4.29724660233276E-18</text:p>
          </table:table-cell>
          <table:table-cell office:value-type="float" office:value="-0.875783555967408" calcext:value-type="float">
            <text:p>-0.875783556</text:p>
          </table:table-cell>
          <table:table-cell office:value-type="float" office:value="5.52933184812445E-028" calcext:value-type="float">
            <text:p>5.52933184812445E-28</text:p>
          </table:table-cell>
          <table:table-cell office:value-type="float" office:value="0.887809306557798" calcext:value-type="float">
            <text:p>0.8878093066</text:p>
          </table:table-cell>
          <table:table-cell office:value-type="float" office:value="1.0396361364773E-029" calcext:value-type="float">
            <text:p>1.0396361364773E-29</text:p>
          </table:table-cell>
          <table:table-cell office:value-type="float" office:value="4.04491350636686" calcext:value-type="float">
            <text:p>4.0449135064</text:p>
          </table:table-cell>
          <table:table-cell office:value-type="float" office:value="0.000117722318702403" calcext:value-type="float">
            <text:p>0.0001177223</text:p>
          </table:table-cell>
          <table:table-cell office:value-type="float" office:value="-0.498046500346163" calcext:value-type="float">
            <text:p>-0.4980465003</text:p>
          </table:table-cell>
          <table:table-cell office:value-type="float" office:value="0.0000442096855071325" calcext:value-type="float">
            <text:p>4.42096855071325E-05</text:p>
          </table:table-cell>
          <table:table-cell office:value-type="float" office:value="-0.667750814324243" calcext:value-type="float">
            <text:p>-0.6677508143</text:p>
          </table:table-cell>
          <table:table-cell office:value-type="float" office:value="7.40844407855554E-025" calcext:value-type="float">
            <text:p>7.40844407855554E-25</text:p>
          </table:table-cell>
          <table:table-cell office:value-type="float" office:value="-0.804604862934134" calcext:value-type="float">
            <text:p>-0.8046048629</text:p>
          </table:table-cell>
          <table:table-cell office:value-type="float" office:value="1.32879020197258E-042" calcext:value-type="float">
            <text:p>1.32879020197258E-42</text:p>
          </table:table-cell>
          <table:table-cell office:value-type="float" office:value="0.817016725460709" calcext:value-type="float">
            <text:p>0.8170167255</text:p>
          </table:table-cell>
          <table:table-cell office:value-type="float" office:value="6.60112338222319E-045" calcext:value-type="float">
            <text:p>6.60112338222319E-45</text:p>
          </table:table-cell>
          <table:table-cell office:value-type="float" office:value="5.06398295087643" calcext:value-type="float">
            <text:p>5.0639829509</text:p>
          </table:table-cell>
          <table:table-cell office:value-type="float" office:value="0.0000010150135740805" calcext:value-type="float">
            <text:p>0.000001015</text:p>
          </table:table-cell>
        </table:table-row>
        <table:table-row table:style-name="ro1">
          <table:table-cell office:value-type="string" calcext:value-type="string">
            <text:p>Esperanto</text:p>
          </table:table-cell>
          <table:table-cell office:value-type="float" office:value="-0.39432131453935" calcext:value-type="float">
            <text:p>-0.3943213145</text:p>
          </table:table-cell>
          <table:table-cell office:value-type="float" office:value="0" calcext:value-type="float">
            <text:p>0</text:p>
          </table:table-cell>
          <table:table-cell office:value-type="float" office:value="-0.569460897942707" calcext:value-type="float">
            <text:p>-0.5694608979</text:p>
          </table:table-cell>
          <table:table-cell office:value-type="float" office:value="0.0000195283914810027" calcext:value-type="float">
            <text:p>1.95283914810027E-05</text:p>
          </table:table-cell>
          <table:table-cell office:value-type="float" office:value="-0.668533109404744" calcext:value-type="float">
            <text:p>-0.6685331094</text:p>
          </table:table-cell>
          <table:table-cell office:value-type="float" office:value="0.000000000000814094908187991" calcext:value-type="float">
            <text:p>8.14094908187991E-13</text:p>
          </table:table-cell>
          <table:table-cell office:value-type="float" office:value="-0.85352897762496" calcext:value-type="float">
            <text:p>-0.8535289776</text:p>
          </table:table-cell>
          <table:table-cell office:value-type="float" office:value="2.32319928179902E-026" calcext:value-type="float">
            <text:p>2.32319928179902E-26</text:p>
          </table:table-cell>
          <table:table-cell office:value-type="float" office:value="0.758491217722302" calcext:value-type="float">
            <text:p>0.7584912177</text:p>
          </table:table-cell>
          <table:table-cell office:value-type="float" office:value="7.38977164238654E-018" calcext:value-type="float">
            <text:p>7.38977164238654E-18</text:p>
          </table:table-cell>
          <table:table-cell office:value-type="float" office:value="4.66646687001603" calcext:value-type="float">
            <text:p>4.66646687</text:p>
          </table:table-cell>
          <table:table-cell office:value-type="float" office:value="0.0000111683484217993" calcext:value-type="float">
            <text:p>1.11683484217993E-05</text:p>
          </table:table-cell>
          <table:table-cell office:value-type="float" office:value="-0.473273793136493" calcext:value-type="float">
            <text:p>-0.4732737931</text:p>
          </table:table-cell>
          <table:table-cell office:value-type="float" office:value="0.0000400986057281749" calcext:value-type="float">
            <text:p>4.00986057281749E-05</text:p>
          </table:table-cell>
          <table:table-cell office:value-type="float" office:value="-0.641517617665746" calcext:value-type="float">
            <text:p>-0.6415176177</text:p>
          </table:table-cell>
          <table:table-cell office:value-type="float" office:value="2.14970062550365E-020" calcext:value-type="float">
            <text:p>2.14970062550365E-20</text:p>
          </table:table-cell>
          <table:table-cell office:value-type="float" office:value="-0.81838931897435" calcext:value-type="float">
            <text:p>-0.818389319</text:p>
          </table:table-cell>
          <table:table-cell office:value-type="float" office:value="8.07876868947838E-041" calcext:value-type="float">
            <text:p>8.07876868947838E-41</text:p>
          </table:table-cell>
          <table:table-cell office:value-type="float" office:value="0.728517215251552" calcext:value-type="float">
            <text:p>0.7285172153</text:p>
          </table:table-cell>
          <table:table-cell office:value-type="float" office:value="2.07232479998992E-028" calcext:value-type="float">
            <text:p>2.07232479998992E-28</text:p>
          </table:table-cell>
          <table:table-cell office:value-type="float" office:value="5.24584466056925" calcext:value-type="float">
            <text:p>5.2458446606</text:p>
          </table:table-cell>
          <table:table-cell office:value-type="float" office:value="0.00000048387034176833" calcext:value-type="float">
            <text:p>4.8387034176833E-07</text:p>
          </table:table-cell>
        </table:table-row>
        <table:table-row table:style-name="ro1">
          <table:table-cell office:value-type="string" calcext:value-type="string">
            <text:p>Estonian</text:p>
          </table:table-cell>
          <table:table-cell office:value-type="float" office:value="-0.378085799131931" calcext:value-type="float">
            <text:p>-0.3780857991</text:p>
          </table:table-cell>
          <table:table-cell office:value-type="float" office:value="0" calcext:value-type="float">
            <text:p>0</text:p>
          </table:table-cell>
          <table:table-cell office:value-type="float" office:value="-0.545648272566384" calcext:value-type="float">
            <text:p>-0.5456482726</text:p>
          </table:table-cell>
          <table:table-cell office:value-type="float" office:value="0.0000198021670364381" calcext:value-type="float">
            <text:p>1.98021670364381E-05</text:p>
          </table:table-cell>
          <table:table-cell office:value-type="float" office:value="-0.704550304693028" calcext:value-type="float">
            <text:p>-0.7045503047</text:p>
          </table:table-cell>
          <table:table-cell office:value-type="float" office:value="0.0000000000407178714485164" calcext:value-type="float">
            <text:p>4.07178714485164E-11</text:p>
          </table:table-cell>
          <table:table-cell office:value-type="float" office:value="-0.889256418674276" calcext:value-type="float">
            <text:p>-0.8892564187</text:p>
          </table:table-cell>
          <table:table-cell office:value-type="float" office:value="2.02257793426767E-023" calcext:value-type="float">
            <text:p>2.02257793426767E-23</text:p>
          </table:table-cell>
          <table:table-cell office:value-type="float" office:value="0.772979771984166" calcext:value-type="float">
            <text:p>0.772979772</text:p>
          </table:table-cell>
          <table:table-cell office:value-type="float" office:value="0.0000000000000286578666082549" calcext:value-type="float">
            <text:p>2.86578666082549E-14</text:p>
          </table:table-cell>
          <table:table-cell office:value-type="float" office:value="4.6659289930302" calcext:value-type="float">
            <text:p>4.665928993</text:p>
          </table:table-cell>
          <table:table-cell office:value-type="float" office:value="0.0000165040903752737" calcext:value-type="float">
            <text:p>1.65040903752737E-05</text:p>
          </table:table-cell>
          <table:table-cell office:value-type="float" office:value="-0.491508642998113" calcext:value-type="float">
            <text:p>-0.491508643</text:p>
          </table:table-cell>
          <table:table-cell office:value-type="float" office:value="0.0000430226558492321" calcext:value-type="float">
            <text:p>4.30226558492321E-05</text:p>
          </table:table-cell>
          <table:table-cell office:value-type="float" office:value="-0.720849709563091" calcext:value-type="float">
            <text:p>-0.7208497096</text:p>
          </table:table-cell>
          <table:table-cell office:value-type="float" office:value="4.39295868602015E-023" calcext:value-type="float">
            <text:p>4.39295868602015E-23</text:p>
          </table:table-cell>
          <table:table-cell office:value-type="float" office:value="-0.861686037680614" calcext:value-type="float">
            <text:p>-0.8616860377</text:p>
          </table:table-cell>
          <table:table-cell office:value-type="float" office:value="2.6477861054224E-041" calcext:value-type="float">
            <text:p>2.6477861054224E-41</text:p>
          </table:table-cell>
          <table:table-cell office:value-type="float" office:value="0.772925311637526" calcext:value-type="float">
            <text:p>0.7729253116</text:p>
          </table:table-cell>
          <table:table-cell office:value-type="float" office:value="2.97082964800247E-028" calcext:value-type="float">
            <text:p>2.97082964800247E-28</text:p>
          </table:table-cell>
          <table:table-cell office:value-type="float" office:value="4.73578448988219" calcext:value-type="float">
            <text:p>4.7357844899</text:p>
          </table:table-cell>
          <table:table-cell office:value-type="float" office:value="0.00000551717710705031" calcext:value-type="float">
            <text:p>5.51717710705031E-06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office:value-type="float" office:value="-0.408483545614261" calcext:value-type="float">
            <text:p>-0.4084835456</text:p>
          </table:table-cell>
          <table:table-cell office:value-type="float" office:value="0" calcext:value-type="float">
            <text:p>0</text:p>
          </table:table-cell>
          <table:table-cell office:value-type="float" office:value="-0.608597879007468" calcext:value-type="float">
            <text:p>-0.608597879</text:p>
          </table:table-cell>
          <table:table-cell office:value-type="float" office:value="0.0000190168473792348" calcext:value-type="float">
            <text:p>1.90168473792348E-05</text:p>
          </table:table-cell>
          <table:table-cell office:value-type="float" office:value="-0.571503161148309" calcext:value-type="float">
            <text:p>-0.5715031611</text:p>
          </table:table-cell>
          <table:table-cell office:value-type="float" office:value="0.00000000119309783220102" calcext:value-type="float">
            <text:p>1.19309783220102E-09</text:p>
          </table:table-cell>
          <table:table-cell office:value-type="float" office:value="-0.832842895945728" calcext:value-type="float">
            <text:p>-0.8328428959</text:p>
          </table:table-cell>
          <table:table-cell office:value-type="float" office:value="7.00544143717729E-026" calcext:value-type="float">
            <text:p>7.00544143717729E-26</text:p>
          </table:table-cell>
          <table:table-cell office:value-type="float" office:value="0.751568458757605" calcext:value-type="float">
            <text:p>0.7515684588</text:p>
          </table:table-cell>
          <table:table-cell office:value-type="float" office:value="1.12363227878758E-018" calcext:value-type="float">
            <text:p>1.12363227878758E-18</text:p>
          </table:table-cell>
          <table:table-cell office:value-type="float" office:value="6.44178485752191" calcext:value-type="float">
            <text:p>6.4417848575</text:p>
          </table:table-cell>
          <table:table-cell office:value-type="float" office:value="0.00000000514695230908626" calcext:value-type="float">
            <text:p>5.14695230908626E-09</text:p>
          </table:table-cell>
          <table:table-cell office:value-type="float" office:value="-0.534829072110274" calcext:value-type="float">
            <text:p>-0.5348290721</text:p>
          </table:table-cell>
          <table:table-cell office:value-type="float" office:value="0.0000527462408382114" calcext:value-type="float">
            <text:p>5.27462408382114E-05</text:p>
          </table:table-cell>
          <table:table-cell office:value-type="float" office:value="-0.707502804659654" calcext:value-type="float">
            <text:p>-0.7075028047</text:p>
          </table:table-cell>
          <table:table-cell office:value-type="float" office:value="4.55440314351977E-031" calcext:value-type="float">
            <text:p>4.55440314351977E-31</text:p>
          </table:table-cell>
          <table:table-cell office:value-type="float" office:value="-0.818725040167204" calcext:value-type="float">
            <text:p>-0.8187250402</text:p>
          </table:table-cell>
          <table:table-cell office:value-type="float" office:value="1.25727448307825E-048" calcext:value-type="float">
            <text:p>1.25727448307825E-48</text:p>
          </table:table-cell>
          <table:table-cell office:value-type="float" office:value="0.785267706798469" calcext:value-type="float">
            <text:p>0.7852677068</text:p>
          </table:table-cell>
          <table:table-cell office:value-type="float" office:value="2.95368328874797E-042" calcext:value-type="float">
            <text:p>2.95368328874797E-42</text:p>
          </table:table-cell>
          <table:table-cell office:value-type="float" office:value="4.12790860612819" calcext:value-type="float">
            <text:p>4.1279086061</text:p>
          </table:table-cell>
          <table:table-cell office:value-type="float" office:value="0.0000544357040152242" calcext:value-type="float">
            <text:p>5.44357040152242E-05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office:value-type="float" office:value="-0.35905563197981" calcext:value-type="float">
            <text:p>-0.359055632</text:p>
          </table:table-cell>
          <table:table-cell office:value-type="float" office:value="0" calcext:value-type="float">
            <text:p>0</text:p>
          </table:table-cell>
          <table:table-cell office:value-type="float" office:value="-0.516773130624229" calcext:value-type="float">
            <text:p>-0.5167731306</text:p>
          </table:table-cell>
          <table:table-cell office:value-type="float" office:value="0.000020101125798259" calcext:value-type="float">
            <text:p>2.0101125798259E-05</text:p>
          </table:table-cell>
          <table:table-cell office:value-type="float" office:value="-0.63263921768124" calcext:value-type="float">
            <text:p>-0.6326392177</text:p>
          </table:table-cell>
          <table:table-cell office:value-type="float" office:value="0.00000000422179425592987" calcext:value-type="float">
            <text:p>4.22179425592987E-09</text:p>
          </table:table-cell>
          <table:table-cell office:value-type="float" office:value="-0.857600688813644" calcext:value-type="float">
            <text:p>-0.8576006888</text:p>
          </table:table-cell>
          <table:table-cell office:value-type="float" office:value="2.58373584996788E-021" calcext:value-type="float">
            <text:p>2.58373584996788E-21</text:p>
          </table:table-cell>
          <table:table-cell office:value-type="float" office:value="0.582509793268052" calcext:value-type="float">
            <text:p>0.5825097933</text:p>
          </table:table-cell>
          <table:table-cell office:value-type="float" office:value="0.000000122230688848795" calcext:value-type="float">
            <text:p>1.22230688848795E-07</text:p>
          </table:table-cell>
          <table:table-cell office:value-type="float" office:value="3.89693355640716" calcext:value-type="float">
            <text:p>3.8969335564</text:p>
          </table:table-cell>
          <table:table-cell office:value-type="float" office:value="0.00022768005148411" calcext:value-type="float">
            <text:p>0.0002276801</text:p>
          </table:table-cell>
          <table:table-cell office:value-type="float" office:value="-0.456858811368613" calcext:value-type="float">
            <text:p>-0.4568588114</text:p>
          </table:table-cell>
          <table:table-cell office:value-type="float" office:value="0.0000378716995461347" calcext:value-type="float">
            <text:p>3.78716995461347E-05</text:p>
          </table:table-cell>
          <table:table-cell office:value-type="float" office:value="-0.639504265946053" calcext:value-type="float">
            <text:p>-0.6395042659</text:p>
          </table:table-cell>
          <table:table-cell office:value-type="float" office:value="8.22481379935726E-018" calcext:value-type="float">
            <text:p>8.22481379935726E-18</text:p>
          </table:table-cell>
          <table:table-cell office:value-type="float" office:value="-0.800334584264279" calcext:value-type="float">
            <text:p>-0.8003345843</text:p>
          </table:table-cell>
          <table:table-cell office:value-type="float" office:value="3.93870721081232E-033" calcext:value-type="float">
            <text:p>3.93870721081232E-33</text:p>
          </table:table-cell>
          <table:table-cell office:value-type="float" office:value="0.648087199887826" calcext:value-type="float">
            <text:p>0.6480871999</text:p>
          </table:table-cell>
          <table:table-cell office:value-type="float" office:value="2.14587155929248E-018" calcext:value-type="float">
            <text:p>2.14587155929248E-18</text:p>
          </table:table-cell>
          <table:table-cell office:value-type="float" office:value="3.8151149398008" calcext:value-type="float">
            <text:p>3.8151149398</text:p>
          </table:table-cell>
          <table:table-cell office:value-type="float" office:value="0.000203531340343454" calcext:value-type="float">
            <text:p>0.0002035313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-0.381290148576925" calcext:value-type="float">
            <text:p>-0.3812901486</text:p>
          </table:table-cell>
          <table:table-cell office:value-type="float" office:value="0" calcext:value-type="float">
            <text:p>0</text:p>
          </table:table-cell>
          <table:table-cell office:value-type="float" office:value="-0.60856975184209" calcext:value-type="float">
            <text:p>-0.6085697518</text:p>
          </table:table-cell>
          <table:table-cell office:value-type="float" office:value="0.00000349947002676336" calcext:value-type="float">
            <text:p>3.49947002676336E-06</text:p>
          </table:table-cell>
          <table:table-cell office:value-type="float" office:value="-0.63584972995997" calcext:value-type="float">
            <text:p>-0.63584973</text:p>
          </table:table-cell>
          <table:table-cell office:value-type="float" office:value="0.0000000000811004913474886" calcext:value-type="float">
            <text:p>8.11004913474886E-11</text:p>
          </table:table-cell>
          <table:table-cell office:value-type="float" office:value="-0.872591342731247" calcext:value-type="float">
            <text:p>-0.8725913427</text:p>
          </table:table-cell>
          <table:table-cell office:value-type="float" office:value="3.05219691840927E-027" calcext:value-type="float">
            <text:p>3.05219691840927E-27</text:p>
          </table:table-cell>
          <table:table-cell office:value-type="float" office:value="0.694961256581459" calcext:value-type="float">
            <text:p>0.6949612566</text:p>
          </table:table-cell>
          <table:table-cell office:value-type="float" office:value="0.000000000000224120532542602" calcext:value-type="float">
            <text:p>2.24120532542602E-13</text:p>
          </table:table-cell>
          <table:table-cell office:value-type="float" office:value="5.43247770267247" calcext:value-type="float">
            <text:p>5.4324777027</text:p>
          </table:table-cell>
          <table:table-cell office:value-type="float" office:value="0.000000569244556061244" calcext:value-type="float">
            <text:p>5.69244556061244E-07</text:p>
          </table:table-cell>
          <table:table-cell office:value-type="float" office:value="-0.526233803990943" calcext:value-type="float">
            <text:p>-0.526233804</text:p>
          </table:table-cell>
          <table:table-cell office:value-type="float" office:value="0.00000944031099857367" calcext:value-type="float">
            <text:p>9.44031099857367E-06</text:p>
          </table:table-cell>
          <table:table-cell office:value-type="float" office:value="-0.681015154546121" calcext:value-type="float">
            <text:p>-0.6810151545</text:p>
          </table:table-cell>
          <table:table-cell office:value-type="float" office:value="3.42266154438418E-025" calcext:value-type="float">
            <text:p>3.42266154438418E-25</text:p>
          </table:table-cell>
          <table:table-cell office:value-type="float" office:value="-0.813807945743735" calcext:value-type="float">
            <text:p>-0.8138079457</text:p>
          </table:table-cell>
          <table:table-cell office:value-type="float" office:value="1.23111140968907E-042" calcext:value-type="float">
            <text:p>1.23111140968907E-42</text:p>
          </table:table-cell>
          <table:table-cell office:value-type="float" office:value="0.740324428688123" calcext:value-type="float">
            <text:p>0.7403244287</text:p>
          </table:table-cell>
          <table:table-cell office:value-type="float" office:value="1.18480757718233E-031" calcext:value-type="float">
            <text:p>1.18480757718233E-31</text:p>
          </table:table-cell>
          <table:table-cell office:value-type="float" office:value="4.17673244013989" calcext:value-type="float">
            <text:p>4.1767324401</text:p>
          </table:table-cell>
          <table:table-cell office:value-type="float" office:value="0.0000469319885737121" calcext:value-type="float">
            <text:p>0.000046932</text:p>
          </table:table-cell>
        </table:table-row>
        <table:table-row table:style-name="ro1">
          <table:table-cell office:value-type="string" calcext:value-type="string">
            <text:p>Galela</text:p>
          </table:table-cell>
          <table:table-cell office:value-type="float" office:value="-0.386730670423191" calcext:value-type="float">
            <text:p>-0.3867306704</text:p>
          </table:table-cell>
          <table:table-cell office:value-type="float" office:value="0" calcext:value-type="float">
            <text:p>0</text:p>
          </table:table-cell>
          <table:table-cell office:value-type="float" office:value="-0.627903483777412" calcext:value-type="float">
            <text:p>-0.6279034838</text:p>
          </table:table-cell>
          <table:table-cell office:value-type="float" office:value="0.000000627290060772425" calcext:value-type="float">
            <text:p>6.27290060772425E-07</text:p>
          </table:table-cell>
          <table:table-cell office:value-type="float" office:value="-0.224816447096656" calcext:value-type="float">
            <text:p>-0.2248164471</text:p>
          </table:table-cell>
          <table:table-cell office:value-type="float" office:value="0.019907265910664" calcext:value-type="float">
            <text:p>0.0199072659</text:p>
          </table:table-cell>
          <table:table-cell office:value-type="float" office:value="-0.850934440227821" calcext:value-type="float">
            <text:p>-0.8509344402</text:p>
          </table:table-cell>
          <table:table-cell office:value-type="float" office:value="3.9739317493578E-031" calcext:value-type="float">
            <text:p>3.9739317493578E-31</text:p>
          </table:table-cell>
          <table:table-cell office:value-type="float" office:value="0.365153414737984" calcext:value-type="float">
            <text:p>0.3651534147</text:p>
          </table:table-cell>
          <table:table-cell office:value-type="float" office:value="0.000110076346983377" calcext:value-type="float">
            <text:p>0.0001100763</text:p>
          </table:table-cell>
          <table:table-cell office:value-type="float" office:value="10.1891147642207" calcext:value-type="float">
            <text:p>10.1891147642</text:p>
          </table:table-cell>
          <table:table-cell office:value-type="float" office:value="2.54257593978797E-017" calcext:value-type="float">
            <text:p>2.54257593978797E-17</text:p>
          </table:table-cell>
          <table:table-cell office:value-type="float" office:value="-0.528649255847385" calcext:value-type="float">
            <text:p>-0.5286492558</text:p>
          </table:table-cell>
          <table:table-cell office:value-type="float" office:value="0.00000181178484108899" calcext:value-type="float">
            <text:p>1.81178484108899E-06</text:p>
          </table:table-cell>
          <table:table-cell office:value-type="float" office:value="-0.698920643351205" calcext:value-type="float">
            <text:p>-0.6989206434</text:p>
          </table:table-cell>
          <table:table-cell office:value-type="float" office:value="1.50262775039435E-032" calcext:value-type="float">
            <text:p>1.50262775039435E-32</text:p>
          </table:table-cell>
          <table:table-cell office:value-type="float" office:value="-0.828192823282416" calcext:value-type="float">
            <text:p>-0.8281928233</text:p>
          </table:table-cell>
          <table:table-cell office:value-type="float" office:value="5.75973194752021E-055" calcext:value-type="float">
            <text:p>5.75973194752021E-55</text:p>
          </table:table-cell>
          <table:table-cell office:value-type="float" office:value="0.687470899382573" calcext:value-type="float">
            <text:p>0.6874708994</text:p>
          </table:table-cell>
          <table:table-cell office:value-type="float" office:value="3.83845147150917E-031" calcext:value-type="float">
            <text:p>3.83845147150917E-31</text:p>
          </table:table-cell>
          <table:table-cell office:value-type="float" office:value="4.33343788421615" calcext:value-type="float">
            <text:p>4.3334378842</text:p>
          </table:table-cell>
          <table:table-cell office:value-type="float" office:value="0.0000227557760880152" calcext:value-type="float">
            <text:p>2.27557760880152E-05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-0.378870604153638" calcext:value-type="float">
            <text:p>-0.3788706042</text:p>
          </table:table-cell>
          <table:table-cell office:value-type="float" office:value="0" calcext:value-type="float">
            <text:p>0</text:p>
          </table:table-cell>
          <table:table-cell office:value-type="float" office:value="-0.583719140569896" calcext:value-type="float">
            <text:p>-0.5837191406</text:p>
          </table:table-cell>
          <table:table-cell office:value-type="float" office:value="0.00000360512694159856" calcext:value-type="float">
            <text:p>3.60512694159856E-06</text:p>
          </table:table-cell>
          <table:table-cell office:value-type="float" office:value="-0.447698937413082" calcext:value-type="float">
            <text:p>-0.4476989374</text:p>
          </table:table-cell>
          <table:table-cell office:value-type="float" office:value="0.0000351930492177214" calcext:value-type="float">
            <text:p>0.000035193</text:p>
          </table:table-cell>
          <table:table-cell office:value-type="float" office:value="-0.893104357815675" calcext:value-type="float">
            <text:p>-0.8931043578</text:p>
          </table:table-cell>
          <table:table-cell office:value-type="float" office:value="1.9551445427305E-028" calcext:value-type="float">
            <text:p>1.9551445427305E-28</text:p>
          </table:table-cell>
          <table:table-cell office:value-type="float" office:value="0.57593488651014" calcext:value-type="float">
            <text:p>0.5759348865</text:p>
          </table:table-cell>
          <table:table-cell office:value-type="float" office:value="0.0000000280431502227558" calcext:value-type="float">
            <text:p>0.000000028</text:p>
          </table:table-cell>
          <table:table-cell office:value-type="float" office:value="8.97493065606912" calcext:value-type="float">
            <text:p>8.9749306561</text:p>
          </table:table-cell>
          <table:table-cell office:value-type="float" office:value="0.000000000000149092916350642" calcext:value-type="float">
            <text:p>1.49092916350642E-13</text:p>
          </table:table-cell>
          <table:table-cell office:value-type="float" office:value="-0.513283741699244" calcext:value-type="float">
            <text:p>-0.5132837417</text:p>
          </table:table-cell>
          <table:table-cell office:value-type="float" office:value="0.00000892803812531223" calcext:value-type="float">
            <text:p>0.000008928</text:p>
          </table:table-cell>
          <table:table-cell office:value-type="float" office:value="-0.681633589479914" calcext:value-type="float">
            <text:p>-0.6816335895</text:p>
          </table:table-cell>
          <table:table-cell office:value-type="float" office:value="9.57875074975194E-024" calcext:value-type="float">
            <text:p>9.57875074975194E-24</text:p>
          </table:table-cell>
          <table:table-cell office:value-type="float" office:value="-0.853790059545875" calcext:value-type="float">
            <text:p>-0.8537900595</text:p>
          </table:table-cell>
          <table:table-cell office:value-type="float" office:value="8.7139578260377E-048" calcext:value-type="float">
            <text:p>8.7139578260377E-48</text:p>
          </table:table-cell>
          <table:table-cell office:value-type="float" office:value="0.751743530475705" calcext:value-type="float">
            <text:p>0.7517435305</text:p>
          </table:table-cell>
          <table:table-cell office:value-type="float" office:value="4.2314257077542E-031" calcext:value-type="float">
            <text:p>4.2314257077542E-31</text:p>
          </table:table-cell>
          <table:table-cell office:value-type="float" office:value="5.88341689681346" calcext:value-type="float">
            <text:p>5.8834168968</text:p>
          </table:table-cell>
          <table:table-cell office:value-type="float" office:value="0.0000000225935231444708" calcext:value-type="float">
            <text:p>2.25935231444708E-08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-0.379081899618933" calcext:value-type="float">
            <text:p>-0.3790818996</text:p>
          </table:table-cell>
          <table:table-cell office:value-type="float" office:value="0" calcext:value-type="float">
            <text:p>0</text:p>
          </table:table-cell>
          <table:table-cell office:value-type="float" office:value="-0.554815618497238" calcext:value-type="float">
            <text:p>-0.5548156185</text:p>
          </table:table-cell>
          <table:table-cell office:value-type="float" office:value="0.0000196998510549684" calcext:value-type="float">
            <text:p>1.96998510549684E-05</text:p>
          </table:table-cell>
          <table:table-cell office:value-type="float" office:value="-0.761320970688564" calcext:value-type="float">
            <text:p>-0.7613209707</text:p>
          </table:table-cell>
          <table:table-cell office:value-type="float" office:value="2.46341039727494E-016" calcext:value-type="float">
            <text:p>2.46341039727494E-16</text:p>
          </table:table-cell>
          <table:table-cell office:value-type="float" office:value="-0.825865502928737" calcext:value-type="float">
            <text:p>-0.8258655029</text:p>
          </table:table-cell>
          <table:table-cell office:value-type="float" office:value="4.23531862927744E-021" calcext:value-type="float">
            <text:p>4.23531862927744E-21</text:p>
          </table:table-cell>
          <table:table-cell office:value-type="float" office:value="0.765245244564752" calcext:value-type="float">
            <text:p>0.7652452446</text:p>
          </table:table-cell>
          <table:table-cell office:value-type="float" office:value="1.40054262599502E-016" calcext:value-type="float">
            <text:p>1.40054262599502E-16</text:p>
          </table:table-cell>
          <table:table-cell office:value-type="float" office:value="1.5424713565125" calcext:value-type="float">
            <text:p>1.5424713565</text:p>
          </table:table-cell>
          <table:table-cell office:value-type="float" office:value="0.127059079078669" calcext:value-type="float">
            <text:p>0.1270590791</text:p>
          </table:table-cell>
          <table:table-cell office:value-type="float" office:value="-0.451743361214223" calcext:value-type="float">
            <text:p>-0.4517433612</text:p>
          </table:table-cell>
          <table:table-cell office:value-type="float" office:value="0.0000372437134263047" calcext:value-type="float">
            <text:p>3.72437134263047E-05</text:p>
          </table:table-cell>
          <table:table-cell office:value-type="float" office:value="-0.675600127991936" calcext:value-type="float">
            <text:p>-0.675600128</text:p>
          </table:table-cell>
          <table:table-cell office:value-type="float" office:value="6.20967006413422E-021" calcext:value-type="float">
            <text:p>6.20967006413422E-21</text:p>
          </table:table-cell>
          <table:table-cell office:value-type="float" office:value="-0.785131198035593" calcext:value-type="float">
            <text:p>-0.785131198</text:p>
          </table:table-cell>
          <table:table-cell office:value-type="float" office:value="5.65456753173245E-032" calcext:value-type="float">
            <text:p>5.65456753173245E-32</text:p>
          </table:table-cell>
          <table:table-cell office:value-type="float" office:value="0.715541111044929" calcext:value-type="float">
            <text:p>0.715541111</text:p>
          </table:table-cell>
          <table:table-cell office:value-type="float" office:value="2.36372369893628E-024" calcext:value-type="float">
            <text:p>2.36372369893628E-24</text:p>
          </table:table-cell>
          <table:table-cell office:value-type="float" office:value="2.86697650549902" calcext:value-type="float">
            <text:p>2.8669765055</text:p>
          </table:table-cell>
          <table:table-cell office:value-type="float" office:value="0.00476654673973748" calcext:value-type="float">
            <text:p>0.0047665467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office:value-type="float" office:value="-0.400898014990691" calcext:value-type="float">
            <text:p>-0.400898015</text:p>
          </table:table-cell>
          <table:table-cell office:value-type="float" office:value="0" calcext:value-type="float">
            <text:p>0</text:p>
          </table:table-cell>
          <table:table-cell office:value-type="float" office:value="-0.59088375338401" calcext:value-type="float">
            <text:p>-0.5908837534</text:p>
          </table:table-cell>
          <table:table-cell office:value-type="float" office:value="0.0000192585589383604" calcext:value-type="float">
            <text:p>1.92585589383604E-05</text:p>
          </table:table-cell>
          <table:table-cell office:value-type="float" office:value="-0.538521215354348" calcext:value-type="float">
            <text:p>-0.5385212154</text:p>
          </table:table-cell>
          <table:table-cell office:value-type="float" office:value="0.000000366336321837714" calcext:value-type="float">
            <text:p>3.66336321837714E-07</text:p>
          </table:table-cell>
          <table:table-cell office:value-type="float" office:value="-0.81366623552869" calcext:value-type="float">
            <text:p>-0.8136662355</text:p>
          </table:table-cell>
          <table:table-cell office:value-type="float" office:value="1.39033430446405E-019" calcext:value-type="float">
            <text:p>1.39033430446405E-19</text:p>
          </table:table-cell>
          <table:table-cell office:value-type="float" office:value="0.513950267132775" calcext:value-type="float">
            <text:p>0.5139502671</text:p>
          </table:table-cell>
          <table:table-cell office:value-type="float" office:value="0.00000148915968802368" calcext:value-type="float">
            <text:p>1.48915968802368E-06</text:p>
          </table:table-cell>
          <table:table-cell office:value-type="float" office:value="4.06767174028777" calcext:value-type="float">
            <text:p>4.0676717403</text:p>
          </table:table-cell>
          <table:table-cell office:value-type="float" office:value="0.00011617472865051" calcext:value-type="float">
            <text:p>0.0001161747</text:p>
          </table:table-cell>
          <table:table-cell office:value-type="float" office:value="-0.543120195614961" calcext:value-type="float">
            <text:p>-0.5431201956</text:p>
          </table:table-cell>
          <table:table-cell office:value-type="float" office:value="0.0000552437702181175" calcext:value-type="float">
            <text:p>5.52437702181175E-05</text:p>
          </table:table-cell>
          <table:table-cell office:value-type="float" office:value="-0.564829119240578" calcext:value-type="float">
            <text:p>-0.5648291192</text:p>
          </table:table-cell>
          <table:table-cell office:value-type="float" office:value="0.000000000000440167726397847" calcext:value-type="float">
            <text:p>4.40167726397847E-13</text:p>
          </table:table-cell>
          <table:table-cell office:value-type="float" office:value="-0.818967945210837" calcext:value-type="float">
            <text:p>-0.8189679452</text:p>
          </table:table-cell>
          <table:table-cell office:value-type="float" office:value="7.45187523765213E-035" calcext:value-type="float">
            <text:p>7.45187523765213E-35</text:p>
          </table:table-cell>
          <table:table-cell office:value-type="float" office:value="0.559286302481606" calcext:value-type="float">
            <text:p>0.5592863025</text:p>
          </table:table-cell>
          <table:table-cell office:value-type="float" office:value="0.000000000000829244566096355" calcext:value-type="float">
            <text:p>8.29244566096355E-13</text:p>
          </table:table-cell>
          <table:table-cell office:value-type="float" office:value="5.39738965800357" calcext:value-type="float">
            <text:p>5.397389658</text:p>
          </table:table-cell>
          <table:table-cell office:value-type="float" office:value="0.00000029216344499012" calcext:value-type="float">
            <text:p>2.9216344499012E-07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float" office:value="-0.362463290506446" calcext:value-type="float">
            <text:p>-0.3624632905</text:p>
          </table:table-cell>
          <table:table-cell office:value-type="float" office:value="0" calcext:value-type="float">
            <text:p>0</text:p>
          </table:table-cell>
          <table:table-cell office:value-type="float" office:value="-0.494674302703605" calcext:value-type="float">
            <text:p>-0.4946743027</text:p>
          </table:table-cell>
          <table:table-cell office:value-type="float" office:value="0.000106469372423054" calcext:value-type="float">
            <text:p>0.0001064694</text:p>
          </table:table-cell>
          <table:table-cell office:value-type="float" office:value="-0.69383925308042" calcext:value-type="float">
            <text:p>-0.6938392531</text:p>
          </table:table-cell>
          <table:table-cell office:value-type="float" office:value="0.00000000000188912922344626" calcext:value-type="float">
            <text:p>1.88912922344626E-12</text:p>
          </table:table-cell>
          <table:table-cell office:value-type="float" office:value="-0.756442046090202" calcext:value-type="float">
            <text:p>-0.7564420461</text:p>
          </table:table-cell>
          <table:table-cell office:value-type="float" office:value="1.15939765838549E-015" calcext:value-type="float">
            <text:p>1.15939765838549E-15</text:p>
          </table:table-cell>
          <table:table-cell office:value-type="float" office:value="0.795244019140279" calcext:value-type="float">
            <text:p>0.7952440191</text:p>
          </table:table-cell>
          <table:table-cell office:value-type="float" office:value="3.46822893614905E-018" calcext:value-type="float">
            <text:p>3.46822893614905E-18</text:p>
          </table:table-cell>
          <table:table-cell office:value-type="float" office:value="1.32213960572156" calcext:value-type="float">
            <text:p>1.3221396057</text:p>
          </table:table-cell>
          <table:table-cell office:value-type="float" office:value="0.190139834358638" calcext:value-type="float">
            <text:p>0.1901398344</text:p>
          </table:table-cell>
          <table:table-cell office:value-type="float" office:value="-0.420080903676123" calcext:value-type="float">
            <text:p>-0.4200809037</text:p>
          </table:table-cell>
          <table:table-cell office:value-type="float" office:value="0.000175384638898745" calcext:value-type="float">
            <text:p>0.0001753846</text:p>
          </table:table-cell>
          <table:table-cell office:value-type="float" office:value="-0.600241041279365" calcext:value-type="float">
            <text:p>-0.6002410413</text:p>
          </table:table-cell>
          <table:table-cell office:value-type="float" office:value="0.0000000000000113410969808786" calcext:value-type="float">
            <text:p>1.13410969808786E-14</text:p>
          </table:table-cell>
          <table:table-cell office:value-type="float" office:value="-0.829521536620315" calcext:value-type="float">
            <text:p>-0.8295215366</text:p>
          </table:table-cell>
          <table:table-cell office:value-type="float" office:value="1.03701785683925E-035" calcext:value-type="float">
            <text:p>1.03701785683925E-35</text:p>
          </table:table-cell>
          <table:table-cell office:value-type="float" office:value="0.648366328638533" calcext:value-type="float">
            <text:p>0.6483663286</text:p>
          </table:table-cell>
          <table:table-cell office:value-type="float" office:value="1.41944757385654E-017" calcext:value-type="float">
            <text:p>1.41944757385654E-17</text:p>
          </table:table-cell>
          <table:table-cell office:value-type="float" office:value="5.53887017948484" calcext:value-type="float">
            <text:p>5.5388701795</text:p>
          </table:table-cell>
          <table:table-cell office:value-type="float" office:value="0.000000156810424034838" calcext:value-type="float">
            <text:p>1.56810424034838E-07</text:p>
          </table:table-cell>
        </table:table-row>
        <table:table-row table:style-name="ro1">
          <table:table-cell office:value-type="string" calcext:value-type="string">
            <text:p>Icelandic</text:p>
          </table:table-cell>
          <table:table-cell office:value-type="float" office:value="-0.424630102229963" calcext:value-type="float">
            <text:p>-0.4246301022</text:p>
          </table:table-cell>
          <table:table-cell office:value-type="float" office:value="0" calcext:value-type="float">
            <text:p>0</text:p>
          </table:table-cell>
          <table:table-cell office:value-type="float" office:value="-0.627958584466896" calcext:value-type="float">
            <text:p>-0.6279585845</text:p>
          </table:table-cell>
          <table:table-cell office:value-type="float" office:value="0.0000187314808792705" calcext:value-type="float">
            <text:p>1.87314808792705E-05</text:p>
          </table:table-cell>
          <table:table-cell office:value-type="float" office:value="-0.674992347599585" calcext:value-type="float">
            <text:p>-0.6749923476</text:p>
          </table:table-cell>
          <table:table-cell office:value-type="float" office:value="0.000000000000160188118918467" calcext:value-type="float">
            <text:p>1.60188118918467E-13</text:p>
          </table:table-cell>
          <table:table-cell office:value-type="float" office:value="-0.742163586937371" calcext:value-type="float">
            <text:p>-0.7421635869</text:p>
          </table:table-cell>
          <table:table-cell office:value-type="float" office:value="2.56351687411869E-017" calcext:value-type="float">
            <text:p>2.56351687411869E-17</text:p>
          </table:table-cell>
          <table:table-cell office:value-type="float" office:value="0.855935500860398" calcext:value-type="float">
            <text:p>0.8559355009</text:p>
          </table:table-cell>
          <table:table-cell office:value-type="float" office:value="1.62128119274958E-027" calcext:value-type="float">
            <text:p>1.62128119274958E-27</text:p>
          </table:table-cell>
          <table:table-cell office:value-type="float" office:value="1.76767703036277" calcext:value-type="float">
            <text:p>1.7676770304</text:p>
          </table:table-cell>
          <table:table-cell office:value-type="float" office:value="0.0805422161752311" calcext:value-type="float">
            <text:p>0.0805422162</text:p>
          </table:table-cell>
          <table:table-cell office:value-type="float" office:value="-0.560782128211617" calcext:value-type="float">
            <text:p>-0.5607821282</text:p>
          </table:table-cell>
          <table:table-cell office:value-type="float" office:value="0.0000615654811104421" calcext:value-type="float">
            <text:p>6.15654811104421E-05</text:p>
          </table:table-cell>
          <table:table-cell office:value-type="float" office:value="-0.555754048180254" calcext:value-type="float">
            <text:p>-0.5557540482</text:p>
          </table:table-cell>
          <table:table-cell office:value-type="float" office:value="2.50432456553161E-015" calcext:value-type="float">
            <text:p>2.50432456553161E-15</text:p>
          </table:table-cell>
          <table:table-cell office:value-type="float" office:value="-0.789858908039903" calcext:value-type="float">
            <text:p>-0.789858908</text:p>
          </table:table-cell>
          <table:table-cell office:value-type="float" office:value="6.1666540938993E-038" calcext:value-type="float">
            <text:p>6.1666540938993E-38</text:p>
          </table:table-cell>
          <table:table-cell office:value-type="float" office:value="0.658522125212723" calcext:value-type="float">
            <text:p>0.6585221252</text:p>
          </table:table-cell>
          <table:table-cell office:value-type="float" office:value="9.47097952463442E-023" calcext:value-type="float">
            <text:p>9.47097952463442E-23</text:p>
          </table:table-cell>
          <table:table-cell office:value-type="float" office:value="5.89986806795116" calcext:value-type="float">
            <text:p>5.899868068</text:p>
          </table:table-cell>
          <table:table-cell office:value-type="float" office:value="0.0000000193512572786666" calcext:value-type="float">
            <text:p>1.93512572786666E-08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 office:value-type="float" office:value="-0.36238231812964" calcext:value-type="float">
            <text:p>-0.3623823181</text:p>
          </table:table-cell>
          <table:table-cell office:value-type="float" office:value="0" calcext:value-type="float">
            <text:p>0</text:p>
          </table:table-cell>
          <table:table-cell office:value-type="float" office:value="-0.541839223007843" calcext:value-type="float">
            <text:p>-0.541839223</text:p>
          </table:table-cell>
          <table:table-cell office:value-type="float" office:value="0.00000376558800378644" calcext:value-type="float">
            <text:p>3.76558800378644E-06</text:p>
          </table:table-cell>
          <table:table-cell office:value-type="float" office:value="-0.386624435228334" calcext:value-type="float">
            <text:p>-0.3866244352</text:p>
          </table:table-cell>
          <table:table-cell office:value-type="float" office:value="0.00039641164487619" calcext:value-type="float">
            <text:p>0.0003964116</text:p>
          </table:table-cell>
          <table:table-cell office:value-type="float" office:value="-0.793148725303196" calcext:value-type="float">
            <text:p>-0.7931487253</text:p>
          </table:table-cell>
          <table:table-cell office:value-type="float" office:value="1.79352229336026E-018" calcext:value-type="float">
            <text:p>1.79352229336026E-18</text:p>
          </table:table-cell>
          <table:table-cell office:value-type="float" office:value="0.509070679636632" calcext:value-type="float">
            <text:p>0.5090706796</text:p>
          </table:table-cell>
          <table:table-cell office:value-type="float" office:value="0.00000142160705763977" calcext:value-type="float">
            <text:p>1.42160705763977E-06</text:p>
          </table:table-cell>
          <table:table-cell office:value-type="float" office:value="5.70930672023187" calcext:value-type="float">
            <text:p>5.7093067202</text:p>
          </table:table-cell>
          <table:table-cell office:value-type="float" office:value="0.000000202401235951188" calcext:value-type="float">
            <text:p>2.02401235951188E-07</text:p>
          </table:table-cell>
          <table:table-cell office:value-type="float" office:value="-0.453239184696711" calcext:value-type="float">
            <text:p>-0.4532391847</text:p>
          </table:table-cell>
          <table:table-cell office:value-type="float" office:value="0.00000726160522307376" calcext:value-type="float">
            <text:p>7.26160522307376E-06</text:p>
          </table:table-cell>
          <table:table-cell office:value-type="float" office:value="-0.711797337618579" calcext:value-type="float">
            <text:p>-0.7117973376</text:p>
          </table:table-cell>
          <table:table-cell office:value-type="float" office:value="1.25662129599178E-024" calcext:value-type="float">
            <text:p>1.25662129599178E-24</text:p>
          </table:table-cell>
          <table:table-cell office:value-type="float" office:value="-0.838292971282253" calcext:value-type="float">
            <text:p>-0.8382929713</text:p>
          </table:table-cell>
          <table:table-cell office:value-type="float" office:value="4.35726579486777E-041" calcext:value-type="float">
            <text:p>4.35726579486777E-41</text:p>
          </table:table-cell>
          <table:table-cell office:value-type="float" office:value="0.738273134789206" calcext:value-type="float">
            <text:p>0.7382731348</text:p>
          </table:table-cell>
          <table:table-cell office:value-type="float" office:value="2.90083657597902E-027" calcext:value-type="float">
            <text:p>2.90083657597902E-27</text:p>
          </table:table-cell>
          <table:table-cell office:value-type="float" office:value="3.94994338770797" calcext:value-type="float">
            <text:p>3.9499433877</text:p>
          </table:table-cell>
          <table:table-cell office:value-type="float" office:value="0.000120576648626485" calcext:value-type="float">
            <text:p>0.0001205766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-0.383060767645298" calcext:value-type="float">
            <text:p>-0.3830607676</text:p>
          </table:table-cell>
          <table:table-cell office:value-type="float" office:value="0" calcext:value-type="float">
            <text:p>0</text:p>
          </table:table-cell>
          <table:table-cell office:value-type="float" office:value="-0.559573205171318" calcext:value-type="float">
            <text:p>-0.5595732052</text:p>
          </table:table-cell>
          <table:table-cell office:value-type="float" office:value="0.0000196452543430077" calcext:value-type="float">
            <text:p>1.96452543430077E-05</text:p>
          </table:table-cell>
          <table:table-cell office:value-type="float" office:value="-0.654269915318722" calcext:value-type="float">
            <text:p>-0.6542699153</text:p>
          </table:table-cell>
          <table:table-cell office:value-type="float" office:value="0.0000000000350081008743715" calcext:value-type="float">
            <text:p>3.50081008743715E-11</text:p>
          </table:table-cell>
          <table:table-cell office:value-type="float" office:value="-0.88217026222983" calcext:value-type="float">
            <text:p>-0.8821702622</text:p>
          </table:table-cell>
          <table:table-cell office:value-type="float" office:value="1.47326379440181E-027" calcext:value-type="float">
            <text:p>1.47326379440181E-27</text:p>
          </table:table-cell>
          <table:table-cell office:value-type="float" office:value="0.648756774730159" calcext:value-type="float">
            <text:p>0.6487567747</text:p>
          </table:table-cell>
          <table:table-cell office:value-type="float" office:value="0.0000000000577796773918086" calcext:value-type="float">
            <text:p>5.77796773918086E-11</text:p>
          </table:table-cell>
          <table:table-cell office:value-type="float" office:value="4.9889056246374" calcext:value-type="float">
            <text:p>4.9889056246</text:p>
          </table:table-cell>
          <table:table-cell office:value-type="float" office:value="0.00000360013134615197" calcext:value-type="float">
            <text:p>3.60013134615197E-06</text:p>
          </table:table-cell>
          <table:table-cell office:value-type="float" office:value="-0.501409114552282" calcext:value-type="float">
            <text:p>-0.5014091146</text:p>
          </table:table-cell>
          <table:table-cell office:value-type="float" office:value="0.0000448526742285873" calcext:value-type="float">
            <text:p>4.48526742285873E-05</text:p>
          </table:table-cell>
          <table:table-cell office:value-type="float" office:value="-0.657843134683295" calcext:value-type="float">
            <text:p>-0.6578431347</text:p>
          </table:table-cell>
          <table:table-cell office:value-type="float" office:value="8.05047298589565E-022" calcext:value-type="float">
            <text:p>8.05047298589565E-22</text:p>
          </table:table-cell>
          <table:table-cell office:value-type="float" office:value="-0.79320665502772" calcext:value-type="float">
            <text:p>-0.793206655</text:p>
          </table:table-cell>
          <table:table-cell office:value-type="float" office:value="6.04447115654094E-037" calcext:value-type="float">
            <text:p>6.04447115654094E-37</text:p>
          </table:table-cell>
          <table:table-cell office:value-type="float" office:value="0.69688470486325" calcext:value-type="float">
            <text:p>0.6968847049</text:p>
          </table:table-cell>
          <table:table-cell office:value-type="float" office:value="2.61203844279397E-025" calcext:value-type="float">
            <text:p>2.61203844279397E-25</text:p>
          </table:table-cell>
          <table:table-cell office:value-type="float" office:value="3.67050351308559" calcext:value-type="float">
            <text:p>3.6705035131</text:p>
          </table:table-cell>
          <table:table-cell office:value-type="float" office:value="0.000328230307657708" calcext:value-type="float">
            <text:p>0.0003282303</text:p>
          </table:table-cell>
        </table:table-row>
        <table:table-row table:style-name="ro1">
          <table:table-cell office:value-type="string" calcext:value-type="string">
            <text:p>Jakalteko</text:p>
          </table:table-cell>
          <table:table-cell office:value-type="float" office:value="-0.372661489751179" calcext:value-type="float">
            <text:p>-0.3726614898</text:p>
          </table:table-cell>
          <table:table-cell office:value-type="float" office:value="0" calcext:value-type="float">
            <text:p>0</text:p>
          </table:table-cell>
          <table:table-cell office:value-type="float" office:value="-0.570167294836904" calcext:value-type="float">
            <text:p>-0.5701672948</text:p>
          </table:table-cell>
          <table:table-cell office:value-type="float" office:value="0.0000036593679697066" calcext:value-type="float">
            <text:p>3.6593679697066E-06</text:p>
          </table:table-cell>
          <table:table-cell office:value-type="float" office:value="-0.635976625469906" calcext:value-type="float">
            <text:p>-0.6359766255</text:p>
          </table:table-cell>
          <table:table-cell office:value-type="float" office:value="0.000000000000686545884784602" calcext:value-type="float">
            <text:p>6.86545884784602E-13</text:p>
          </table:table-cell>
          <table:table-cell office:value-type="float" office:value="-0.851421540763129" calcext:value-type="float">
            <text:p>-0.8514215408</text:p>
          </table:table-cell>
          <table:table-cell office:value-type="float" office:value="8.75319473882847E-030" calcext:value-type="float">
            <text:p>8.75319473882847E-30</text:p>
          </table:table-cell>
          <table:table-cell office:value-type="float" office:value="0.702065292740781" calcext:value-type="float">
            <text:p>0.7020652927</text:p>
          </table:table-cell>
          <table:table-cell office:value-type="float" office:value="2.01866901508136E-016" calcext:value-type="float">
            <text:p>2.01866901508136E-16</text:p>
          </table:table-cell>
          <table:table-cell office:value-type="float" office:value="5.18966911426131" calcext:value-type="float">
            <text:p>5.1896691143</text:p>
          </table:table-cell>
          <table:table-cell office:value-type="float" office:value="0.00000112318062258748" calcext:value-type="float">
            <text:p>1.12318062258748E-06</text:p>
          </table:table-cell>
          <table:table-cell office:value-type="float" office:value="-0.498300134045613" calcext:value-type="float">
            <text:p>-0.498300134</text:p>
          </table:table-cell>
          <table:table-cell office:value-type="float" office:value="0.00000841697972169273" calcext:value-type="float">
            <text:p>0.000008417</text:p>
          </table:table-cell>
          <table:table-cell office:value-type="float" office:value="-0.665272370299247" calcext:value-type="float">
            <text:p>-0.6652723703</text:p>
          </table:table-cell>
          <table:table-cell office:value-type="float" office:value="3.07600037070525E-024" calcext:value-type="float">
            <text:p>3.07600037070525E-24</text:p>
          </table:table-cell>
          <table:table-cell office:value-type="float" office:value="-0.822366937062948" calcext:value-type="float">
            <text:p>-0.8223669371</text:p>
          </table:table-cell>
          <table:table-cell office:value-type="float" office:value="3.23778514417567E-045" calcext:value-type="float">
            <text:p>3.23778514417567E-45</text:p>
          </table:table-cell>
          <table:table-cell office:value-type="float" office:value="0.742663257251213" calcext:value-type="float">
            <text:p>0.7426632573</text:p>
          </table:table-cell>
          <table:table-cell office:value-type="float" office:value="1.20614290722798E-032" calcext:value-type="float">
            <text:p>1.20614290722798E-32</text:p>
          </table:table-cell>
          <table:table-cell office:value-type="float" office:value="5.07647088290301" calcext:value-type="float">
            <text:p>5.0764708829</text:p>
          </table:table-cell>
          <table:table-cell office:value-type="float" office:value="0.000000972174042368081" calcext:value-type="float">
            <text:p>9.72174042368081E-07</text:p>
          </table:table-cell>
        </table:table-row>
        <table:table-row table:style-name="ro1">
          <table:table-cell office:value-type="string" calcext:value-type="string">
            <text:p>K'iche'</text:p>
          </table:table-cell>
          <table:table-cell office:value-type="float" office:value="-0.395602987747878" calcext:value-type="float">
            <text:p>-0.3956029877</text:p>
          </table:table-cell>
          <table:table-cell office:value-type="float" office:value="0" calcext:value-type="float">
            <text:p>0</text:p>
          </table:table-cell>
          <table:table-cell office:value-type="float" office:value="-0.569460897942707" calcext:value-type="float">
            <text:p>-0.5694608979</text:p>
          </table:table-cell>
          <table:table-cell office:value-type="float" office:value="0.0000195283914810027" calcext:value-type="float">
            <text:p>1.95283914810027E-05</text:p>
          </table:table-cell>
          <table:table-cell office:value-type="float" office:value="-0.721469691395626" calcext:value-type="float">
            <text:p>-0.7214696914</text:p>
          </table:table-cell>
          <table:table-cell office:value-type="float" office:value="6.53022314109379E-020" calcext:value-type="float">
            <text:p>6.53022314109379E-20</text:p>
          </table:table-cell>
          <table:table-cell office:value-type="float" office:value="-0.868283492277174" calcext:value-type="float">
            <text:p>-0.8682834923</text:p>
          </table:table-cell>
          <table:table-cell office:value-type="float" office:value="1.67644789338028E-036" calcext:value-type="float">
            <text:p>1.67644789338028E-36</text:p>
          </table:table-cell>
          <table:table-cell office:value-type="float" office:value="0.791721008845039" calcext:value-type="float">
            <text:p>0.7917210088</text:p>
          </table:table-cell>
          <table:table-cell office:value-type="float" office:value="3.72361722739979E-026" calcext:value-type="float">
            <text:p>3.72361722739979E-26</text:p>
          </table:table-cell>
          <table:table-cell office:value-type="float" office:value="4.83134366338124" calcext:value-type="float">
            <text:p>4.8313436634</text:p>
          </table:table-cell>
          <table:table-cell office:value-type="float" office:value="0.0000042990228434464" calcext:value-type="float">
            <text:p>0.000004299</text:p>
          </table:table-cell>
          <table:table-cell office:value-type="float" office:value="-0.501409114552282" calcext:value-type="float">
            <text:p>-0.5014091146</text:p>
          </table:table-cell>
          <table:table-cell office:value-type="float" office:value="0.0000448526742285873" calcext:value-type="float">
            <text:p>4.48526742285873E-05</text:p>
          </table:table-cell>
          <table:table-cell office:value-type="float" office:value="-0.708295997395476" calcext:value-type="float">
            <text:p>-0.7082959974</text:p>
          </table:table-cell>
          <table:table-cell office:value-type="float" office:value="4.67066511649945E-034" calcext:value-type="float">
            <text:p>4.67066511649945E-34</text:p>
          </table:table-cell>
          <table:table-cell office:value-type="float" office:value="-0.828129880454289" calcext:value-type="float">
            <text:p>-0.8281298805</text:p>
          </table:table-cell>
          <table:table-cell office:value-type="float" office:value="1.8655733657448E-055" calcext:value-type="float">
            <text:p>1.8655733657448E-55</text:p>
          </table:table-cell>
          <table:table-cell office:value-type="float" office:value="0.804621820703433" calcext:value-type="float">
            <text:p>0.8046218207</text:p>
          </table:table-cell>
          <table:table-cell office:value-type="float" office:value="4.1113684992775E-050" calcext:value-type="float">
            <text:p>4.1113684992775E-50</text:p>
          </table:table-cell>
          <table:table-cell office:value-type="float" office:value="4.97016573974912" calcext:value-type="float">
            <text:p>4.9701657397</text:p>
          </table:table-cell>
          <table:table-cell office:value-type="float" office:value="0.0000013776095012725" calcext:value-type="float">
            <text:p>1.3776095012725E-06</text:p>
          </table:table-cell>
        </table:table-row>
        <table:table-row table:style-name="ro1">
          <table:table-cell office:value-type="string" calcext:value-type="string">
            <text:p>Kabyle</text:p>
          </table:table-cell>
          <table:table-cell office:value-type="float" office:value="-0.395727027059386" calcext:value-type="float">
            <text:p>-0.3957270271</text:p>
          </table:table-cell>
          <table:table-cell office:value-type="float" office:value="0" calcext:value-type="float">
            <text:p>0</text:p>
          </table:table-cell>
          <table:table-cell office:value-type="float" office:value="-0.564453224791205" calcext:value-type="float">
            <text:p>-0.5644532248</text:p>
          </table:table-cell>
          <table:table-cell office:value-type="float" office:value="0.0000195881586354789" calcext:value-type="float">
            <text:p>1.95881586354789E-05</text:p>
          </table:table-cell>
          <table:table-cell office:value-type="float" office:value="-0.687181790995569" calcext:value-type="float">
            <text:p>-0.687181791</text:p>
          </table:table-cell>
          <table:table-cell office:value-type="float" office:value="0.00000000000515010233037572" calcext:value-type="float">
            <text:p>5.15010233037572E-12</text:p>
          </table:table-cell>
          <table:table-cell office:value-type="float" office:value="-0.884049028440803" calcext:value-type="float">
            <text:p>-0.8840490284</text:p>
          </table:table-cell>
          <table:table-cell office:value-type="float" office:value="1.742487913646E-026" calcext:value-type="float">
            <text:p>1.742487913646E-26</text:p>
          </table:table-cell>
          <table:table-cell office:value-type="float" office:value="0.790552810795952" calcext:value-type="float">
            <text:p>0.7905528108</text:p>
          </table:table-cell>
          <table:table-cell office:value-type="float" office:value="1.22749812525503E-017" calcext:value-type="float">
            <text:p>1.22749812525503E-17</text:p>
          </table:table-cell>
          <table:table-cell office:value-type="float" office:value="5.51072246013119" calcext:value-type="float">
            <text:p>5.5107224601</text:p>
          </table:table-cell>
          <table:table-cell office:value-type="float" office:value="0.000000496051425201874" calcext:value-type="float">
            <text:p>4.96051425201874E-07</text:p>
          </table:table-cell>
          <table:table-cell office:value-type="float" office:value="-0.508330826186887" calcext:value-type="float">
            <text:p>-0.5083308262</text:p>
          </table:table-cell>
          <table:table-cell office:value-type="float" office:value="0.0000462515885584084" calcext:value-type="float">
            <text:p>4.62515885584084E-05</text:p>
          </table:table-cell>
          <table:table-cell office:value-type="float" office:value="-0.741037999357788" calcext:value-type="float">
            <text:p>-0.7410379994</text:p>
          </table:table-cell>
          <table:table-cell office:value-type="float" office:value="8.87293795155821E-029" calcext:value-type="float">
            <text:p>8.87293795155821E-29</text:p>
          </table:table-cell>
          <table:table-cell office:value-type="float" office:value="-0.865301102648861" calcext:value-type="float">
            <text:p>-0.8653011026</text:p>
          </table:table-cell>
          <table:table-cell office:value-type="float" office:value="1.18962466019205E-048" calcext:value-type="float">
            <text:p>1.18962466019205E-48</text:p>
          </table:table-cell>
          <table:table-cell office:value-type="float" office:value="0.815611619718294" calcext:value-type="float">
            <text:p>0.8156116197</text:p>
          </table:table-cell>
          <table:table-cell office:value-type="float" office:value="6.65017370193605E-039" calcext:value-type="float">
            <text:p>6.65017370193605E-39</text:p>
          </table:table-cell>
          <table:table-cell office:value-type="float" office:value="5.05987327808331" calcext:value-type="float">
            <text:p>5.0598732781</text:p>
          </table:table-cell>
          <table:table-cell office:value-type="float" office:value="0.00000117368900759104" calcext:value-type="float">
            <text:p>1.17368900759104E-06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float" office:value="-0.366160630573067" calcext:value-type="float">
            <text:p>-0.3661606306</text:p>
          </table:table-cell>
          <table:table-cell office:value-type="float" office:value="0" calcext:value-type="float">
            <text:p>0</text:p>
          </table:table-cell>
          <table:table-cell office:value-type="float" office:value="-0.520622236557478" calcext:value-type="float">
            <text:p>-0.5206222366</text:p>
          </table:table-cell>
          <table:table-cell office:value-type="float" office:value="0.00002006321833252" calcext:value-type="float">
            <text:p>2.006321833252E-05</text:p>
          </table:table-cell>
          <table:table-cell office:value-type="float" office:value="-0.783012633331618" calcext:value-type="float">
            <text:p>-0.7830126333</text:p>
          </table:table-cell>
          <table:table-cell office:value-type="float" office:value="1.16013534651789E-015" calcext:value-type="float">
            <text:p>1.16013534651789E-15</text:p>
          </table:table-cell>
          <table:table-cell office:value-type="float" office:value="-0.860897305479464" calcext:value-type="float">
            <text:p>-0.8608973055</text:p>
          </table:table-cell>
          <table:table-cell office:value-type="float" office:value="1.2330098984169E-021" calcext:value-type="float">
            <text:p>1.2330098984169E-21</text:p>
          </table:table-cell>
          <table:table-cell office:value-type="float" office:value="0.913400167073939" calcext:value-type="float">
            <text:p>0.9134001671</text:p>
          </table:table-cell>
          <table:table-cell office:value-type="float" office:value="3.01426427473757E-028" calcext:value-type="float">
            <text:p>3.01426427473757E-28</text:p>
          </table:table-cell>
          <table:table-cell office:value-type="float" office:value="3.00377211958475" calcext:value-type="float">
            <text:p>3.0037721196</text:p>
          </table:table-cell>
          <table:table-cell office:value-type="float" office:value="0.00374721142651733" calcext:value-type="float">
            <text:p>0.0037472114</text:p>
          </table:table-cell>
          <table:table-cell office:value-type="float" office:value="-0.454280169596148" calcext:value-type="float">
            <text:p>-0.4542801696</text:p>
          </table:table-cell>
          <table:table-cell office:value-type="float" office:value="0.0000375515213746717" calcext:value-type="float">
            <text:p>3.75515213746717E-05</text:p>
          </table:table-cell>
          <table:table-cell office:value-type="float" office:value="-0.649560315732519" calcext:value-type="float">
            <text:p>-0.6495603157</text:p>
          </table:table-cell>
          <table:table-cell office:value-type="float" office:value="1.69655612020413E-018" calcext:value-type="float">
            <text:p>1.69655612020413E-18</text:p>
          </table:table-cell>
          <table:table-cell office:value-type="float" office:value="-0.801261097865081" calcext:value-type="float">
            <text:p>-0.8012610979</text:p>
          </table:table-cell>
          <table:table-cell office:value-type="float" office:value="2.93905465503554E-033" calcext:value-type="float">
            <text:p>2.93905465503554E-33</text:p>
          </table:table-cell>
          <table:table-cell office:value-type="float" office:value="0.793392321885365" calcext:value-type="float">
            <text:p>0.7933923219</text:p>
          </table:table-cell>
          <table:table-cell office:value-type="float" office:value="3.36695135654331E-032" calcext:value-type="float">
            <text:p>3.36695135654331E-32</text:p>
          </table:table-cell>
          <table:table-cell office:value-type="float" office:value="4.63051377842223" calcext:value-type="float">
            <text:p>4.6305137784</text:p>
          </table:table-cell>
          <table:table-cell office:value-type="float" office:value="0.00000824619609398749" calcext:value-type="float">
            <text:p>8.24619609398749E-06</text:p>
          </table:table-cell>
        </table:table-row>
        <table:table-row table:style-name="ro1">
          <table:table-cell office:value-type="string" calcext:value-type="string">
            <text:p>Latvian</text:p>
          </table:table-cell>
          <table:table-cell office:value-type="float" office:value="-0.365489792985476" calcext:value-type="float">
            <text:p>-0.365489793</text:p>
          </table:table-cell>
          <table:table-cell office:value-type="float" office:value="0" calcext:value-type="float">
            <text:p>0</text:p>
          </table:table-cell>
          <table:table-cell office:value-type="float" office:value="-0.541229427257326" calcext:value-type="float">
            <text:p>-0.5412294273</text:p>
          </table:table-cell>
          <table:table-cell office:value-type="float" office:value="0.0000198501651100753" calcext:value-type="float">
            <text:p>1.98501651100753E-05</text:p>
          </table:table-cell>
          <table:table-cell office:value-type="float" office:value="-0.712378315157296" calcext:value-type="float">
            <text:p>-0.7123783152</text:p>
          </table:table-cell>
          <table:table-cell office:value-type="float" office:value="0.0000000000197584232160727" calcext:value-type="float">
            <text:p>1.97584232160727E-11</text:p>
          </table:table-cell>
          <table:table-cell office:value-type="float" office:value="-0.791343994243437" calcext:value-type="float">
            <text:p>-0.7913439942</text:p>
          </table:table-cell>
          <table:table-cell office:value-type="float" office:value="2.62095356909623E-015" calcext:value-type="float">
            <text:p>2.62095356909623E-15</text:p>
          </table:table-cell>
          <table:table-cell office:value-type="float" office:value="0.725463612229241" calcext:value-type="float">
            <text:p>0.7254636122</text:p>
          </table:table-cell>
          <table:table-cell office:value-type="float" office:value="0.00000000000558446996487173" calcext:value-type="float">
            <text:p>5.58446996487173E-12</text:p>
          </table:table-cell>
          <table:table-cell office:value-type="float" office:value="1.43929749199286" calcext:value-type="float">
            <text:p>1.439297492</text:p>
          </table:table-cell>
          <table:table-cell office:value-type="float" office:value="0.155016584252616" calcext:value-type="float">
            <text:p>0.1550165843</text:p>
          </table:table-cell>
          <table:table-cell office:value-type="float" office:value="-0.464856981364646" calcext:value-type="float">
            <text:p>-0.4648569814</text:p>
          </table:table-cell>
          <table:table-cell office:value-type="float" office:value="0.0000389141788106852" calcext:value-type="float">
            <text:p>3.89141788106852E-05</text:p>
          </table:table-cell>
          <table:table-cell office:value-type="float" office:value="-0.634144148452392" calcext:value-type="float">
            <text:p>-0.6341441485</text:p>
          </table:table-cell>
          <table:table-cell office:value-type="float" office:value="1.21061486081017E-015" calcext:value-type="float">
            <text:p>1.21061486081017E-15</text:p>
          </table:table-cell>
          <table:table-cell office:value-type="float" office:value="-0.838754349557355" calcext:value-type="float">
            <text:p>-0.8387543496</text:p>
          </table:table-cell>
          <table:table-cell office:value-type="float" office:value="8.47782883606678E-035" calcext:value-type="float">
            <text:p>8.47782883606678E-35</text:p>
          </table:table-cell>
          <table:table-cell office:value-type="float" office:value="0.632066828825656" calcext:value-type="float">
            <text:p>0.6320668288</text:p>
          </table:table-cell>
          <table:table-cell office:value-type="float" office:value="1.59784645855705E-015" calcext:value-type="float">
            <text:p>1.59784645855705E-15</text:p>
          </table:table-cell>
          <table:table-cell office:value-type="float" office:value="4.84430770939698" calcext:value-type="float">
            <text:p>4.8443077094</text:p>
          </table:table-cell>
          <table:table-cell office:value-type="float" office:value="0.00000371400092493801" calcext:value-type="float">
            <text:p>0.000003714</text:p>
          </table:table-cell>
        </table:table-row>
        <table:table-row table:style-name="ro1">
          <table:table-cell office:value-type="string" calcext:value-type="string">
            <text:p>Lithuanian</text:p>
          </table:table-cell>
          <table:table-cell office:value-type="float" office:value="-0.350042657171396" calcext:value-type="float">
            <text:p>-0.3500426572</text:p>
          </table:table-cell>
          <table:table-cell office:value-type="float" office:value="0" calcext:value-type="float">
            <text:p>0</text:p>
          </table:table-cell>
          <table:table-cell office:value-type="float" office:value="-0.52455764671043" calcext:value-type="float">
            <text:p>-0.5245576467</text:p>
          </table:table-cell>
          <table:table-cell office:value-type="float" office:value="0.0000200238613419594" calcext:value-type="float">
            <text:p>2.00238613419594E-05</text:p>
          </table:table-cell>
          <table:table-cell office:value-type="float" office:value="-0.646208041745527" calcext:value-type="float">
            <text:p>-0.6462080417</text:p>
          </table:table-cell>
          <table:table-cell office:value-type="float" office:value="0.0000000324427882056308" calcext:value-type="float">
            <text:p>3.24427882056308E-08</text:p>
          </table:table-cell>
          <table:table-cell office:value-type="float" office:value="-0.862310104387296" calcext:value-type="float">
            <text:p>-0.8623101044</text:p>
          </table:table-cell>
          <table:table-cell office:value-type="float" office:value="1.73429021890079E-018" calcext:value-type="float">
            <text:p>1.73429021890079E-18</text:p>
          </table:table-cell>
          <table:table-cell office:value-type="float" office:value="0.622236969038814" calcext:value-type="float">
            <text:p>0.622236969</text:p>
          </table:table-cell>
          <table:table-cell office:value-type="float" office:value="0.000000143276401622283" calcext:value-type="float">
            <text:p>1.43276401622283E-07</text:p>
          </table:table-cell>
          <table:table-cell office:value-type="float" office:value="3.64198946913554" calcext:value-type="float">
            <text:p>3.6419894691</text:p>
          </table:table-cell>
          <table:table-cell office:value-type="float" office:value="0.000592222948316153" calcext:value-type="float">
            <text:p>0.0005922229</text:p>
          </table:table-cell>
          <table:table-cell office:value-type="float" office:value="-0.444373422469934" calcext:value-type="float">
            <text:p>-0.4443734225</text:p>
          </table:table-cell>
          <table:table-cell office:value-type="float" office:value="0.0000363878720083933" calcext:value-type="float">
            <text:p>3.63878720083933E-05</text:p>
          </table:table-cell>
          <table:table-cell office:value-type="float" office:value="-0.687506720365541" calcext:value-type="float">
            <text:p>-0.6875067204</text:p>
          </table:table-cell>
          <table:table-cell office:value-type="float" office:value="4.23582348899454E-018" calcext:value-type="float">
            <text:p>4.23582348899454E-18</text:p>
          </table:table-cell>
          <table:table-cell office:value-type="float" office:value="-0.849830500092725" calcext:value-type="float">
            <text:p>-0.8498305001</text:p>
          </table:table-cell>
          <table:table-cell office:value-type="float" office:value="1.29858959746764E-034" calcext:value-type="float">
            <text:p>1.29858959746764E-34</text:p>
          </table:table-cell>
          <table:table-cell office:value-type="float" office:value="0.645513901914566" calcext:value-type="float">
            <text:p>0.6455139019</text:p>
          </table:table-cell>
          <table:table-cell office:value-type="float" office:value="1.7313684002292E-015" calcext:value-type="float">
            <text:p>1.7313684002292E-15</text:p>
          </table:table-cell>
          <table:table-cell office:value-type="float" office:value="4.03647671632799" calcext:value-type="float">
            <text:p>4.0364767163</text:p>
          </table:table-cell>
          <table:table-cell office:value-type="float" office:value="0.0000972296406846572" calcext:value-type="float">
            <text:p>9.72296406846572E-05</text:p>
          </table:table-cell>
        </table:table-row>
        <table:table-row table:style-name="ro1">
          <table:table-cell office:value-type="string" calcext:value-type="string">
            <text:p>Lukpa</text:p>
          </table:table-cell>
          <table:table-cell office:value-type="float" office:value="-0.411382314799019" calcext:value-type="float">
            <text:p>-0.4113823148</text:p>
          </table:table-cell>
          <table:table-cell office:value-type="float" office:value="0" calcext:value-type="float">
            <text:p>0</text:p>
          </table:table-cell>
          <table:table-cell office:value-type="float" office:value="-0.602521631579057" calcext:value-type="float">
            <text:p>-0.6025216316</text:p>
          </table:table-cell>
          <table:table-cell office:value-type="float" office:value="0.0000191017582235622" calcext:value-type="float">
            <text:p>1.91017582235622E-05</text:p>
          </table:table-cell>
          <table:table-cell office:value-type="float" office:value="-0.575773575031693" calcext:value-type="float">
            <text:p>-0.575773575</text:p>
          </table:table-cell>
          <table:table-cell office:value-type="float" office:value="0.000000000131355707183381" calcext:value-type="float">
            <text:p>1.31355707183381E-10</text:p>
          </table:table-cell>
          <table:table-cell office:value-type="float" office:value="-0.824987653370954" calcext:value-type="float">
            <text:p>-0.8249876534</text:p>
          </table:table-cell>
          <table:table-cell office:value-type="float" office:value="2.81205310133322E-027" calcext:value-type="float">
            <text:p>2.81205310133322E-27</text:p>
          </table:table-cell>
          <table:table-cell office:value-type="float" office:value="0.798147234534625" calcext:value-type="float">
            <text:p>0.7981472345</text:p>
          </table:table-cell>
          <table:table-cell office:value-type="float" office:value="2.10303156754597E-024" calcext:value-type="float">
            <text:p>2.10303156754597E-24</text:p>
          </table:table-cell>
          <table:table-cell office:value-type="float" office:value="7.16099889046635" calcext:value-type="float">
            <text:p>7.1609988905</text:p>
          </table:table-cell>
          <table:table-cell office:value-type="float" office:value="0.000000000127425885064558" calcext:value-type="float">
            <text:p>1.27425885064558E-10</text:p>
          </table:table-cell>
          <table:table-cell office:value-type="float" office:value="-0.534829072110274" calcext:value-type="float">
            <text:p>-0.5348290721</text:p>
          </table:table-cell>
          <table:table-cell office:value-type="float" office:value="0.0000527462408382114" calcext:value-type="float">
            <text:p>5.27462408382114E-05</text:p>
          </table:table-cell>
          <table:table-cell office:value-type="float" office:value="-0.708014849905404" calcext:value-type="float">
            <text:p>-0.7080148499</text:p>
          </table:table-cell>
          <table:table-cell office:value-type="float" office:value="3.9531489454335E-031" calcext:value-type="float">
            <text:p>3.9531489454335E-31</text:p>
          </table:table-cell>
          <table:table-cell office:value-type="float" office:value="-0.843302564801964" calcext:value-type="float">
            <text:p>-0.8433025648</text:p>
          </table:table-cell>
          <table:table-cell office:value-type="float" office:value="3.26946523369682E-054" calcext:value-type="float">
            <text:p>3.26946523369682E-54</text:p>
          </table:table-cell>
          <table:table-cell office:value-type="float" office:value="0.844091422125621" calcext:value-type="float">
            <text:p>0.8440914221</text:p>
          </table:table-cell>
          <table:table-cell office:value-type="float" office:value="2.08683846788564E-054" calcext:value-type="float">
            <text:p>2.08683846788564E-54</text:p>
          </table:table-cell>
          <table:table-cell office:value-type="float" office:value="6.22106328550484" calcext:value-type="float">
            <text:p>6.2210632855</text:p>
          </table:table-cell>
          <table:table-cell office:value-type="float" office:value="0.00000000300153398928784" calcext:value-type="float">
            <text:p>0.000000003</text:p>
          </table:table-cell>
        </table:table-row>
        <table:table-row table:style-name="ro1">
          <table:table-cell office:value-type="string" calcext:value-type="string">
            <text:p>Malagasy</text:p>
          </table:table-cell>
          <table:table-cell office:value-type="float" office:value="-0.366358229350259" calcext:value-type="float">
            <text:p>-0.3663582294</text:p>
          </table:table-cell>
          <table:table-cell office:value-type="float" office:value="0" calcext:value-type="float">
            <text:p>0</text:p>
          </table:table-cell>
          <table:table-cell office:value-type="float" office:value="-0.59512926560706" calcext:value-type="float">
            <text:p>-0.5951292656</text:p>
          </table:table-cell>
          <table:table-cell office:value-type="float" office:value="0.000000665490446403557" calcext:value-type="float">
            <text:p>6.65490446403557E-07</text:p>
          </table:table-cell>
          <table:table-cell office:value-type="float" office:value="-0.303074268216313" calcext:value-type="float">
            <text:p>-0.3030742682</text:p>
          </table:table-cell>
          <table:table-cell office:value-type="float" office:value="0.0062816537065779" calcext:value-type="float">
            <text:p>0.0062816537</text:p>
          </table:table-cell>
          <table:table-cell office:value-type="float" office:value="-0.782386554179403" calcext:value-type="float">
            <text:p>-0.7823865542</text:p>
          </table:table-cell>
          <table:table-cell office:value-type="float" office:value="1.03877311382489E-017" calcext:value-type="float">
            <text:p>1.03877311382489E-17</text:p>
          </table:table-cell>
          <table:table-cell office:value-type="float" office:value="0.519280345942676" calcext:value-type="float">
            <text:p>0.5192803459</text:p>
          </table:table-cell>
          <table:table-cell office:value-type="float" office:value="0.000000800033562914433" calcext:value-type="float">
            <text:p>0.0000008</text:p>
          </table:table-cell>
          <table:table-cell office:value-type="float" office:value="6.82396957105452" calcext:value-type="float">
            <text:p>6.8239695711</text:p>
          </table:table-cell>
          <table:table-cell office:value-type="float" office:value="0.0000000017874572904433" calcext:value-type="float">
            <text:p>1.7874572904433E-09</text:p>
          </table:table-cell>
          <table:table-cell office:value-type="float" office:value="-0.522770827995788" calcext:value-type="float">
            <text:p>-0.522770828</text:p>
          </table:table-cell>
          <table:table-cell office:value-type="float" office:value="0.00000177025616745576" calcext:value-type="float">
            <text:p>1.77025616745576E-06</text:p>
          </table:table-cell>
          <table:table-cell office:value-type="float" office:value="-0.729705936706489" calcext:value-type="float">
            <text:p>-0.7297059367</text:p>
          </table:table-cell>
          <table:table-cell office:value-type="float" office:value="7.10098227924857E-028" calcext:value-type="float">
            <text:p>7.10098227924857E-28</text:p>
          </table:table-cell>
          <table:table-cell office:value-type="float" office:value="-0.811300324288822" calcext:value-type="float">
            <text:p>-0.8113003243</text:p>
          </table:table-cell>
          <table:table-cell office:value-type="float" office:value="1.1442269625127E-038" calcext:value-type="float">
            <text:p>1.1442269625127E-38</text:p>
          </table:table-cell>
          <table:table-cell office:value-type="float" office:value="0.713447439673681" calcext:value-type="float">
            <text:p>0.7134474397</text:p>
          </table:table-cell>
          <table:table-cell office:value-type="float" office:value="3.47466719022706E-026" calcext:value-type="float">
            <text:p>3.47466719022706E-26</text:p>
          </table:table-cell>
          <table:table-cell office:value-type="float" office:value="2.42763808343791" calcext:value-type="float">
            <text:p>2.4276380834</text:p>
          </table:table-cell>
          <table:table-cell office:value-type="float" office:value="0.0163283370111493" calcext:value-type="float">
            <text:p>0.016328337</text:p>
          </table:table-cell>
        </table:table-row>
        <table:table-row table:style-name="ro1">
          <table:table-cell office:value-type="string" calcext:value-type="string">
            <text:p>Mam</text:p>
          </table:table-cell>
          <table:table-cell office:value-type="float" office:value="-0.377460369926639" calcext:value-type="float">
            <text:p>-0.3774603699</text:p>
          </table:table-cell>
          <table:table-cell office:value-type="float" office:value="0" calcext:value-type="float">
            <text:p>0</text:p>
          </table:table-cell>
          <table:table-cell office:value-type="float" office:value="-0.532700449831529" calcext:value-type="float">
            <text:p>-0.5327004498</text:p>
          </table:table-cell>
          <table:table-cell office:value-type="float" office:value="0.0000199404579049696" calcext:value-type="float">
            <text:p>1.99404579049696E-05</text:p>
          </table:table-cell>
          <table:table-cell office:value-type="float" office:value="-0.7228304623878" calcext:value-type="float">
            <text:p>-0.7228304624</text:p>
          </table:table-cell>
          <table:table-cell office:value-type="float" office:value="4.34611395153081E-017" calcext:value-type="float">
            <text:p>4.34611395153081E-17</text:p>
          </table:table-cell>
          <table:table-cell office:value-type="float" office:value="-0.779139512343494" calcext:value-type="float">
            <text:p>-0.7791395123</text:p>
          </table:table-cell>
          <table:table-cell office:value-type="float" office:value="3.49124335510631E-021" calcext:value-type="float">
            <text:p>3.49124335510631E-21</text:p>
          </table:table-cell>
          <table:table-cell office:value-type="float" office:value="0.750547867734125" calcext:value-type="float">
            <text:p>0.7505478677</text:p>
          </table:table-cell>
          <table:table-cell office:value-type="float" office:value="5.73669692122957E-019" calcext:value-type="float">
            <text:p>5.73669692122957E-19</text:p>
          </table:table-cell>
          <table:table-cell office:value-type="float" office:value="1.2966225968816" calcext:value-type="float">
            <text:p>1.2966225969</text:p>
          </table:table-cell>
          <table:table-cell office:value-type="float" office:value="0.197901747058951" calcext:value-type="float">
            <text:p>0.1979017471</text:p>
          </table:table-cell>
          <table:table-cell office:value-type="float" office:value="-0.479134900863962" calcext:value-type="float">
            <text:p>-0.4791349009</text:p>
          </table:table-cell>
          <table:table-cell office:value-type="float" office:value="0.0000409816196652905" calcext:value-type="float">
            <text:p>4.09816196652905E-05</text:p>
          </table:table-cell>
          <table:table-cell office:value-type="float" office:value="-0.643480650019617" calcext:value-type="float">
            <text:p>-0.64348065</text:p>
          </table:table-cell>
          <table:table-cell office:value-type="float" office:value="2.63000969897834E-022" calcext:value-type="float">
            <text:p>2.63000969897834E-22</text:p>
          </table:table-cell>
          <table:table-cell office:value-type="float" office:value="-0.77108002772506" calcext:value-type="float">
            <text:p>-0.7710800277</text:p>
          </table:table-cell>
          <table:table-cell office:value-type="float" office:value="1.54770041771849E-036" calcext:value-type="float">
            <text:p>1.54770041771849E-36</text:p>
          </table:table-cell>
          <table:table-cell office:value-type="float" office:value="0.689712839350052" calcext:value-type="float">
            <text:p>0.6897128394</text:p>
          </table:table-cell>
          <table:table-cell office:value-type="float" office:value="1.31394108561763E-026" calcext:value-type="float">
            <text:p>1.31394108561763E-26</text:p>
          </table:table-cell>
          <table:table-cell office:value-type="float" office:value="3.41584795228819" calcext:value-type="float">
            <text:p>3.4158479523</text:p>
          </table:table-cell>
          <table:table-cell office:value-type="float" office:value="0.000789542166364417" calcext:value-type="float">
            <text:p>0.0007895422</text:p>
          </table:table-cell>
        </table:table-row>
        <table:table-row table:style-name="ro1">
          <table:table-cell office:value-type="string" calcext:value-type="string">
            <text:p>Maori</text:p>
          </table:table-cell>
          <table:table-cell office:value-type="float" office:value="-0.445995767471045" calcext:value-type="float">
            <text:p>-0.4459957675</text:p>
          </table:table-cell>
          <table:table-cell office:value-type="float" office:value="0" calcext:value-type="float">
            <text:p>0</text:p>
          </table:table-cell>
          <table:table-cell office:value-type="float" office:value="-0.655650858903188" calcext:value-type="float">
            <text:p>-0.6556508589</text:p>
          </table:table-cell>
          <table:table-cell office:value-type="float" office:value="0.00000327504880624101" calcext:value-type="float">
            <text:p>0.000003275</text:p>
          </table:table-cell>
          <table:table-cell office:value-type="float" office:value="-0.115312341459829" calcext:value-type="float">
            <text:p>-0.1153123415</text:p>
          </table:table-cell>
          <table:table-cell office:value-type="float" office:value="0.258196631564116" calcext:value-type="float">
            <text:p>0.2581966316</text:p>
          </table:table-cell>
          <table:table-cell office:value-type="float" office:value="-0.899658448926557" calcext:value-type="float">
            <text:p>-0.8996584489</text:p>
          </table:table-cell>
          <table:table-cell office:value-type="float" office:value="2.52384238815799E-036" calcext:value-type="float">
            <text:p>2.52384238815799E-36</text:p>
          </table:table-cell>
          <table:table-cell office:value-type="float" office:value="0.105829542101494" calcext:value-type="float">
            <text:p>0.1058295421</text:p>
          </table:table-cell>
          <table:table-cell office:value-type="float" office:value="0.299673968136617" calcext:value-type="float">
            <text:p>0.2996739681</text:p>
          </table:table-cell>
          <table:table-cell office:value-type="float" office:value="10.7767945261063" calcext:value-type="float">
            <text:p>10.7767945261</text:p>
          </table:table-cell>
          <table:table-cell office:value-type="float" office:value="3.65578426600065E-018" calcext:value-type="float">
            <text:p>3.65578426600065E-18</text:p>
          </table:table-cell>
          <table:table-cell office:value-type="float" office:value="-0.56710789820912" calcext:value-type="float">
            <text:p>-0.5671078982</text:p>
          </table:table-cell>
          <table:table-cell office:value-type="float" office:value="0.0000116793796548586" calcext:value-type="float">
            <text:p>1.16793796548586E-05</text:p>
          </table:table-cell>
          <table:table-cell office:value-type="float" office:value="-0.652306084461278" calcext:value-type="float">
            <text:p>-0.6523060845</text:p>
          </table:table-cell>
          <table:table-cell office:value-type="float" office:value="3.598719045106E-028" calcext:value-type="float">
            <text:p>3.598719045106E-28</text:p>
          </table:table-cell>
          <table:table-cell office:value-type="float" office:value="-0.833762300305855" calcext:value-type="float">
            <text:p>-0.8337623003</text:p>
          </table:table-cell>
          <table:table-cell office:value-type="float" office:value="2.06665422174716E-058" calcext:value-type="float">
            <text:p>2.06665422174716E-58</text:p>
          </table:table-cell>
          <table:table-cell office:value-type="float" office:value="0.637676374266047" calcext:value-type="float">
            <text:p>0.6376763743</text:p>
          </table:table-cell>
          <table:table-cell office:value-type="float" office:value="1.26723881692132E-026" calcext:value-type="float">
            <text:p>1.26723881692132E-26</text:p>
          </table:table-cell>
          <table:table-cell office:value-type="float" office:value="5.72478890438511" calcext:value-type="float">
            <text:p>5.7247889044</text:p>
          </table:table-cell>
          <table:table-cell office:value-type="float" office:value="0.0000000340361232912658" calcext:value-type="float">
            <text:p>0.000000034</text:p>
          </table:table-cell>
        </table:table-row>
        <table:table-row table:style-name="ro1">
          <table:table-cell office:value-type="string" calcext:value-type="string">
            <text:p>Nahuatl</text:p>
          </table:table-cell>
          <table:table-cell office:value-type="float" office:value="-0.33536708279129" calcext:value-type="float">
            <text:p>-0.3353670828</text:p>
          </table:table-cell>
          <table:table-cell office:value-type="float" office:value="0" calcext:value-type="float">
            <text:p>0</text:p>
          </table:table-cell>
          <table:table-cell office:value-type="float" office:value="-0.527410297168837" calcext:value-type="float">
            <text:p>-0.5274102972</text:p>
          </table:table-cell>
          <table:table-cell office:value-type="float" office:value="0.00000381617907423832" calcext:value-type="float">
            <text:p>3.81617907423832E-06</text:p>
          </table:table-cell>
          <table:table-cell office:value-type="float" office:value="-0.682051414395532" calcext:value-type="float">
            <text:p>-0.6820514144</text:p>
          </table:table-cell>
          <table:table-cell office:value-type="float" office:value="0.00000000000449685736516196" calcext:value-type="float">
            <text:p>4.49685736516196E-12</text:p>
          </table:table-cell>
          <table:table-cell office:value-type="float" office:value="-0.853931611164364" calcext:value-type="float">
            <text:p>-0.8539316112</text:p>
          </table:table-cell>
          <table:table-cell office:value-type="float" office:value="1.51658183940439E-023" calcext:value-type="float">
            <text:p>1.51658183940439E-23</text:p>
          </table:table-cell>
          <table:table-cell office:value-type="float" office:value="0.624734002396711" calcext:value-type="float">
            <text:p>0.6247340024</text:p>
          </table:table-cell>
          <table:table-cell office:value-type="float" office:value="0.000000000759551096645567" calcext:value-type="float">
            <text:p>7.59551096645567E-10</text:p>
          </table:table-cell>
          <table:table-cell office:value-type="float" office:value="3.39528880963232" calcext:value-type="float">
            <text:p>3.3952888096</text:p>
          </table:table-cell>
          <table:table-cell office:value-type="float" office:value="0.00109266271917003" calcext:value-type="float">
            <text:p>0.0010926627</text:p>
          </table:table-cell>
          <table:table-cell office:value-type="float" office:value="-0.453239184696711" calcext:value-type="float">
            <text:p>-0.4532391847</text:p>
          </table:table-cell>
          <table:table-cell office:value-type="float" office:value="0.00000726160522307376" calcext:value-type="float">
            <text:p>7.26160522307376E-06</text:p>
          </table:table-cell>
          <table:table-cell office:value-type="float" office:value="-0.685511100969855" calcext:value-type="float">
            <text:p>-0.685511101</text:p>
          </table:table-cell>
          <table:table-cell office:value-type="float" office:value="3.78256973951217E-022" calcext:value-type="float">
            <text:p>3.78256973951217E-22</text:p>
          </table:table-cell>
          <table:table-cell office:value-type="float" office:value="-0.804048983215586" calcext:value-type="float">
            <text:p>-0.8040489832</text:p>
          </table:table-cell>
          <table:table-cell office:value-type="float" office:value="3.09397320081489E-035" calcext:value-type="float">
            <text:p>3.09397320081489E-35</text:p>
          </table:table-cell>
          <table:table-cell office:value-type="float" office:value="0.686977930294496" calcext:value-type="float">
            <text:p>0.6869779303</text:p>
          </table:table-cell>
          <table:table-cell office:value-type="float" office:value="2.84834944885811E-022" calcext:value-type="float">
            <text:p>2.84834944885811E-22</text:p>
          </table:table-cell>
          <table:table-cell office:value-type="float" office:value="3.13441403781944" calcext:value-type="float">
            <text:p>3.1344140378</text:p>
          </table:table-cell>
          <table:table-cell office:value-type="float" office:value="0.00207943775146486" calcext:value-type="float">
            <text:p>0.0020794378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float" office:value="-0.414578692702822" calcext:value-type="float">
            <text:p>-0.4145786927</text:p>
          </table:table-cell>
          <table:table-cell office:value-type="float" office:value="0" calcext:value-type="float">
            <text:p>0</text:p>
          </table:table-cell>
          <table:table-cell office:value-type="float" office:value="-0.614856715412465" calcext:value-type="float">
            <text:p>-0.6148567154</text:p>
          </table:table-cell>
          <table:table-cell office:value-type="float" office:value="0.0000189271137362628" calcext:value-type="float">
            <text:p>1.89271137362628E-05</text:p>
          </table:table-cell>
          <table:table-cell office:value-type="float" office:value="-0.611425343093794" calcext:value-type="float">
            <text:p>-0.6114253431</text:p>
          </table:table-cell>
          <table:table-cell office:value-type="float" office:value="0.0000000000111081566184812" calcext:value-type="float">
            <text:p>1.11081566184812E-11</text:p>
          </table:table-cell>
          <table:table-cell office:value-type="float" office:value="-0.835741717195193" calcext:value-type="float">
            <text:p>-0.8357417172</text:p>
          </table:table-cell>
          <table:table-cell office:value-type="float" office:value="1.60838386313837E-027" calcext:value-type="float">
            <text:p>1.60838386313837E-27</text:p>
          </table:table-cell>
          <table:table-cell office:value-type="float" office:value="0.736626794708403" calcext:value-type="float">
            <text:p>0.7366267947</text:p>
          </table:table-cell>
          <table:table-cell office:value-type="float" office:value="1.64433453642801E-018" calcext:value-type="float">
            <text:p>1.64433453642801E-18</text:p>
          </table:table-cell>
          <table:table-cell office:value-type="float" office:value="5.47991543932565" calcext:value-type="float">
            <text:p>5.4799154393</text:p>
          </table:table-cell>
          <table:table-cell office:value-type="float" office:value="0.000000330219096494664" calcext:value-type="float">
            <text:p>3.30219096494664E-07</text:p>
          </table:table-cell>
          <table:table-cell office:value-type="float" office:value="-0.526872943796888" calcext:value-type="float">
            <text:p>-0.5268729438</text:p>
          </table:table-cell>
          <table:table-cell office:value-type="float" office:value="0.0000505795575474315" calcext:value-type="float">
            <text:p>5.05795575474315E-05</text:p>
          </table:table-cell>
          <table:table-cell office:value-type="float" office:value="-0.622871299705679" calcext:value-type="float">
            <text:p>-0.6228712997</text:p>
          </table:table-cell>
          <table:table-cell office:value-type="float" office:value="1.28429096906516E-020" calcext:value-type="float">
            <text:p>1.28429096906516E-20</text:p>
          </table:table-cell>
          <table:table-cell office:value-type="float" office:value="-0.820756943129279" calcext:value-type="float">
            <text:p>-0.8207569431</text:p>
          </table:table-cell>
          <table:table-cell office:value-type="float" office:value="6.66660612412968E-045" calcext:value-type="float">
            <text:p>6.66660612412968E-45</text:p>
          </table:table-cell>
          <table:table-cell office:value-type="float" office:value="0.741619805162631" calcext:value-type="float">
            <text:p>0.7416198052</text:p>
          </table:table-cell>
          <table:table-cell office:value-type="float" office:value="1.63873412971356E-032" calcext:value-type="float">
            <text:p>1.63873412971356E-32</text:p>
          </table:table-cell>
          <table:table-cell office:value-type="float" office:value="6.30224835053058" calcext:value-type="float">
            <text:p>6.3022483505</text:p>
          </table:table-cell>
          <table:table-cell office:value-type="float" office:value="0.00000000228482335300269" calcext:value-type="float">
            <text:p>2.28482335300269E-09</text:p>
          </table:table-cell>
        </table:table-row>
        <table:table-row table:style-name="ro1">
          <table:table-cell office:value-type="string" calcext:value-type="string">
            <text:p>Paite</text:p>
          </table:table-cell>
          <table:table-cell office:value-type="float" office:value="-0.407679306910649" calcext:value-type="float">
            <text:p>-0.4076793069</text:p>
          </table:table-cell>
          <table:table-cell office:value-type="float" office:value="0" calcext:value-type="float">
            <text:p>0</text:p>
          </table:table-cell>
          <table:table-cell office:value-type="float" office:value="-0.60856975184209" calcext:value-type="float">
            <text:p>-0.6085697518</text:p>
          </table:table-cell>
          <table:table-cell office:value-type="float" office:value="0.00000349947002676336" calcext:value-type="float">
            <text:p>3.49947002676336E-06</text:p>
          </table:table-cell>
          <table:table-cell office:value-type="float" office:value="-0.253659102473167" calcext:value-type="float">
            <text:p>-0.2536591025</text:p>
          </table:table-cell>
          <table:table-cell office:value-type="float" office:value="0.0170952699460625" calcext:value-type="float">
            <text:p>0.0170952699</text:p>
          </table:table-cell>
          <table:table-cell office:value-type="float" office:value="-0.886394666195315" calcext:value-type="float">
            <text:p>-0.8863946662</text:p>
          </table:table-cell>
          <table:table-cell office:value-type="float" office:value="1.6550467705487E-030" calcext:value-type="float">
            <text:p>1.6550467705487E-30</text:p>
          </table:table-cell>
          <table:table-cell office:value-type="float" office:value="0.312888217719243" calcext:value-type="float">
            <text:p>0.3128882177</text:p>
          </table:table-cell>
          <table:table-cell office:value-type="float" office:value="0.00299656618000896" calcext:value-type="float">
            <text:p>0.0029965662</text:p>
          </table:table-cell>
          <table:table-cell office:value-type="float" office:value="9.56330954729449" calcext:value-type="float">
            <text:p>9.5633095473</text:p>
          </table:table-cell>
          <table:table-cell office:value-type="float" office:value="3.91113546452758E-015" calcext:value-type="float">
            <text:p>3.91113546452758E-15</text:p>
          </table:table-cell>
          <table:table-cell office:value-type="float" office:value="-0.540142041542546" calcext:value-type="float">
            <text:p>-0.5401420415</text:p>
          </table:table-cell>
          <table:table-cell office:value-type="float" office:value="0.0000100804115875533" calcext:value-type="float">
            <text:p>1.00804115875533E-05</text:p>
          </table:table-cell>
          <table:table-cell office:value-type="float" office:value="-0.725016772625325" calcext:value-type="float">
            <text:p>-0.7250167726</text:p>
          </table:table-cell>
          <table:table-cell office:value-type="float" office:value="1.77679467857568E-030" calcext:value-type="float">
            <text:p>1.77679467857568E-30</text:p>
          </table:table-cell>
          <table:table-cell office:value-type="float" office:value="-0.846357696452317" calcext:value-type="float">
            <text:p>-0.8463576965</text:p>
          </table:table-cell>
          <table:table-cell office:value-type="float" office:value="2.65453854191366E-050" calcext:value-type="float">
            <text:p>2.65453854191366E-50</text:p>
          </table:table-cell>
          <table:table-cell office:value-type="float" office:value="0.702543742668993" calcext:value-type="float">
            <text:p>0.7025437427</text:p>
          </table:table-cell>
          <table:table-cell office:value-type="float" office:value="6.00280589439738E-028" calcext:value-type="float">
            <text:p>6.00280589439738E-28</text:p>
          </table:table-cell>
          <table:table-cell office:value-type="float" office:value="4.04699360933594" calcext:value-type="float">
            <text:p>4.0469936093</text:p>
          </table:table-cell>
          <table:table-cell office:value-type="float" office:value="0.0000775866384957422" calcext:value-type="float">
            <text:p>7.75866384957422E-05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-0.360897113297445" calcext:value-type="float">
            <text:p>-0.3608971133</text:p>
          </table:table-cell>
          <table:table-cell office:value-type="float" office:value="0" calcext:value-type="float">
            <text:p>0</text:p>
          </table:table-cell>
          <table:table-cell office:value-type="float" office:value="-0.536914808849339" calcext:value-type="float">
            <text:p>-0.5369148088</text:p>
          </table:table-cell>
          <table:table-cell office:value-type="float" office:value="0.0000198962241989184" calcext:value-type="float">
            <text:p>1.98962241989184E-05</text:p>
          </table:table-cell>
          <table:table-cell office:value-type="float" office:value="-0.659654401415482" calcext:value-type="float">
            <text:p>-0.6596544014</text:p>
          </table:table-cell>
          <table:table-cell office:value-type="float" office:value="0.000000000164018095624823" calcext:value-type="float">
            <text:p>1.64018095624823E-10</text:p>
          </table:table-cell>
          <table:table-cell office:value-type="float" office:value="-0.70155702162809" calcext:value-type="float">
            <text:p>-0.7015570216</text:p>
          </table:table-cell>
          <table:table-cell office:value-type="float" office:value="0.0000000000033521488557208" calcext:value-type="float">
            <text:p>3.3521488557208E-12</text:p>
          </table:table-cell>
          <table:table-cell office:value-type="float" office:value="0.690883368723599" calcext:value-type="float">
            <text:p>0.6908833687</text:p>
          </table:table-cell>
          <table:table-cell office:value-type="float" office:value="0.0000000000096083148592054" calcext:value-type="float">
            <text:p>9.6083148592054E-12</text:p>
          </table:table-cell>
          <table:table-cell office:value-type="float" office:value="0.660665483287463" calcext:value-type="float">
            <text:p>0.6606654833</text:p>
          </table:table-cell>
          <table:table-cell office:value-type="float" office:value="0.510964827073626" calcext:value-type="float">
            <text:p>0.5109648271</text:p>
          </table:table-cell>
          <table:table-cell office:value-type="float" office:value="-0.459480391891855" calcext:value-type="float">
            <text:p>-0.4594803919</text:p>
          </table:table-cell>
          <table:table-cell office:value-type="float" office:value="0.000038204990031552" calcext:value-type="float">
            <text:p>0.000038205</text:p>
          </table:table-cell>
          <table:table-cell office:value-type="float" office:value="-0.587039985693331" calcext:value-type="float">
            <text:p>-0.5870399857</text:p>
          </table:table-cell>
          <table:table-cell office:value-type="float" office:value="0.000000000000774504301507447" calcext:value-type="float">
            <text:p>7.74504301507447E-13</text:p>
          </table:table-cell>
          <table:table-cell office:value-type="float" office:value="-0.821089095139254" calcext:value-type="float">
            <text:p>-0.8210890951</text:p>
          </table:table-cell>
          <table:table-cell office:value-type="float" office:value="1.70943105953872E-031" calcext:value-type="float">
            <text:p>1.70943105953872E-31</text:p>
          </table:table-cell>
          <table:table-cell office:value-type="float" office:value="0.574818715033021" calcext:value-type="float">
            <text:p>0.574818715</text:p>
          </table:table-cell>
          <table:table-cell office:value-type="float" office:value="0.00000000000292141620084431" calcext:value-type="float">
            <text:p>2.92141620084431E-12</text:p>
          </table:table-cell>
          <table:table-cell office:value-type="float" office:value="4.83064614787882" calcext:value-type="float">
            <text:p>4.8306461479</text:p>
          </table:table-cell>
          <table:table-cell office:value-type="float" office:value="0.00000402828013886027" calcext:value-type="float">
            <text:p>4.02828013886027E-06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-0.384588346809838" calcext:value-type="float">
            <text:p>-0.3845883468</text:p>
          </table:table-cell>
          <table:table-cell office:value-type="float" office:value="0" calcext:value-type="float">
            <text:p>0</text:p>
          </table:table-cell>
          <table:table-cell office:value-type="float" office:value="-0.564453224791205" calcext:value-type="float">
            <text:p>-0.5644532248</text:p>
          </table:table-cell>
          <table:table-cell office:value-type="float" office:value="0.0000195881586354789" calcext:value-type="float">
            <text:p>1.95881586354789E-05</text:p>
          </table:table-cell>
          <table:table-cell office:value-type="float" office:value="-0.342332282888509" calcext:value-type="float">
            <text:p>-0.3423322829</text:p>
          </table:table-cell>
          <table:table-cell office:value-type="float" office:value="0.00175881564470034" calcext:value-type="float">
            <text:p>0.0017588156</text:p>
          </table:table-cell>
          <table:table-cell office:value-type="float" office:value="-0.899094523811515" calcext:value-type="float">
            <text:p>-0.8990945238</text:p>
          </table:table-cell>
          <table:table-cell office:value-type="float" office:value="4.50719965212617E-030" calcext:value-type="float">
            <text:p>4.50719965212617E-30</text:p>
          </table:table-cell>
          <table:table-cell office:value-type="float" office:value="0.406642447930845" calcext:value-type="float">
            <text:p>0.4066424479</text:p>
          </table:table-cell>
          <table:table-cell office:value-type="float" office:value="0.000165183289318315" calcext:value-type="float">
            <text:p>0.0001651833</text:p>
          </table:table-cell>
          <table:table-cell office:value-type="float" office:value="9.25258476084362" calcext:value-type="float">
            <text:p>9.2525847608</text:p>
          </table:table-cell>
          <table:table-cell office:value-type="float" office:value="0.0000000000000349461135535221" calcext:value-type="float">
            <text:p>3.49461135535221E-14</text:p>
          </table:table-cell>
          <table:table-cell office:value-type="float" office:value="-0.485209119780026" calcext:value-type="float">
            <text:p>-0.4852091198</text:p>
          </table:table-cell>
          <table:table-cell office:value-type="float" office:value="0.0000419519187454241" calcext:value-type="float">
            <text:p>4.19519187454241E-05</text:p>
          </table:table-cell>
          <table:table-cell office:value-type="float" office:value="-0.641585681990771" calcext:value-type="float">
            <text:p>-0.641585682</text:p>
          </table:table-cell>
          <table:table-cell office:value-type="float" office:value="1.38912204507429E-019" calcext:value-type="float">
            <text:p>1.38912204507429E-19</text:p>
          </table:table-cell>
          <table:table-cell office:value-type="float" office:value="-0.838796442007477" calcext:value-type="float">
            <text:p>-0.838796442</text:p>
          </table:table-cell>
          <table:table-cell office:value-type="float" office:value="8.99810140670382E-043" calcext:value-type="float">
            <text:p>8.99810140670382E-43</text:p>
          </table:table-cell>
          <table:table-cell office:value-type="float" office:value="0.643065675647086" calcext:value-type="float">
            <text:p>0.6430656756</text:p>
          </table:table-cell>
          <table:table-cell office:value-type="float" office:value="1.07852436516058E-019" calcext:value-type="float">
            <text:p>1.07852436516058E-19</text:p>
          </table:table-cell>
          <table:table-cell office:value-type="float" office:value="5.2920232532082" calcext:value-type="float">
            <text:p>5.2920232532</text:p>
          </table:table-cell>
          <table:table-cell office:value-type="float" office:value="0.000000409561102234138" calcext:value-type="float">
            <text:p>4.09561102234138E-07</text:p>
          </table:table-cell>
        </table:table-row>
        <table:table-row table:style-name="ro1">
          <table:table-cell office:value-type="string" calcext:value-type="string">
            <text:p>Q'eqchi'</text:p>
          </table:table-cell>
          <table:table-cell office:value-type="float" office:value="-0.381688854390012" calcext:value-type="float">
            <text:p>-0.3816888544</text:p>
          </table:table-cell>
          <table:table-cell office:value-type="float" office:value="0" calcext:value-type="float">
            <text:p>0</text:p>
          </table:table-cell>
          <table:table-cell office:value-type="float" office:value="-0.598262945565074" calcext:value-type="float">
            <text:p>-0.5982629456</text:p>
          </table:table-cell>
          <table:table-cell office:value-type="float" office:value="0.00000354429462213556" calcext:value-type="float">
            <text:p>3.54429462213556E-06</text:p>
          </table:table-cell>
          <table:table-cell office:value-type="float" office:value="-0.553300096829382" calcext:value-type="float">
            <text:p>-0.5533000968</text:p>
          </table:table-cell>
          <table:table-cell office:value-type="float" office:value="0.00000000163034858120495" calcext:value-type="float">
            <text:p>1.63034858120495E-09</text:p>
          </table:table-cell>
          <table:table-cell office:value-type="float" office:value="-0.808304249024334" calcext:value-type="float">
            <text:p>-0.808304249</text:p>
          </table:table-cell>
          <table:table-cell office:value-type="float" office:value="9.66602596484454E-025" calcext:value-type="float">
            <text:p>9.66602596484454E-25</text:p>
          </table:table-cell>
          <table:table-cell office:value-type="float" office:value="0.507630334293105" calcext:value-type="float">
            <text:p>0.5076303343</text:p>
          </table:table-cell>
          <table:table-cell office:value-type="float" office:value="0.0000000516535072790836" calcext:value-type="float">
            <text:p>5.16535072790836E-08</text:p>
          </table:table-cell>
          <table:table-cell office:value-type="float" office:value="4.28750248442181" calcext:value-type="float">
            <text:p>4.2875024844</text:p>
          </table:table-cell>
          <table:table-cell office:value-type="float" office:value="0.0000420199609155244" calcext:value-type="float">
            <text:p>0.00004202</text:p>
          </table:table-cell>
          <table:table-cell office:value-type="float" office:value="-0.519645171880467" calcext:value-type="float">
            <text:p>-0.5196451719</text:p>
          </table:table-cell>
          <table:table-cell office:value-type="float" office:value="0.00000917062519088158" calcext:value-type="float">
            <text:p>9.17062519088158E-06</text:p>
          </table:table-cell>
          <table:table-cell office:value-type="float" office:value="-0.646990166090811" calcext:value-type="float">
            <text:p>-0.6469901661</text:p>
          </table:table-cell>
          <table:table-cell office:value-type="float" office:value="2.84784516385451E-024" calcext:value-type="float">
            <text:p>2.84784516385451E-24</text:p>
          </table:table-cell>
          <table:table-cell office:value-type="float" office:value="-0.773809759385196" calcext:value-type="float">
            <text:p>-0.7738097594</text:p>
          </table:table-cell>
          <table:table-cell office:value-type="float" office:value="9.85375720699159E-040" calcext:value-type="float">
            <text:p>9.85375720699159E-40</text:p>
          </table:table-cell>
          <table:table-cell office:value-type="float" office:value="0.614715164605773" calcext:value-type="float">
            <text:p>0.6147151646</text:p>
          </table:table-cell>
          <table:table-cell office:value-type="float" office:value="1.92258241899842E-021" calcext:value-type="float">
            <text:p>1.92258241899842E-21</text:p>
          </table:table-cell>
          <table:table-cell office:value-type="float" office:value="3.24330447863018" calcext:value-type="float">
            <text:p>3.2433044786</text:p>
          </table:table-cell>
          <table:table-cell office:value-type="float" office:value="0.00139577147374455" calcext:value-type="float">
            <text:p>0.0013957715</text:p>
          </table:table-cell>
        </table:table-row>
        <table:table-row table:style-name="ro1">
          <table:table-cell office:value-type="string" calcext:value-type="string">
            <text:p>Quichua</text:p>
          </table:table-cell>
          <table:table-cell office:value-type="float" office:value="-0.325687582331173" calcext:value-type="float">
            <text:p>-0.3256875823</text:p>
          </table:table-cell>
          <table:table-cell office:value-type="float" office:value="0" calcext:value-type="float">
            <text:p>0</text:p>
          </table:table-cell>
          <table:table-cell office:value-type="float" office:value="-0.501671846079014" calcext:value-type="float">
            <text:p>-0.5016718461</text:p>
          </table:table-cell>
          <table:table-cell office:value-type="float" office:value="0.00000390093007380808" calcext:value-type="float">
            <text:p>3.90093007380808E-06</text:p>
          </table:table-cell>
          <table:table-cell office:value-type="float" office:value="-0.458900052748165" calcext:value-type="float">
            <text:p>-0.4589000527</text:p>
          </table:table-cell>
          <table:table-cell office:value-type="float" office:value="0.000374773930738646" calcext:value-type="float">
            <text:p>0.0003747739</text:p>
          </table:table-cell>
          <table:table-cell office:value-type="float" office:value="-0.808967864869566" calcext:value-type="float">
            <text:p>-0.8089678649</text:p>
          </table:table-cell>
          <table:table-cell office:value-type="float" office:value="0.0000000000000459517047565918" calcext:value-type="float">
            <text:p>4.59517047565918E-14</text:p>
          </table:table-cell>
          <table:table-cell office:value-type="float" office:value="0.445187978069571" calcext:value-type="float">
            <text:p>0.4451879781</text:p>
          </table:table-cell>
          <table:table-cell office:value-type="float" office:value="0.000585986109137634" calcext:value-type="float">
            <text:p>0.0005859861</text:p>
          </table:table-cell>
          <table:table-cell office:value-type="float" office:value="3.95266334767074" calcext:value-type="float">
            <text:p>3.9526633477</text:p>
          </table:table-cell>
          <table:table-cell office:value-type="float" office:value="0.000230265239035753" calcext:value-type="float">
            <text:p>0.0002302652</text:p>
          </table:table-cell>
          <table:table-cell office:value-type="float" office:value="-0.423593871716393" calcext:value-type="float">
            <text:p>-0.4235938717</text:p>
          </table:table-cell>
          <table:table-cell office:value-type="float" office:value="0.00000671734828762172" calcext:value-type="float">
            <text:p>6.71734828762172E-06</text:p>
          </table:table-cell>
          <table:table-cell office:value-type="float" office:value="-0.71608935862012" calcext:value-type="float">
            <text:p>-0.7160893586</text:p>
          </table:table-cell>
          <table:table-cell office:value-type="float" office:value="5.49871952008092E-020" calcext:value-type="float">
            <text:p>5.49871952008092E-20</text:p>
          </table:table-cell>
          <table:table-cell office:value-type="float" office:value="-0.82473709701162" calcext:value-type="float">
            <text:p>-0.824737097</text:p>
          </table:table-cell>
          <table:table-cell office:value-type="float" office:value="9.66021309070104E-031" calcext:value-type="float">
            <text:p>9.66021309070104E-31</text:p>
          </table:table-cell>
          <table:table-cell office:value-type="float" office:value="0.661396100297407" calcext:value-type="float">
            <text:p>0.6613961003</text:p>
          </table:table-cell>
          <table:table-cell office:value-type="float" office:value="2.67019742124059E-016" calcext:value-type="float">
            <text:p>2.67019742124059E-16</text:p>
          </table:table-cell>
          <table:table-cell office:value-type="float" office:value="2.64876118849802" calcext:value-type="float">
            <text:p>2.6487611885</text:p>
          </table:table-cell>
          <table:table-cell office:value-type="float" office:value="0.00920405847591885" calcext:value-type="float">
            <text:p>0.0092040585</text:p>
          </table:table-cell>
        </table:table-row>
        <table:table-row table:style-name="ro1">
          <table:table-cell office:value-type="string" calcext:value-type="string">
            <text:p>Romani</text:p>
          </table:table-cell>
          <table:table-cell office:value-type="float" office:value="-0.398839302347048" calcext:value-type="float">
            <text:p>-0.3988393023</text:p>
          </table:table-cell>
          <table:table-cell office:value-type="float" office:value="0" calcext:value-type="float">
            <text:p>0</text:p>
          </table:table-cell>
          <table:table-cell office:value-type="float" office:value="-0.57460175187018" calcext:value-type="float">
            <text:p>-0.5746017519</text:p>
          </table:table-cell>
          <table:table-cell office:value-type="float" office:value="0.0000194657644473495" calcext:value-type="float">
            <text:p>1.94657644473495E-05</text:p>
          </table:table-cell>
          <table:table-cell office:value-type="float" office:value="-0.563080652687222" calcext:value-type="float">
            <text:p>-0.5630806527</text:p>
          </table:table-cell>
          <table:table-cell office:value-type="float" office:value="0.00000000624796611816615" calcext:value-type="float">
            <text:p>6.24796611816615E-09</text:p>
          </table:table-cell>
          <table:table-cell office:value-type="float" office:value="-0.90366310852703" calcext:value-type="float">
            <text:p>-0.9036631085</text:p>
          </table:table-cell>
          <table:table-cell office:value-type="float" office:value="1.54697865645743E-034" calcext:value-type="float">
            <text:p>1.54697865645743E-34</text:p>
          </table:table-cell>
          <table:table-cell office:value-type="float" office:value="0.614372201161894" calcext:value-type="float">
            <text:p>0.6143722012</text:p>
          </table:table-cell>
          <table:table-cell office:value-type="float" office:value="0.0000000000934754014654691" calcext:value-type="float">
            <text:p>9.34754014654691E-11</text:p>
          </table:table-cell>
          <table:table-cell office:value-type="float" office:value="7.9862134490174" calcext:value-type="float">
            <text:p>7.986213449</text:p>
          </table:table-cell>
          <table:table-cell office:value-type="float" office:value="0.00000000000494483891636269" calcext:value-type="float">
            <text:p>4.94483891636269E-12</text:p>
          </table:table-cell>
          <table:table-cell office:value-type="float" office:value="-0.498046500346163" calcext:value-type="float">
            <text:p>-0.4980465003</text:p>
          </table:table-cell>
          <table:table-cell office:value-type="float" office:value="0.0000442096855071325" calcext:value-type="float">
            <text:p>4.42096855071325E-05</text:p>
          </table:table-cell>
          <table:table-cell office:value-type="float" office:value="-0.708754416886262" calcext:value-type="float">
            <text:p>-0.7087544169</text:p>
          </table:table-cell>
          <table:table-cell office:value-type="float" office:value="6.28211216106698E-029" calcext:value-type="float">
            <text:p>6.28211216106698E-29</text:p>
          </table:table-cell>
          <table:table-cell office:value-type="float" office:value="-0.835013648349997" calcext:value-type="float">
            <text:p>-0.8350136483</text:p>
          </table:table-cell>
          <table:table-cell office:value-type="float" office:value="2.56739452046135E-048" calcext:value-type="float">
            <text:p>2.56739452046135E-48</text:p>
          </table:table-cell>
          <table:table-cell office:value-type="float" office:value="0.753097227084956" calcext:value-type="float">
            <text:p>0.7530972271</text:p>
          </table:table-cell>
          <table:table-cell office:value-type="float" office:value="2.22820300515843E-034" calcext:value-type="float">
            <text:p>2.22820300515843E-34</text:p>
          </table:table-cell>
          <table:table-cell office:value-type="float" office:value="4.38943999762858" calcext:value-type="float">
            <text:p>4.3894399976</text:p>
          </table:table-cell>
          <table:table-cell office:value-type="float" office:value="0.0000194422111076749" calcext:value-type="float">
            <text:p>1.94422111076749E-05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float" office:value="-0.391367672435738" calcext:value-type="float">
            <text:p>-0.3913676724</text:p>
          </table:table-cell>
          <table:table-cell office:value-type="float" office:value="0" calcext:value-type="float">
            <text:p>0</text:p>
          </table:table-cell>
          <table:table-cell office:value-type="float" office:value="-0.569460897942707" calcext:value-type="float">
            <text:p>-0.5694608979</text:p>
          </table:table-cell>
          <table:table-cell office:value-type="float" office:value="0.0000195283914810027" calcext:value-type="float">
            <text:p>1.95283914810027E-05</text:p>
          </table:table-cell>
          <table:table-cell office:value-type="float" office:value="-0.702816287327108" calcext:value-type="float">
            <text:p>-0.7028162873</text:p>
          </table:table-cell>
          <table:table-cell office:value-type="float" office:value="0.000000000000023012131785831" calcext:value-type="float">
            <text:p>2.3012131785831E-14</text:p>
          </table:table-cell>
          <table:table-cell office:value-type="float" office:value="-0.858384388240651" calcext:value-type="float">
            <text:p>-0.8583843882</text:p>
          </table:table-cell>
          <table:table-cell office:value-type="float" office:value="1.17113840406251E-026" calcext:value-type="float">
            <text:p>1.17113840406251E-26</text:p>
          </table:table-cell>
          <table:table-cell office:value-type="float" office:value="0.773228923435685" calcext:value-type="float">
            <text:p>0.7732289234</text:p>
          </table:table-cell>
          <table:table-cell office:value-type="float" office:value="1.06909626961038E-018" calcext:value-type="float">
            <text:p>1.06909626961038E-18</text:p>
          </table:table-cell>
          <table:table-cell office:value-type="float" office:value="4.11383094556973" calcext:value-type="float">
            <text:p>4.1138309456</text:p>
          </table:table-cell>
          <table:table-cell office:value-type="float" office:value="0.0000895812592590595" calcext:value-type="float">
            <text:p>8.95812592590595E-05</text:p>
          </table:table-cell>
          <table:table-cell office:value-type="float" office:value="-0.464856981364646" calcext:value-type="float">
            <text:p>-0.4648569814</text:p>
          </table:table-cell>
          <table:table-cell office:value-type="float" office:value="0.0000389141788106852" calcext:value-type="float">
            <text:p>3.89141788106852E-05</text:p>
          </table:table-cell>
          <table:table-cell office:value-type="float" office:value="-0.657286635631909" calcext:value-type="float">
            <text:p>-0.6572866356</text:p>
          </table:table-cell>
          <table:table-cell office:value-type="float" office:value="5.05295552638102E-022" calcext:value-type="float">
            <text:p>5.05295552638102E-22</text:p>
          </table:table-cell>
          <table:table-cell office:value-type="float" office:value="-0.821443738933402" calcext:value-type="float">
            <text:p>-0.8214437389</text:p>
          </table:table-cell>
          <table:table-cell office:value-type="float" office:value="4.29004924573508E-042" calcext:value-type="float">
            <text:p>4.29004924573508E-42</text:p>
          </table:table-cell>
          <table:table-cell office:value-type="float" office:value="0.732924851657425" calcext:value-type="float">
            <text:p>0.7329248517</text:p>
          </table:table-cell>
          <table:table-cell office:value-type="float" office:value="2.09825138667032E-029" calcext:value-type="float">
            <text:p>2.09825138667032E-29</text:p>
          </table:table-cell>
          <table:table-cell office:value-type="float" office:value="5.00904065413194" calcext:value-type="float">
            <text:p>5.0090406541</text:p>
          </table:table-cell>
          <table:table-cell office:value-type="float" office:value="0.00000140290010735944" calcext:value-type="float">
            <text:p>1.40290010735944E-06</text:p>
          </table:table-cell>
        </table:table-row>
        <table:table-row table:style-name="ro1">
          <table:table-cell office:value-type="string" calcext:value-type="string">
            <text:p>Serbian</text:p>
          </table:table-cell>
          <table:table-cell office:value-type="float" office:value="-0.389541012586679" calcext:value-type="float">
            <text:p>-0.3895410126</text:p>
          </table:table-cell>
          <table:table-cell office:value-type="float" office:value="0" calcext:value-type="float">
            <text:p>0</text:p>
          </table:table-cell>
          <table:table-cell office:value-type="float" office:value="-0.57460175187018" calcext:value-type="float">
            <text:p>-0.5746017519</text:p>
          </table:table-cell>
          <table:table-cell office:value-type="float" office:value="0.0000194657644473495" calcext:value-type="float">
            <text:p>1.94657644473495E-05</text:p>
          </table:table-cell>
          <table:table-cell office:value-type="float" office:value="-0.789876269740125" calcext:value-type="float">
            <text:p>-0.7898762697</text:p>
          </table:table-cell>
          <table:table-cell office:value-type="float" office:value="1.36692375172086E-017" calcext:value-type="float">
            <text:p>1.36692375172086E-17</text:p>
          </table:table-cell>
          <table:table-cell office:value-type="float" office:value="-0.849673498275205" calcext:value-type="float">
            <text:p>-0.8496734983</text:p>
          </table:table-cell>
          <table:table-cell office:value-type="float" office:value="1.53624908720492E-022" calcext:value-type="float">
            <text:p>1.53624908720492E-22</text:p>
          </table:table-cell>
          <table:table-cell office:value-type="float" office:value="0.93151170279597" calcext:value-type="float">
            <text:p>0.9315117028</text:p>
          </table:table-cell>
          <table:table-cell office:value-type="float" office:value="1.12119706117619E-034" calcext:value-type="float">
            <text:p>1.12119706117619E-34</text:p>
          </table:table-cell>
          <table:table-cell office:value-type="float" office:value="2.63210960225128" calcext:value-type="float">
            <text:p>2.6321096023</text:p>
          </table:table-cell>
          <table:table-cell office:value-type="float" office:value="0.0103226372306544" calcext:value-type="float">
            <text:p>0.0103226372</text:p>
          </table:table-cell>
          <table:table-cell office:value-type="float" office:value="-0.504836596696041" calcext:value-type="float">
            <text:p>-0.5048365967</text:p>
          </table:table-cell>
          <table:table-cell office:value-type="float" office:value="0.0000455322763313453" calcext:value-type="float">
            <text:p>4.55322763313453E-05</text:p>
          </table:table-cell>
          <table:table-cell office:value-type="float" office:value="-0.675030124584916" calcext:value-type="float">
            <text:p>-0.6750301246</text:p>
          </table:table-cell>
          <table:table-cell office:value-type="float" office:value="1.73237775496552E-020" calcext:value-type="float">
            <text:p>1.73237775496552E-20</text:p>
          </table:table-cell>
          <table:table-cell office:value-type="float" office:value="-0.847917812173653" calcext:value-type="float">
            <text:p>-0.8479178122</text:p>
          </table:table-cell>
          <table:table-cell office:value-type="float" office:value="5.72186540942187E-041" calcext:value-type="float">
            <text:p>5.72186540942187E-41</text:p>
          </table:table-cell>
          <table:table-cell office:value-type="float" office:value="0.78872157302883" calcext:value-type="float">
            <text:p>0.788721573</text:p>
          </table:table-cell>
          <table:table-cell office:value-type="float" office:value="8.34727809561077E-032" calcext:value-type="float">
            <text:p>8.34727809561077E-32</text:p>
          </table:table-cell>
          <table:table-cell office:value-type="float" office:value="5.88417098580692" calcext:value-type="float">
            <text:p>5.8841709858</text:p>
          </table:table-cell>
          <table:table-cell office:value-type="float" office:value="0.0000000278254888403384" calcext:value-type="float">
            <text:p>2.78254888403384E-08</text:p>
          </table:table-cell>
        </table:table-row>
        <table:table-row table:style-name="ro1">
          <table:table-cell office:value-type="string" calcext:value-type="string">
            <text:p>Shuar</text:p>
          </table:table-cell>
          <table:table-cell office:value-type="float" office:value="-0.335000365711912" calcext:value-type="float">
            <text:p>-0.3350003657</text:p>
          </table:table-cell>
          <table:table-cell office:value-type="float" office:value="0" calcext:value-type="float">
            <text:p>0</text:p>
          </table:table-cell>
          <table:table-cell office:value-type="float" office:value="-0.510880624717107" calcext:value-type="float">
            <text:p>-0.5108806247</text:p>
          </table:table-cell>
          <table:table-cell office:value-type="float" office:value="0.0000038713922477646" calcext:value-type="float">
            <text:p>3.8713922477646E-06</text:p>
          </table:table-cell>
          <table:table-cell office:value-type="float" office:value="-0.335665346823445" calcext:value-type="float">
            <text:p>-0.3356653468</text:p>
          </table:table-cell>
          <table:table-cell office:value-type="float" office:value="0.00874396900164104" calcext:value-type="float">
            <text:p>0.008743969</text:p>
          </table:table-cell>
          <table:table-cell office:value-type="float" office:value="-0.855423544685851" calcext:value-type="float">
            <text:p>-0.8554235447</text:p>
          </table:table-cell>
          <table:table-cell office:value-type="float" office:value="3.24515838942602E-018" calcext:value-type="float">
            <text:p>3.24515838942602E-18</text:p>
          </table:table-cell>
          <table:table-cell office:value-type="float" office:value="0.595272549345865" calcext:value-type="float">
            <text:p>0.5952725493</text:p>
          </table:table-cell>
          <table:table-cell office:value-type="float" office:value="0.000000526293916478975" calcext:value-type="float">
            <text:p>5.26293916478975E-07</text:p>
          </table:table-cell>
          <table:table-cell office:value-type="float" office:value="8.91797427613016" calcext:value-type="float">
            <text:p>8.9179742761</text:p>
          </table:table-cell>
          <table:table-cell office:value-type="float" office:value="0.00000000000210244803072139" calcext:value-type="float">
            <text:p>2.10244803072139E-12</text:p>
          </table:table-cell>
          <table:table-cell office:value-type="float" office:value="-0.43283357303245" calcext:value-type="float">
            <text:p>-0.432833573</text:p>
          </table:table-cell>
          <table:table-cell office:value-type="float" office:value="0.00000687291347861939" calcext:value-type="float">
            <text:p>6.87291347861939E-06</text:p>
          </table:table-cell>
          <table:table-cell office:value-type="float" office:value="-0.720472493438425" calcext:value-type="float">
            <text:p>-0.7204724934</text:p>
          </table:table-cell>
          <table:table-cell office:value-type="float" office:value="3.0118170717426E-022" calcext:value-type="float">
            <text:p>3.0118170717426E-22</text:p>
          </table:table-cell>
          <table:table-cell office:value-type="float" office:value="-0.860418229184199" calcext:value-type="float">
            <text:p>-0.8604182292</text:p>
          </table:table-cell>
          <table:table-cell office:value-type="float" office:value="1.38443584051027E-039" calcext:value-type="float">
            <text:p>1.38443584051027E-39</text:p>
          </table:table-cell>
          <table:table-cell office:value-type="float" office:value="0.836194493967191" calcext:value-type="float">
            <text:p>0.836194494</text:p>
          </table:table-cell>
          <table:table-cell office:value-type="float" office:value="1.85790871881279E-035" calcext:value-type="float">
            <text:p>1.85790871881279E-35</text:p>
          </table:table-cell>
          <table:table-cell office:value-type="float" office:value="5.38197859465019" calcext:value-type="float">
            <text:p>5.3819785947</text:p>
          </table:table-cell>
          <table:table-cell office:value-type="float" office:value="0.000000339380667528555" calcext:value-type="float">
            <text:p>3.39380667528555E-07</text:p>
          </table:table-cell>
        </table:table-row>
        <table:table-row table:style-name="ro1">
          <table:table-cell office:value-type="string" calcext:value-type="string">
            <text:p>Slovak</text:p>
          </table:table-cell>
          <table:table-cell office:value-type="float" office:value="-0.36392527419255" calcext:value-type="float">
            <text:p>-0.3639252742</text:p>
          </table:table-cell>
          <table:table-cell office:value-type="float" office:value="0" calcext:value-type="float">
            <text:p>0</text:p>
          </table:table-cell>
          <table:table-cell office:value-type="float" office:value="-0.564453224791205" calcext:value-type="float">
            <text:p>-0.5644532248</text:p>
          </table:table-cell>
          <table:table-cell office:value-type="float" office:value="0.0000195881586354789" calcext:value-type="float">
            <text:p>1.95881586354789E-05</text:p>
          </table:table-cell>
          <table:table-cell office:value-type="float" office:value="-0.727634941968262" calcext:value-type="float">
            <text:p>-0.727634942</text:p>
          </table:table-cell>
          <table:table-cell office:value-type="float" office:value="0.000000000000208209992170042" calcext:value-type="float">
            <text:p>2.08209992170042E-13</text:p>
          </table:table-cell>
          <table:table-cell office:value-type="float" office:value="-0.72032729512294" calcext:value-type="float">
            <text:p>-0.7203272951</text:p>
          </table:table-cell>
          <table:table-cell office:value-type="float" office:value="0.000000000000468114533351388" calcext:value-type="float">
            <text:p>4.68114533351388E-13</text:p>
          </table:table-cell>
          <table:table-cell office:value-type="float" office:value="0.677332131692529" calcext:value-type="float">
            <text:p>0.6773321317</text:p>
          </table:table-cell>
          <table:table-cell office:value-type="float" office:value="0.0000000000343385769837153" calcext:value-type="float">
            <text:p>3.43385769837153E-11</text:p>
          </table:table-cell>
          <table:table-cell office:value-type="float" office:value="-0.122619304557031" calcext:value-type="float">
            <text:p>-0.1226193046</text:p>
          </table:table-cell>
          <table:table-cell office:value-type="float" office:value="0.902754992895624" calcext:value-type="float">
            <text:p>0.9027549929</text:p>
          </table:table-cell>
          <table:table-cell office:value-type="float" office:value="-0.488329924084983" calcext:value-type="float">
            <text:p>-0.4883299241</text:p>
          </table:table-cell>
          <table:table-cell office:value-type="float" office:value="0.0000424738123488636" calcext:value-type="float">
            <text:p>4.24738123488636E-05</text:p>
          </table:table-cell>
          <table:table-cell office:value-type="float" office:value="-0.636260492955678" calcext:value-type="float">
            <text:p>-0.636260493</text:p>
          </table:table-cell>
          <table:table-cell office:value-type="float" office:value="6.54918754928505E-017" calcext:value-type="float">
            <text:p>6.54918754928505E-17</text:p>
          </table:table-cell>
          <table:table-cell office:value-type="float" office:value="-0.79288133430941" calcext:value-type="float">
            <text:p>-0.7928813343</text:p>
          </table:table-cell>
          <table:table-cell office:value-type="float" office:value="7.84216020550797E-031" calcext:value-type="float">
            <text:p>7.84216020550797E-31</text:p>
          </table:table-cell>
          <table:table-cell office:value-type="float" office:value="0.585744197522409" calcext:value-type="float">
            <text:p>0.5857441975</text:p>
          </table:table-cell>
          <table:table-cell office:value-type="float" office:value="0.000000000000055431165740221" calcext:value-type="float">
            <text:p>5.5431165740221E-14</text:p>
          </table:table-cell>
          <table:table-cell office:value-type="float" office:value="3.34956707553111" calcext:value-type="float">
            <text:p>3.3495670755</text:p>
          </table:table-cell>
          <table:table-cell office:value-type="float" office:value="0.00105144132831281" calcext:value-type="float">
            <text:p>0.0010514413</text:p>
          </table:table-cell>
        </table:table-row>
        <table:table-row table:style-name="ro1">
          <table:table-cell office:value-type="string" calcext:value-type="string">
            <text:p>Slovene</text:p>
          </table:table-cell>
          <table:table-cell office:value-type="float" office:value="-0.38595136400521" calcext:value-type="float">
            <text:p>-0.385951364</text:p>
          </table:table-cell>
          <table:table-cell office:value-type="float" office:value="0" calcext:value-type="float">
            <text:p>0</text:p>
          </table:table-cell>
          <table:table-cell office:value-type="float" office:value="-0.511541847649865" calcext:value-type="float">
            <text:p>-0.5115418476</text:p>
          </table:table-cell>
          <table:table-cell office:value-type="float" office:value="0.000106294819841015" calcext:value-type="float">
            <text:p>0.0001062948</text:p>
          </table:table-cell>
          <table:table-cell office:value-type="float" office:value="-0.776514013699734" calcext:value-type="float">
            <text:p>-0.7765140137</text:p>
          </table:table-cell>
          <table:table-cell office:value-type="float" office:value="6.38253847416679E-018" calcext:value-type="float">
            <text:p>6.38253847416679E-18</text:p>
          </table:table-cell>
          <table:table-cell office:value-type="float" office:value="-0.827758355918718" calcext:value-type="float">
            <text:p>-0.8277583559</text:p>
          </table:table-cell>
          <table:table-cell office:value-type="float" office:value="4.98180911977503E-022" calcext:value-type="float">
            <text:p>4.98180911977503E-22</text:p>
          </table:table-cell>
          <table:table-cell office:value-type="float" office:value="0.938711216487724" calcext:value-type="float">
            <text:p>0.9387112165</text:p>
          </table:table-cell>
          <table:table-cell office:value-type="float" office:value="3.20873903766896E-039" calcext:value-type="float">
            <text:p>3.20873903766896E-39</text:p>
          </table:table-cell>
          <table:table-cell office:value-type="float" office:value="2.33098464777115" calcext:value-type="float">
            <text:p>2.3309846478</text:p>
          </table:table-cell>
          <table:table-cell office:value-type="float" office:value="0.0222727640840531" calcext:value-type="float">
            <text:p>0.0222727641</text:p>
          </table:table-cell>
          <table:table-cell office:value-type="float" office:value="-0.452629243465082" calcext:value-type="float">
            <text:p>-0.4526292435</text:p>
          </table:table-cell>
          <table:table-cell office:value-type="float" office:value="0.000195639032127656" calcext:value-type="float">
            <text:p>0.000195639</text:p>
          </table:table-cell>
          <table:table-cell office:value-type="float" office:value="-0.657328483197151" calcext:value-type="float">
            <text:p>-0.6573284832</text:p>
          </table:table-cell>
          <table:table-cell office:value-type="float" office:value="6.48298346593769E-020" calcext:value-type="float">
            <text:p>6.48298346593769E-20</text:p>
          </table:table-cell>
          <table:table-cell office:value-type="float" office:value="-0.831186820110055" calcext:value-type="float">
            <text:p>-0.8311868201</text:p>
          </table:table-cell>
          <table:table-cell office:value-type="float" office:value="1.4634475848742E-039" calcext:value-type="float">
            <text:p>1.4634475848742E-39</text:p>
          </table:table-cell>
          <table:table-cell office:value-type="float" office:value="0.783035056821659" calcext:value-type="float">
            <text:p>0.7830350568</text:p>
          </table:table-cell>
          <table:table-cell office:value-type="float" office:value="2.50694847033613E-032" calcext:value-type="float">
            <text:p>2.50694847033613E-32</text:p>
          </table:table-cell>
          <table:table-cell office:value-type="float" office:value="5.69036707154205" calcext:value-type="float">
            <text:p>5.6903670715</text:p>
          </table:table-cell>
          <table:table-cell office:value-type="float" office:value="0.0000000664221737797534" calcext:value-type="float">
            <text:p>6.64221737797534E-08</text:p>
          </table:table-cell>
        </table:table-row>
        <table:table-row table:style-name="ro1">
          <table:table-cell office:value-type="string" calcext:value-type="string">
            <text:p>Somali</text:p>
          </table:table-cell>
          <table:table-cell office:value-type="float" office:value="-0.364703799242744" calcext:value-type="float">
            <text:p>-0.3647037992</text:p>
          </table:table-cell>
          <table:table-cell office:value-type="float" office:value="0" calcext:value-type="float">
            <text:p>0</text:p>
          </table:table-cell>
          <table:table-cell office:value-type="float" office:value="-0.561631171988271" calcext:value-type="float">
            <text:p>-0.561631172</text:p>
          </table:table-cell>
          <table:table-cell office:value-type="float" office:value="0.00000369237153907544" calcext:value-type="float">
            <text:p>3.69237153907544E-06</text:p>
          </table:table-cell>
          <table:table-cell office:value-type="float" office:value="-0.549008794878353" calcext:value-type="float">
            <text:p>-0.5490087949</text:p>
          </table:table-cell>
          <table:table-cell office:value-type="float" office:value="0.000000492291368019593" calcext:value-type="float">
            <text:p>4.92291368019593E-07</text:p>
          </table:table-cell>
          <table:table-cell office:value-type="float" office:value="-0.808841127297017" calcext:value-type="float">
            <text:p>-0.8088411273</text:p>
          </table:table-cell>
          <table:table-cell office:value-type="float" office:value="4.90959750636818E-018" calcext:value-type="float">
            <text:p>4.90959750636818E-18</text:p>
          </table:table-cell>
          <table:table-cell office:value-type="float" office:value="0.800078926596728" calcext:value-type="float">
            <text:p>0.8000789266</text:p>
          </table:table-cell>
          <table:table-cell office:value-type="float" office:value="2.04971673191306E-017" calcext:value-type="float">
            <text:p>2.04971673191306E-17</text:p>
          </table:table-cell>
          <table:table-cell office:value-type="float" office:value="6.03989300372114" calcext:value-type="float">
            <text:p>6.0398930037</text:p>
          </table:table-cell>
          <table:table-cell office:value-type="float" office:value="0.0000000666107505720223" calcext:value-type="float">
            <text:p>6.66107505720223E-08</text:p>
          </table:table-cell>
          <table:table-cell office:value-type="float" office:value="-0.50713798936468" calcext:value-type="float">
            <text:p>-0.5071379894</text:p>
          </table:table-cell>
          <table:table-cell office:value-type="float" office:value="0.0000087087831378506" calcext:value-type="float">
            <text:p>8.7087831378506E-06</text:p>
          </table:table-cell>
          <table:table-cell office:value-type="float" office:value="-0.762508282092739" calcext:value-type="float">
            <text:p>-0.7625082821</text:p>
          </table:table-cell>
          <table:table-cell office:value-type="float" office:value="7.07226125726822E-028" calcext:value-type="float">
            <text:p>7.07226125726822E-28</text:p>
          </table:table-cell>
          <table:table-cell office:value-type="float" office:value="-0.8182012453343" calcext:value-type="float">
            <text:p>-0.8182012453</text:p>
          </table:table-cell>
          <table:table-cell office:value-type="float" office:value="5.54500551634781E-035" calcext:value-type="float">
            <text:p>5.54500551634781E-35</text:p>
          </table:table-cell>
          <table:table-cell office:value-type="float" office:value="0.772607541105219" calcext:value-type="float">
            <text:p>0.7726075411</text:p>
          </table:table-cell>
          <table:table-cell office:value-type="float" office:value="5.1641785810489E-029" calcext:value-type="float">
            <text:p>5.1641785810489E-29</text:p>
          </table:table-cell>
          <table:table-cell office:value-type="float" office:value="1.77260322699961" calcext:value-type="float">
            <text:p>1.772603227</text:p>
          </table:table-cell>
          <table:table-cell office:value-type="float" office:value="0.0785169724555186" calcext:value-type="float">
            <text:p>0.0785169725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-0.385616744408475" calcext:value-type="float">
            <text:p>-0.3856167444</text:p>
          </table:table-cell>
          <table:table-cell office:value-type="float" office:value="0" calcext:value-type="float">
            <text:p>0</text:p>
          </table:table-cell>
          <table:table-cell office:value-type="float" office:value="-0.603351981388458" calcext:value-type="float">
            <text:p>-0.6033519814</text:p>
          </table:table-cell>
          <table:table-cell office:value-type="float" office:value="0.00000352234394009719" calcext:value-type="float">
            <text:p>3.52234394009719E-06</text:p>
          </table:table-cell>
          <table:table-cell office:value-type="float" office:value="-0.52698592868392" calcext:value-type="float">
            <text:p>-0.5269859287</text:p>
          </table:table-cell>
          <table:table-cell office:value-type="float" office:value="0.000000606016782298407" calcext:value-type="float">
            <text:p>0.000000606</text:p>
          </table:table-cell>
          <table:table-cell office:value-type="float" office:value="-0.899741665216384" calcext:value-type="float">
            <text:p>-0.8997416652</text:p>
          </table:table-cell>
          <table:table-cell office:value-type="float" office:value="1.88261496283518E-029" calcext:value-type="float">
            <text:p>1.88261496283518E-29</text:p>
          </table:table-cell>
          <table:table-cell office:value-type="float" office:value="0.562018134908304" calcext:value-type="float">
            <text:p>0.5620181349</text:p>
          </table:table-cell>
          <table:table-cell office:value-type="float" office:value="0.0000000706818266339598" calcext:value-type="float">
            <text:p>7.06818266339598E-08</text:p>
          </table:table-cell>
          <table:table-cell office:value-type="float" office:value="7.39831336132535" calcext:value-type="float">
            <text:p>7.3983133613</text:p>
          </table:table-cell>
          <table:table-cell office:value-type="float" office:value="0.00000000015479826199164" calcext:value-type="float">
            <text:p>1.5479826199164E-10</text:p>
          </table:table-cell>
          <table:table-cell office:value-type="float" office:value="-0.519645171880467" calcext:value-type="float">
            <text:p>-0.5196451719</text:p>
          </table:table-cell>
          <table:table-cell office:value-type="float" office:value="0.00000917062519088158" calcext:value-type="float">
            <text:p>9.17062519088158E-06</text:p>
          </table:table-cell>
          <table:table-cell office:value-type="float" office:value="-0.650013182428973" calcext:value-type="float">
            <text:p>-0.6500131824</text:p>
          </table:table-cell>
          <table:table-cell office:value-type="float" office:value="1.15366458256191E-021" calcext:value-type="float">
            <text:p>1.15366458256191E-21</text:p>
          </table:table-cell>
          <table:table-cell office:value-type="float" office:value="-0.835350445433414" calcext:value-type="float">
            <text:p>-0.8353504454</text:p>
          </table:table-cell>
          <table:table-cell office:value-type="float" office:value="2.95325172629124E-045" calcext:value-type="float">
            <text:p>2.95325172629124E-45</text:p>
          </table:table-cell>
          <table:table-cell office:value-type="float" office:value="0.677837184047254" calcext:value-type="float">
            <text:p>0.677837184</text:p>
          </table:table-cell>
          <table:table-cell office:value-type="float" office:value="4.43342931909901E-024" calcext:value-type="float">
            <text:p>4.43342931909901E-24</text:p>
          </table:table-cell>
          <table:table-cell office:value-type="float" office:value="5.3772522545589" calcext:value-type="float">
            <text:p>5.3772522546</text:p>
          </table:table-cell>
          <table:table-cell office:value-type="float" office:value="0.000000253325592300616" calcext:value-type="float">
            <text:p>2.53325592300616E-07</text:p>
          </table:table-cell>
        </table:table-row>
        <table:table-row table:style-name="ro1">
          <table:table-cell office:value-type="string" calcext:value-type="string">
            <text:p>Swahili</text:p>
          </table:table-cell>
          <table:table-cell office:value-type="float" office:value="-0.356733704397846" calcext:value-type="float">
            <text:p>-0.3567337044</text:p>
          </table:table-cell>
          <table:table-cell office:value-type="float" office:value="0" calcext:value-type="float">
            <text:p>0</text:p>
          </table:table-cell>
          <table:table-cell office:value-type="float" office:value="-0.513007261011155" calcext:value-type="float">
            <text:p>-0.513007261</text:p>
          </table:table-cell>
          <table:table-cell office:value-type="float" office:value="0.0000201376614323651" calcext:value-type="float">
            <text:p>2.01376614323651E-05</text:p>
          </table:table-cell>
          <table:table-cell office:value-type="float" office:value="-0.485643355301724" calcext:value-type="float">
            <text:p>-0.4856433553</text:p>
          </table:table-cell>
          <table:table-cell office:value-type="float" office:value="0.0000233877494273015" calcext:value-type="float">
            <text:p>2.33877494273015E-05</text:p>
          </table:table-cell>
          <table:table-cell office:value-type="float" office:value="-0.788139136620858" calcext:value-type="float">
            <text:p>-0.7881391366</text:p>
          </table:table-cell>
          <table:table-cell office:value-type="float" office:value="9.22705231294513E-016" calcext:value-type="float">
            <text:p>9.22705231294513E-16</text:p>
          </table:table-cell>
          <table:table-cell office:value-type="float" office:value="0.776950545481527" calcext:value-type="float">
            <text:p>0.7769505455</text:p>
          </table:table-cell>
          <table:table-cell office:value-type="float" office:value="4.25020852667921E-015" calcext:value-type="float">
            <text:p>4.25020852667921E-15</text:p>
          </table:table-cell>
          <table:table-cell office:value-type="float" office:value="6.27472048482379" calcext:value-type="float">
            <text:p>6.2747204848</text:p>
          </table:table-cell>
          <table:table-cell office:value-type="float" office:value="0.0000000308433331306466" calcext:value-type="float">
            <text:p>3.08433331306466E-08</text:p>
          </table:table-cell>
          <table:table-cell office:value-type="float" office:value="-0.408372609290813" calcext:value-type="float">
            <text:p>-0.4083726093</text:p>
          </table:table-cell>
          <table:table-cell office:value-type="float" office:value="0.0000328988842000057" calcext:value-type="float">
            <text:p>3.28988842000057E-05</text:p>
          </table:table-cell>
          <table:table-cell office:value-type="float" office:value="-0.726354569832518" calcext:value-type="float">
            <text:p>-0.7263545698</text:p>
          </table:table-cell>
          <table:table-cell office:value-type="float" office:value="6.66940055057728E-024" calcext:value-type="float">
            <text:p>6.66940055057728E-24</text:p>
          </table:table-cell>
          <table:table-cell office:value-type="float" office:value="-0.832749588654749" calcext:value-type="float">
            <text:p>-0.8327495887</text:p>
          </table:table-cell>
          <table:table-cell office:value-type="float" office:value="9.82787654275171E-037" calcext:value-type="float">
            <text:p>9.82787654275171E-37</text:p>
          </table:table-cell>
          <table:table-cell office:value-type="float" office:value="0.758186365790045" calcext:value-type="float">
            <text:p>0.7581863658</text:p>
          </table:table-cell>
          <table:table-cell office:value-type="float" office:value="4.93634731515924E-027" calcext:value-type="float">
            <text:p>4.93634731515924E-27</text:p>
          </table:table-cell>
          <table:table-cell office:value-type="float" office:value="3.27132332567724" calcext:value-type="float">
            <text:p>3.2713233257</text:p>
          </table:table-cell>
          <table:table-cell office:value-type="float" office:value="0.00135891990651235" calcext:value-type="float">
            <text:p>0.0013589199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float" office:value="-0.392501705993609" calcext:value-type="float">
            <text:p>-0.392501706</text:p>
          </table:table-cell>
          <table:table-cell office:value-type="float" office:value="0" calcext:value-type="float">
            <text:p>0</text:p>
          </table:table-cell>
          <table:table-cell office:value-type="float" office:value="-0.559573205171318" calcext:value-type="float">
            <text:p>-0.5595732052</text:p>
          </table:table-cell>
          <table:table-cell office:value-type="float" office:value="0.0000196452543430077" calcext:value-type="float">
            <text:p>1.96452543430077E-05</text:p>
          </table:table-cell>
          <table:table-cell office:value-type="float" office:value="-0.749192906609986" calcext:value-type="float">
            <text:p>-0.7491929066</text:p>
          </table:table-cell>
          <table:table-cell office:value-type="float" office:value="3.80976091527938E-018" calcext:value-type="float">
            <text:p>3.80976091527938E-18</text:p>
          </table:table-cell>
          <table:table-cell office:value-type="float" office:value="-0.772404533989297" calcext:value-type="float">
            <text:p>-0.772404534</text:p>
          </table:table-cell>
          <table:table-cell office:value-type="float" office:value="7.78695066965859E-020" calcext:value-type="float">
            <text:p>7.78695066965859E-20</text:p>
          </table:table-cell>
          <table:table-cell office:value-type="float" office:value="0.970767502449985" calcext:value-type="float">
            <text:p>0.9707675024</text:p>
          </table:table-cell>
          <table:table-cell office:value-type="float" office:value="8.21351873321518E-059" calcext:value-type="float">
            <text:p>8.21351873321518E-59</text:p>
          </table:table-cell>
          <table:table-cell office:value-type="float" office:value="1.44162645872508" calcext:value-type="float">
            <text:p>1.4416264587</text:p>
          </table:table-cell>
          <table:table-cell office:value-type="float" office:value="0.152840355125237" calcext:value-type="float">
            <text:p>0.1528403551</text:p>
          </table:table-cell>
          <table:table-cell office:value-type="float" office:value="-0.451743361214223" calcext:value-type="float">
            <text:p>-0.4517433612</text:p>
          </table:table-cell>
          <table:table-cell office:value-type="float" office:value="0.0000372437134263047" calcext:value-type="float">
            <text:p>3.72437134263047E-05</text:p>
          </table:table-cell>
          <table:table-cell office:value-type="float" office:value="-0.610371252269233" calcext:value-type="float">
            <text:p>-0.6103712523</text:p>
          </table:table-cell>
          <table:table-cell office:value-type="float" office:value="1.2525377232839E-018" calcext:value-type="float">
            <text:p>1.2525377232839E-18</text:p>
          </table:table-cell>
          <table:table-cell office:value-type="float" office:value="-0.799822132452292" calcext:value-type="float">
            <text:p>-0.7998221325</text:p>
          </table:table-cell>
          <table:table-cell office:value-type="float" office:value="7.33523725967244E-039" calcext:value-type="float">
            <text:p>7.33523725967244E-39</text:p>
          </table:table-cell>
          <table:table-cell office:value-type="float" office:value="0.761258530403119" calcext:value-type="float">
            <text:p>0.7612585304</text:p>
          </table:table-cell>
          <table:table-cell office:value-type="float" office:value="3.0885914055636E-033" calcext:value-type="float">
            <text:p>3.0885914055636E-33</text:p>
          </table:table-cell>
          <table:table-cell office:value-type="float" office:value="5.82121129949014" calcext:value-type="float">
            <text:p>5.8212112995</text:p>
          </table:table-cell>
          <table:table-cell office:value-type="float" office:value="0.00000002942344526482" calcext:value-type="float">
            <text:p>2.942344526482E-08</text:p>
          </table:table-cell>
        </table:table-row>
        <table:table-row table:style-name="ro1">
          <table:table-cell office:value-type="string" calcext:value-type="string">
            <text:p>Tachelhit</text:p>
          </table:table-cell>
          <table:table-cell office:value-type="float" office:value="-0.345618157861737" calcext:value-type="float">
            <text:p>-0.3456181579</text:p>
          </table:table-cell>
          <table:table-cell office:value-type="float" office:value="0" calcext:value-type="float">
            <text:p>0</text:p>
          </table:table-cell>
          <table:table-cell office:value-type="float" office:value="-0.538122708079718" calcext:value-type="float">
            <text:p>-0.5381227081</text:p>
          </table:table-cell>
          <table:table-cell office:value-type="float" office:value="0.00000377883822354255" calcext:value-type="float">
            <text:p>3.77883822354255E-06</text:p>
          </table:table-cell>
          <table:table-cell office:value-type="float" office:value="-0.531439085914234" calcext:value-type="float">
            <text:p>-0.5314390859</text:p>
          </table:table-cell>
          <table:table-cell office:value-type="float" office:value="0.0000124795983983534" calcext:value-type="float">
            <text:p>1.24795983983534E-05</text:p>
          </table:table-cell>
          <table:table-cell office:value-type="float" office:value="-0.865957690257496" calcext:value-type="float">
            <text:p>-0.8659576903</text:p>
          </table:table-cell>
          <table:table-cell office:value-type="float" office:value="4.21348912381149E-019" calcext:value-type="float">
            <text:p>4.21348912381149E-19</text:p>
          </table:table-cell>
          <table:table-cell office:value-type="float" office:value="0.545528206951235" calcext:value-type="float">
            <text:p>0.545528207</text:p>
          </table:table-cell>
          <table:table-cell office:value-type="float" office:value="0.00000655791133522843" calcext:value-type="float">
            <text:p>6.55791133522843E-06</text:p>
          </table:table-cell>
          <table:table-cell office:value-type="float" office:value="5.03626085970942" calcext:value-type="float">
            <text:p>5.0362608597</text:p>
          </table:table-cell>
          <table:table-cell office:value-type="float" office:value="0.0000050879548482607" calcext:value-type="float">
            <text:p>0.000005088</text:p>
          </table:table-cell>
          <table:table-cell office:value-type="float" office:value="-0.457668582722243" calcext:value-type="float">
            <text:p>-0.4576685827</text:p>
          </table:table-cell>
          <table:table-cell office:value-type="float" office:value="0.00000735528876804647" calcext:value-type="float">
            <text:p>7.35528876804647E-06</text:p>
          </table:table-cell>
          <table:table-cell office:value-type="float" office:value="-0.67896069191812" calcext:value-type="float">
            <text:p>-0.6789606919</text:p>
          </table:table-cell>
          <table:table-cell office:value-type="float" office:value="3.58268141895109E-016" calcext:value-type="float">
            <text:p>3.58268141895109E-16</text:p>
          </table:table-cell>
          <table:table-cell office:value-type="float" office:value="-0.849550202160003" calcext:value-type="float">
            <text:p>-0.8495502022</text:p>
          </table:table-cell>
          <table:table-cell office:value-type="float" office:value="8.9999900122938E-032" calcext:value-type="float">
            <text:p>8.9999900122938E-32</text:p>
          </table:table-cell>
          <table:table-cell office:value-type="float" office:value="0.658392658127587" calcext:value-type="float">
            <text:p>0.6583926581</text:p>
          </table:table-cell>
          <table:table-cell office:value-type="float" office:value="5.42383641863113E-015" calcext:value-type="float">
            <text:p>5.42383641863113E-15</text:p>
          </table:table-cell>
          <table:table-cell office:value-type="float" office:value="4.08453220075539" calcext:value-type="float">
            <text:p>4.0845322008</text:p>
          </table:table-cell>
          <table:table-cell office:value-type="float" office:value="0.0000855051820139001" calcext:value-type="float">
            <text:p>8.55051820139001E-05</text:p>
          </table:table-cell>
        </table:table-row>
        <table:table-row table:style-name="ro1">
          <table:table-cell office:value-type="string" calcext:value-type="string">
            <text:p>Tagalog</text:p>
          </table:table-cell>
          <table:table-cell office:value-type="float" office:value="-0.389091686809868" calcext:value-type="float">
            <text:p>-0.3890916868</text:p>
          </table:table-cell>
          <table:table-cell office:value-type="float" office:value="0" calcext:value-type="float">
            <text:p>0</text:p>
          </table:table-cell>
          <table:table-cell office:value-type="float" office:value="-0.588451182671937" calcext:value-type="float">
            <text:p>-0.5884511827</text:p>
          </table:table-cell>
          <table:table-cell office:value-type="float" office:value="0.00000358563806921337" calcext:value-type="float">
            <text:p>3.58563806921337E-06</text:p>
          </table:table-cell>
          <table:table-cell office:value-type="float" office:value="-0.346531458976646" calcext:value-type="float">
            <text:p>-0.346531459</text:p>
          </table:table-cell>
          <table:table-cell office:value-type="float" office:value="0.000941717107926219" calcext:value-type="float">
            <text:p>0.0009417171</text:p>
          </table:table-cell>
          <table:table-cell office:value-type="float" office:value="-0.745052667487501" calcext:value-type="float">
            <text:p>-0.7450526675</text:p>
          </table:table-cell>
          <table:table-cell office:value-type="float" office:value="8.5606678292325E-017" calcext:value-type="float">
            <text:p>8.5606678292325E-17</text:p>
          </table:table-cell>
          <table:table-cell office:value-type="float" office:value="0.439090186120198" calcext:value-type="float">
            <text:p>0.4390901861</text:p>
          </table:table-cell>
          <table:table-cell office:value-type="float" office:value="0.0000187231140745357" calcext:value-type="float">
            <text:p>1.87231140745357E-05</text:p>
          </table:table-cell>
          <table:table-cell office:value-type="float" office:value="5.02671276240968" calcext:value-type="float">
            <text:p>5.0267127624</text:p>
          </table:table-cell>
          <table:table-cell office:value-type="float" office:value="0.00000273323874852258" calcext:value-type="float">
            <text:p>2.73323874852258E-06</text:p>
          </table:table-cell>
          <table:table-cell office:value-type="float" office:value="-0.533061817557203" calcext:value-type="float">
            <text:p>-0.5330618176</text:p>
          </table:table-cell>
          <table:table-cell office:value-type="float" office:value="0.00000974168890582238" calcext:value-type="float">
            <text:p>9.74168890582238E-06</text:p>
          </table:table-cell>
          <table:table-cell office:value-type="float" office:value="-0.718298037227287" calcext:value-type="float">
            <text:p>-0.7182980372</text:p>
          </table:table-cell>
          <table:table-cell office:value-type="float" office:value="1.54945330401635E-029" calcext:value-type="float">
            <text:p>1.54945330401635E-29</text:p>
          </table:table-cell>
          <table:table-cell office:value-type="float" office:value="-0.766768701442107" calcext:value-type="float">
            <text:p>-0.7667687014</text:p>
          </table:table-cell>
          <table:table-cell office:value-type="float" office:value="1.02155827237157E-035" calcext:value-type="float">
            <text:p>1.02155827237157E-35</text:p>
          </table:table-cell>
          <table:table-cell office:value-type="float" office:value="0.621184217771653" calcext:value-type="float">
            <text:p>0.6211842178</text:p>
          </table:table-cell>
          <table:table-cell office:value-type="float" office:value="2.23081428592692E-020" calcext:value-type="float">
            <text:p>2.23081428592692E-20</text:p>
          </table:table-cell>
          <table:table-cell office:value-type="float" office:value="1.26181596834414" calcext:value-type="float">
            <text:p>1.2618159683</text:p>
          </table:table-cell>
          <table:table-cell office:value-type="float" office:value="0.208694215739176" calcext:value-type="float">
            <text:p>0.2086942157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-0.335681973488458" calcext:value-type="float">
            <text:p>-0.3356819735</text:p>
          </table:table-cell>
          <table:table-cell office:value-type="float" office:value="0" calcext:value-type="float">
            <text:p>0</text:p>
          </table:table-cell>
          <table:table-cell office:value-type="float" office:value="-0.505713690734527" calcext:value-type="float">
            <text:p>-0.5057136907</text:p>
          </table:table-cell>
          <table:table-cell office:value-type="float" office:value="0.000020206901434973" calcext:value-type="float">
            <text:p>2.0206901434973E-05</text:p>
          </table:table-cell>
          <table:table-cell office:value-type="float" office:value="-0.721234370383984" calcext:value-type="float">
            <text:p>-0.7212343704</text:p>
          </table:table-cell>
          <table:table-cell office:value-type="float" office:value="0.0000000000260727721977493" calcext:value-type="float">
            <text:p>2.60727721977493E-11</text:p>
          </table:table-cell>
          <table:table-cell office:value-type="float" office:value="-0.832791652028326" calcext:value-type="float">
            <text:p>-0.832791652</text:p>
          </table:table-cell>
          <table:table-cell office:value-type="float" office:value="2.61987082738699E-017" calcext:value-type="float">
            <text:p>2.61987082738699E-17</text:p>
          </table:table-cell>
          <table:table-cell office:value-type="float" office:value="0.792639172151942" calcext:value-type="float">
            <text:p>0.7926391722</text:p>
          </table:table-cell>
          <table:table-cell office:value-type="float" office:value="9.91122767786401E-015" calcext:value-type="float">
            <text:p>9.91122767786401E-15</text:p>
          </table:table-cell>
          <table:table-cell office:value-type="float" office:value="2.43600821320872" calcext:value-type="float">
            <text:p>2.4360082132</text:p>
          </table:table-cell>
          <table:table-cell office:value-type="float" office:value="0.0178366984813205" calcext:value-type="float">
            <text:p>0.0178366985</text:p>
          </table:table-cell>
          <table:table-cell office:value-type="float" office:value="-0.410257309939962" calcext:value-type="float">
            <text:p>-0.4102573099</text:p>
          </table:table-cell>
          <table:table-cell office:value-type="float" office:value="0.0000330571540243397" calcext:value-type="float">
            <text:p>3.30571540243397E-05</text:p>
          </table:table-cell>
          <table:table-cell office:value-type="float" office:value="-0.632557797052239" calcext:value-type="float">
            <text:p>-0.6325577971</text:p>
          </table:table-cell>
          <table:table-cell office:value-type="float" office:value="0.0000000000000260179509367971" calcext:value-type="float">
            <text:p>2.60179509367971E-14</text:p>
          </table:table-cell>
          <table:table-cell office:value-type="float" office:value="-0.864517591892098" calcext:value-type="float">
            <text:p>-0.8645175919</text:p>
          </table:table-cell>
          <table:table-cell office:value-type="float" office:value="7.4837677444455E-036" calcext:value-type="float">
            <text:p>7.4837677444455E-36</text:p>
          </table:table-cell>
          <table:table-cell office:value-type="float" office:value="0.676405557512601" calcext:value-type="float">
            <text:p>0.6764055575</text:p>
          </table:table-cell>
          <table:table-cell office:value-type="float" office:value="7.90066078335513E-017" calcext:value-type="float">
            <text:p>7.90066078335513E-17</text:p>
          </table:table-cell>
          <table:table-cell office:value-type="float" office:value="5.94740642228378" calcext:value-type="float">
            <text:p>5.9474064223</text:p>
          </table:table-cell>
          <table:table-cell office:value-type="float" office:value="0.00000003104975317621" calcext:value-type="float">
            <text:p>0.000000031</text:p>
          </table:table-cell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-0.375924931249221" calcext:value-type="float">
            <text:p>-0.3759249312</text:p>
          </table:table-cell>
          <table:table-cell office:value-type="float" office:value="0" calcext:value-type="float">
            <text:p>0</text:p>
          </table:table-cell>
          <table:table-cell office:value-type="float" office:value="-0.579097172634727" calcext:value-type="float">
            <text:p>-0.5790971726</text:p>
          </table:table-cell>
          <table:table-cell office:value-type="float" office:value="0.00000362388549559058" calcext:value-type="float">
            <text:p>3.62388549559058E-06</text:p>
          </table:table-cell>
          <table:table-cell office:value-type="float" office:value="-0.376634895291643" calcext:value-type="float">
            <text:p>-0.3766348953</text:p>
          </table:table-cell>
          <table:table-cell office:value-type="float" office:value="0.00032368912737763" calcext:value-type="float">
            <text:p>0.0003236891</text:p>
          </table:table-cell>
          <table:table-cell office:value-type="float" office:value="-0.888023717938154" calcext:value-type="float">
            <text:p>-0.8880237179</text:p>
          </table:table-cell>
          <table:table-cell office:value-type="float" office:value="2.01545740117126E-030" calcext:value-type="float">
            <text:p>2.01545740117126E-30</text:p>
          </table:table-cell>
          <table:table-cell office:value-type="float" office:value="0.476858561584875" calcext:value-type="float">
            <text:p>0.4768585616</text:p>
          </table:table-cell>
          <table:table-cell office:value-type="float" office:value="0.00000302129799892756" calcext:value-type="float">
            <text:p>3.02129799892756E-06</text:p>
          </table:table-cell>
          <table:table-cell office:value-type="float" office:value="9.26178760571614" calcext:value-type="float">
            <text:p>9.2617876057</text:p>
          </table:table-cell>
          <table:table-cell office:value-type="float" office:value="0.0000000000000176344460766264" calcext:value-type="float">
            <text:p>1.76344460766264E-14</text:p>
          </table:table-cell>
          <table:table-cell office:value-type="float" office:value="-0.471753788406327" calcext:value-type="float">
            <text:p>-0.4717537884</text:p>
          </table:table-cell>
          <table:table-cell office:value-type="float" office:value="0.00000767884808375996" calcext:value-type="float">
            <text:p>7.67884808375996E-06</text:p>
          </table:table-cell>
          <table:table-cell office:value-type="float" office:value="-0.713139277462458" calcext:value-type="float">
            <text:p>-0.7131392775</text:p>
          </table:table-cell>
          <table:table-cell office:value-type="float" office:value="6.22006012093519E-027" calcext:value-type="float">
            <text:p>6.22006012093519E-27</text:p>
          </table:table-cell>
          <table:table-cell office:value-type="float" office:value="-0.857083725619979" calcext:value-type="float">
            <text:p>-0.8570837256</text:p>
          </table:table-cell>
          <table:table-cell office:value-type="float" office:value="8.13082120159768E-049" calcext:value-type="float">
            <text:p>8.13082120159768E-49</text:p>
          </table:table-cell>
          <table:table-cell office:value-type="float" office:value="0.751738460487564" calcext:value-type="float">
            <text:p>0.7517384605</text:p>
          </table:table-cell>
          <table:table-cell office:value-type="float" office:value="2.78596355438849E-031" calcext:value-type="float">
            <text:p>2.78596355438849E-31</text:p>
          </table:table-cell>
          <table:table-cell office:value-type="float" office:value="5.0486688520447" calcext:value-type="float">
            <text:p>5.048668852</text:p>
          </table:table-cell>
          <table:table-cell office:value-type="float" office:value="0.00000118584295861097" calcext:value-type="float">
            <text:p>1.18584295861097E-06</text:p>
          </table:table-cell>
        </table:table-row>
        <table:table-row table:style-name="ro1">
          <table:table-cell office:value-type="string" calcext:value-type="string">
            <text:p>Uspanteco</text:p>
          </table:table-cell>
          <table:table-cell office:value-type="float" office:value="-0.366588374036395" calcext:value-type="float">
            <text:p>-0.366588374</text:p>
          </table:table-cell>
          <table:table-cell office:value-type="float" office:value="0" calcext:value-type="float">
            <text:p>0</text:p>
          </table:table-cell>
          <table:table-cell office:value-type="float" office:value="-0.579097172634727" calcext:value-type="float">
            <text:p>-0.5790971726</text:p>
          </table:table-cell>
          <table:table-cell office:value-type="float" office:value="0.00000362388549559058" calcext:value-type="float">
            <text:p>3.62388549559058E-06</text:p>
          </table:table-cell>
          <table:table-cell office:value-type="float" office:value="-0.71298726021919" calcext:value-type="float">
            <text:p>-0.7129872602</text:p>
          </table:table-cell>
          <table:table-cell office:value-type="float" office:value="6.06479540758406E-017" calcext:value-type="float">
            <text:p>6.06479540758406E-17</text:p>
          </table:table-cell>
          <table:table-cell office:value-type="float" office:value="-0.843713360718737" calcext:value-type="float">
            <text:p>-0.8437133607</text:p>
          </table:table-cell>
          <table:table-cell office:value-type="float" office:value="1.68291488024984E-028" calcext:value-type="float">
            <text:p>1.68291488024984E-28</text:p>
          </table:table-cell>
          <table:table-cell office:value-type="float" office:value="0.818571173493944" calcext:value-type="float">
            <text:p>0.8185711735</text:p>
          </table:table-cell>
          <table:table-cell office:value-type="float" office:value="1.41412588112993E-025" calcext:value-type="float">
            <text:p>1.41412588112993E-25</text:p>
          </table:table-cell>
          <table:table-cell office:value-type="float" office:value="3.97567063558445" calcext:value-type="float">
            <text:p>3.9756706356</text:p>
          </table:table-cell>
          <table:table-cell office:value-type="float" office:value="0.00013432965226567" calcext:value-type="float">
            <text:p>0.0001343297</text:p>
          </table:table-cell>
          <table:table-cell office:value-type="float" office:value="-0.479285084364168" calcext:value-type="float">
            <text:p>-0.4792850844</text:p>
          </table:table-cell>
          <table:table-cell office:value-type="float" office:value="0.00000786965297219559" calcext:value-type="float">
            <text:p>7.86965297219559E-06</text:p>
          </table:table-cell>
          <table:table-cell office:value-type="float" office:value="-0.699823555247931" calcext:value-type="float">
            <text:p>-0.6998235552</text:p>
          </table:table-cell>
          <table:table-cell office:value-type="float" office:value="1.17065546005101E-027" calcext:value-type="float">
            <text:p>1.17065546005101E-27</text:p>
          </table:table-cell>
          <table:table-cell office:value-type="float" office:value="-0.827187299635535" calcext:value-type="float">
            <text:p>-0.8271872996</text:p>
          </table:table-cell>
          <table:table-cell office:value-type="float" office:value="3.56344990571034E-046" calcext:value-type="float">
            <text:p>3.56344990571034E-46</text:p>
          </table:table-cell>
          <table:table-cell office:value-type="float" office:value="0.80521997107483" calcext:value-type="float">
            <text:p>0.8052199711</text:p>
          </table:table-cell>
          <table:table-cell office:value-type="float" office:value="4.98560162872893E-042" calcext:value-type="float">
            <text:p>4.98560162872893E-42</text:p>
          </table:table-cell>
          <table:table-cell office:value-type="float" office:value="4.79631218638824" calcext:value-type="float">
            <text:p>4.7963121864</text:p>
          </table:table-cell>
          <table:table-cell office:value-type="float" office:value="0.00000342958899070853" calcext:value-type="float">
            <text:p>3.42958899070853E-06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-0.373827257459375" calcext:value-type="float">
            <text:p>-0.3738272575</text:p>
          </table:table-cell>
          <table:table-cell office:value-type="float" office:value="0" calcext:value-type="float">
            <text:p>0</text:p>
          </table:table-cell>
          <table:table-cell office:value-type="float" office:value="-0.568481074185691" calcext:value-type="float">
            <text:p>-0.5684810742</text:p>
          </table:table-cell>
          <table:table-cell office:value-type="float" office:value="0.000105505130062797" calcext:value-type="float">
            <text:p>0.0001055051</text:p>
          </table:table-cell>
          <table:table-cell office:value-type="float" office:value="-0.192410955562604" calcext:value-type="float">
            <text:p>-0.1924109556</text:p>
          </table:table-cell>
          <table:table-cell office:value-type="float" office:value="0.0813884421808645" calcext:value-type="float">
            <text:p>0.0813884422</text:p>
          </table:table-cell>
          <table:table-cell office:value-type="float" office:value="-0.833763361805531" calcext:value-type="float">
            <text:p>-0.8337633618</text:p>
          </table:table-cell>
          <table:table-cell office:value-type="float" office:value="1.34240998485987E-022" calcext:value-type="float">
            <text:p>1.34240998485987E-22</text:p>
          </table:table-cell>
          <table:table-cell office:value-type="float" office:value="0.0573745647973015" calcext:value-type="float">
            <text:p>0.0573745648</text:p>
          </table:table-cell>
          <table:table-cell office:value-type="float" office:value="0.606409997267785" calcext:value-type="float">
            <text:p>0.6064099973</text:p>
          </table:table-cell>
          <table:table-cell office:value-type="float" office:value="6.67474883445146" calcext:value-type="float">
            <text:p>6.6747488345</text:p>
          </table:table-cell>
          <table:table-cell office:value-type="float" office:value="0.0000000029700396849838" calcext:value-type="float">
            <text:p>0.000000003</text:p>
          </table:table-cell>
          <table:table-cell office:value-type="float" office:value="-0.50158398049991" calcext:value-type="float">
            <text:p>-0.5015839805</text:p>
          </table:table-cell>
          <table:table-cell office:value-type="float" office:value="0.000241125374355133" calcext:value-type="float">
            <text:p>0.0002411254</text:p>
          </table:table-cell>
          <table:table-cell office:value-type="float" office:value="-0.55388016543858" calcext:value-type="float">
            <text:p>-0.5538801654</text:p>
          </table:table-cell>
          <table:table-cell office:value-type="float" office:value="1.99360634488684E-016" calcext:value-type="float">
            <text:p>1.99360634488684E-16</text:p>
          </table:table-cell>
          <table:table-cell office:value-type="float" office:value="-0.762512051579418" calcext:value-type="float">
            <text:p>-0.7625120516</text:p>
          </table:table-cell>
          <table:table-cell office:value-type="float" office:value="7.90549060063459E-037" calcext:value-type="float">
            <text:p>7.90549060063459E-37</text:p>
          </table:table-cell>
          <table:table-cell office:value-type="float" office:value="0.396341239464947" calcext:value-type="float">
            <text:p>0.3963412395</text:p>
          </table:table-cell>
          <table:table-cell office:value-type="float" office:value="0.0000000196313565954246" calcext:value-type="float">
            <text:p>1.96313565954246E-08</text:p>
          </table:table-cell>
          <table:table-cell office:value-type="float" office:value="4.07565716976726" calcext:value-type="float">
            <text:p>4.0756571698</text:p>
          </table:table-cell>
          <table:table-cell office:value-type="float" office:value="0.0000681829549011638" calcext:value-type="float">
            <text:p>0.000068183</text:p>
          </table:table-cell>
        </table:table-row>
        <table:table-row table:style-name="ro1">
          <table:table-cell office:value-type="string" calcext:value-type="string">
            <text:p>Wolaytta</text:p>
          </table:table-cell>
          <table:table-cell office:value-type="float" office:value="-0.331783769764045" calcext:value-type="float">
            <text:p>-0.3317837698</text:p>
          </table:table-cell>
          <table:table-cell office:value-type="float" office:value="0" calcext:value-type="float">
            <text:p>0</text:p>
          </table:table-cell>
          <table:table-cell office:value-type="float" office:value="-0.482420679078904" calcext:value-type="float">
            <text:p>-0.4824206791</text:p>
          </table:table-cell>
          <table:table-cell office:value-type="float" office:value="0.0000204152199800955" calcext:value-type="float">
            <text:p>2.04152199800955E-05</text:p>
          </table:table-cell>
          <table:table-cell office:value-type="float" office:value="-0.567844627378683" calcext:value-type="float">
            <text:p>-0.5678446274</text:p>
          </table:table-cell>
          <table:table-cell office:value-type="float" office:value="0.00000099019725852262" calcext:value-type="float">
            <text:p>9.9019725852262E-07</text:p>
          </table:table-cell>
          <table:table-cell office:value-type="float" office:value="-0.77634824367118" calcext:value-type="float">
            <text:p>-0.7763482437</text:p>
          </table:table-cell>
          <table:table-cell office:value-type="float" office:value="0.0000000000000480488262112509" calcext:value-type="float">
            <text:p>4.80488262112509E-14</text:p>
          </table:table-cell>
          <table:table-cell office:value-type="float" office:value="0.648320819842956" calcext:value-type="float">
            <text:p>0.6483208198</text:p>
          </table:table-cell>
          <table:table-cell office:value-type="float" office:value="0.00000000695229669167478" calcext:value-type="float">
            <text:p>0.000000007</text:p>
          </table:table-cell>
          <table:table-cell office:value-type="float" office:value="3.04547009754383" calcext:value-type="float">
            <text:p>3.0454700975</text:p>
          </table:table-cell>
          <table:table-cell office:value-type="float" office:value="0.00342811840362207" calcext:value-type="float">
            <text:p>0.0034281184</text:p>
          </table:table-cell>
          <table:table-cell office:value-type="float" office:value="-0.404678560509144" calcext:value-type="float">
            <text:p>-0.4046785605</text:p>
          </table:table-cell>
          <table:table-cell office:value-type="float" office:value="0.0000325954300706671" calcext:value-type="float">
            <text:p>3.25954300706671E-05</text:p>
          </table:table-cell>
          <table:table-cell office:value-type="float" office:value="-0.714821313427068" calcext:value-type="float">
            <text:p>-0.7148213134</text:p>
          </table:table-cell>
          <table:table-cell office:value-type="float" office:value="7.81272512338975E-021" calcext:value-type="float">
            <text:p>7.81272512338975E-21</text:p>
          </table:table-cell>
          <table:table-cell office:value-type="float" office:value="-0.830772401936429" calcext:value-type="float">
            <text:p>-0.8307724019</text:p>
          </table:table-cell>
          <table:table-cell office:value-type="float" office:value="4.34578065033331E-033" calcext:value-type="float">
            <text:p>4.34578065033331E-33</text:p>
          </table:table-cell>
          <table:table-cell office:value-type="float" office:value="0.719624111419792" calcext:value-type="float">
            <text:p>0.7196241114</text:p>
          </table:table-cell>
          <table:table-cell office:value-type="float" office:value="3.24365074106163E-021" calcext:value-type="float">
            <text:p>3.24365074106163E-21</text:p>
          </table:table-cell>
          <table:table-cell office:value-type="float" office:value="3.14961003910844" calcext:value-type="float">
            <text:p>3.1496100391</text:p>
          </table:table-cell>
          <table:table-cell office:value-type="float" office:value="0.00205629520783146" calcext:value-type="float">
            <text:p>0.0020562952</text:p>
          </table:table-cell>
        </table:table-row>
        <table:table-row table:style-name="ro1">
          <table:table-cell office:value-type="string" calcext:value-type="string">
            <text:p>Wolof</text:p>
          </table:table-cell>
          <table:table-cell office:value-type="float" office:value="-0.420399869316927" calcext:value-type="float">
            <text:p>-0.4203998693</text:p>
          </table:table-cell>
          <table:table-cell office:value-type="float" office:value="0" calcext:value-type="float">
            <text:p>0</text:p>
          </table:table-cell>
          <table:table-cell office:value-type="float" office:value="-0.614856715412465" calcext:value-type="float">
            <text:p>-0.6148567154</text:p>
          </table:table-cell>
          <table:table-cell office:value-type="float" office:value="0.0000189271137362628" calcext:value-type="float">
            <text:p>1.89271137362628E-05</text:p>
          </table:table-cell>
          <table:table-cell office:value-type="float" office:value="-0.764170120771652" calcext:value-type="float">
            <text:p>-0.7641701208</text:p>
          </table:table-cell>
          <table:table-cell office:value-type="float" office:value="2.99840519120947E-018" calcext:value-type="float">
            <text:p>2.99840519120947E-18</text:p>
          </table:table-cell>
          <table:table-cell office:value-type="float" office:value="-0.835470369287633" calcext:value-type="float">
            <text:p>-0.8354703693</text:p>
          </table:table-cell>
          <table:table-cell office:value-type="float" office:value="2.435258005548E-024" calcext:value-type="float">
            <text:p>2.435258005548E-24</text:p>
          </table:table-cell>
          <table:table-cell office:value-type="float" office:value="0.885317926348461" calcext:value-type="float">
            <text:p>0.8853179263</text:p>
          </table:table-cell>
          <table:table-cell office:value-type="float" office:value="1.12145791825694E-030" calcext:value-type="float">
            <text:p>1.12145791825694E-30</text:p>
          </table:table-cell>
          <table:table-cell office:value-type="float" office:value="2.514853017201" calcext:value-type="float">
            <text:p>2.5148530172</text:p>
          </table:table-cell>
          <table:table-cell office:value-type="float" office:value="0.0137686059564637" calcext:value-type="float">
            <text:p>0.013768606</text:p>
          </table:table-cell>
          <table:table-cell office:value-type="float" office:value="-0.538931601967187" calcext:value-type="float">
            <text:p>-0.538931602</text:p>
          </table:table-cell>
          <table:table-cell office:value-type="float" office:value="0.0000539493051445822" calcext:value-type="float">
            <text:p>5.39493051445822E-05</text:p>
          </table:table-cell>
          <table:table-cell office:value-type="float" office:value="-0.693001964401448" calcext:value-type="float">
            <text:p>-0.6930019644</text:p>
          </table:table-cell>
          <table:table-cell office:value-type="float" office:value="8.48059412398873E-026" calcext:value-type="float">
            <text:p>8.48059412398873E-26</text:p>
          </table:table-cell>
          <table:table-cell office:value-type="float" office:value="-0.832857447763415" calcext:value-type="float">
            <text:p>-0.8328574478</text:p>
          </table:table-cell>
          <table:table-cell office:value-type="float" office:value="2.82421113809305E-045" calcext:value-type="float">
            <text:p>2.82421113809305E-45</text:p>
          </table:table-cell>
          <table:table-cell office:value-type="float" office:value="0.790021670486197" calcext:value-type="float">
            <text:p>0.7900216705</text:p>
          </table:table-cell>
          <table:table-cell office:value-type="float" office:value="9.51628612432195E-038" calcext:value-type="float">
            <text:p>9.51628612432195E-38</text:p>
          </table:table-cell>
          <table:table-cell office:value-type="float" office:value="5.022651050687" calcext:value-type="float">
            <text:p>5.0226510507</text:p>
          </table:table-cell>
          <table:table-cell office:value-type="float" office:value="0.0000012924169283597" calcext:value-type="float">
            <text:p>1.2924169283597E-06</text:p>
          </table:table-cell>
        </table:table-row>
        <table:table-row table:style-name="ro1">
          <table:table-cell office:value-type="string" calcext:value-type="string">
            <text:p>Xhosa</text:p>
          </table:table-cell>
          <table:table-cell office:value-type="float" office:value="-0.325602534884552" calcext:value-type="float">
            <text:p>-0.3256025349</text:p>
          </table:table-cell>
          <table:table-cell office:value-type="float" office:value="0" calcext:value-type="float">
            <text:p>0</text:p>
          </table:table-cell>
          <table:table-cell office:value-type="float" office:value="-0.482420679078904" calcext:value-type="float">
            <text:p>-0.4824206791</text:p>
          </table:table-cell>
          <table:table-cell office:value-type="float" office:value="0.0000204152199800955" calcext:value-type="float">
            <text:p>2.04152199800955E-05</text:p>
          </table:table-cell>
          <table:table-cell office:value-type="float" office:value="-0.612447133808119" calcext:value-type="float">
            <text:p>-0.6124471338</text:p>
          </table:table-cell>
          <table:table-cell office:value-type="float" office:value="0.000000323584754063473" calcext:value-type="float">
            <text:p>3.23584754063473E-07</text:p>
          </table:table-cell>
          <table:table-cell office:value-type="float" office:value="-0.826676495793837" calcext:value-type="float">
            <text:p>-0.8266764958</text:p>
          </table:table-cell>
          <table:table-cell office:value-type="float" office:value="1.31735182133525E-015" calcext:value-type="float">
            <text:p>1.31735182133525E-15</text:p>
          </table:table-cell>
          <table:table-cell office:value-type="float" office:value="0.490772313728199" calcext:value-type="float">
            <text:p>0.4907723137</text:p>
          </table:table-cell>
          <table:table-cell office:value-type="float" office:value="0.0000918292758542343" calcext:value-type="float">
            <text:p>9.18292758542343E-05</text:p>
          </table:table-cell>
          <table:table-cell office:value-type="float" office:value="2.85644735092268" calcext:value-type="float">
            <text:p>2.8564473509</text:p>
          </table:table-cell>
          <table:table-cell office:value-type="float" office:value="0.00603465900007835" calcext:value-type="float">
            <text:p>0.006034659</text:p>
          </table:table-cell>
          <table:table-cell office:value-type="float" office:value="-0.38919752465381" calcext:value-type="float">
            <text:p>-0.3891975247</text:p>
          </table:table-cell>
          <table:table-cell office:value-type="float" office:value="0.0000314144058639546" calcext:value-type="float">
            <text:p>3.14144058639546E-05</text:p>
          </table:table-cell>
          <table:table-cell office:value-type="float" office:value="-0.687234199449014" calcext:value-type="float">
            <text:p>-0.6872341994</text:p>
          </table:table-cell>
          <table:table-cell office:value-type="float" office:value="5.89691645472704E-017" calcext:value-type="float">
            <text:p>5.89691645472704E-17</text:p>
          </table:table-cell>
          <table:table-cell office:value-type="float" office:value="-0.794865069196775" calcext:value-type="float">
            <text:p>-0.7948650692</text:p>
          </table:table-cell>
          <table:table-cell office:value-type="float" office:value="1.29318316464646E-025" calcext:value-type="float">
            <text:p>1.29318316464646E-25</text:p>
          </table:table-cell>
          <table:table-cell office:value-type="float" office:value="0.585854203721239" calcext:value-type="float">
            <text:p>0.5858542037</text:p>
          </table:table-cell>
          <table:table-cell office:value-type="float" office:value="0.0000000000115675966391468" calcext:value-type="float">
            <text:p>1.15675966391468E-11</text:p>
          </table:table-cell>
          <table:table-cell office:value-type="float" office:value="2.17380177261787" calcext:value-type="float">
            <text:p>2.1738017726</text:p>
          </table:table-cell>
          <table:table-cell office:value-type="float" office:value="0.0318833747760384" calcext:value-type="float">
            <text:p>0.0318833748</text:p>
          </table:table-cell>
        </table:table-row>
        <table:table-row table:style-name="ro1">
          <table:table-cell office:value-type="string" calcext:value-type="string">
            <text:p>Zarma</text:p>
          </table:table-cell>
          <table:table-cell office:value-type="float" office:value="-0.419660010773911" calcext:value-type="float">
            <text:p>-0.4196600108</text:p>
          </table:table-cell>
          <table:table-cell office:value-type="float" office:value="0" calcext:value-type="float">
            <text:p>0</text:p>
          </table:table-cell>
          <table:table-cell office:value-type="float" office:value="-0.678887287596433" calcext:value-type="float">
            <text:p>-0.6788872876</text:p>
          </table:table-cell>
          <table:table-cell office:value-type="float" office:value="0.000000561551949519737" calcext:value-type="float">
            <text:p>5.61551949519737E-07</text:p>
          </table:table-cell>
          <table:table-cell office:value-type="float" office:value="-0.422111414170022" calcext:value-type="float">
            <text:p>-0.4221114142</text:p>
          </table:table-cell>
          <table:table-cell office:value-type="float" office:value="0.0000203817715264055" calcext:value-type="float">
            <text:p>2.03817715264055E-05</text:p>
          </table:table-cell>
          <table:table-cell office:value-type="float" office:value="-0.696570633273307" calcext:value-type="float">
            <text:p>-0.6965706333</text:p>
          </table:table-cell>
          <table:table-cell office:value-type="float" office:value="4.56683933945825E-015" calcext:value-type="float">
            <text:p>4.56683933945825E-15</text:p>
          </table:table-cell>
          <table:table-cell office:value-type="float" office:value="0.689121444178493" calcext:value-type="float">
            <text:p>0.6891214442</text:p>
          </table:table-cell>
          <table:table-cell office:value-type="float" office:value="0.0000000000000116149636606657" calcext:value-type="float">
            <text:p>1.16149636606657E-14</text:p>
          </table:table-cell>
          <table:table-cell office:value-type="float" office:value="4.64245478192373" calcext:value-type="float">
            <text:p>4.6424547819</text:p>
          </table:table-cell>
          <table:table-cell office:value-type="float" office:value="0.0000114031919102412" calcext:value-type="float">
            <text:p>1.14031919102412E-05</text:p>
          </table:table-cell>
          <table:table-cell office:value-type="float" office:value="-0.617051817697924" calcext:value-type="float">
            <text:p>-0.6170518177</text:p>
          </table:table-cell>
          <table:table-cell office:value-type="float" office:value="0.00000299965375488371" calcext:value-type="float">
            <text:p>2.99965375488371E-06</text:p>
          </table:table-cell>
          <table:table-cell office:value-type="float" office:value="-0.711351373812041" calcext:value-type="float">
            <text:p>-0.7113513738</text:p>
          </table:table-cell>
          <table:table-cell office:value-type="float" office:value="1.31404994994548E-030" calcext:value-type="float">
            <text:p>1.31404994994548E-30</text:p>
          </table:table-cell>
          <table:table-cell office:value-type="float" office:value="-0.7942579393821" calcext:value-type="float">
            <text:p>-0.7942579394</text:p>
          </table:table-cell>
          <table:table-cell office:value-type="float" office:value="1.51545457235929E-042" calcext:value-type="float">
            <text:p>1.51545457235929E-42</text:p>
          </table:table-cell>
          <table:table-cell office:value-type="float" office:value="0.785058814115359" calcext:value-type="float">
            <text:p>0.7850588141</text:p>
          </table:table-cell>
          <table:table-cell office:value-type="float" office:value="5.77236526719652E-041" calcext:value-type="float">
            <text:p>5.77236526719652E-41</text:p>
          </table:table-cell>
          <table:table-cell office:value-type="float" office:value="2.89680332168481" calcext:value-type="float">
            <text:p>2.8968033217</text:p>
          </table:table-cell>
          <table:table-cell office:value-type="float" office:value="0.00421962787468739" calcext:value-type="float">
            <text:p>0.0042196279</text:p>
          </table:table-cell>
        </table:table-row>
        <table:table-row table:style-name="ro1">
          <table:table-cell office:value-type="string" calcext:value-type="string">
            <text:p>Zulu</text:p>
          </table:table-cell>
          <table:table-cell office:value-type="float" office:value="-0.319379428358982" calcext:value-type="float">
            <text:p>-0.3193794284</text:p>
          </table:table-cell>
          <table:table-cell office:value-type="float" office:value="0" calcext:value-type="float">
            <text:p>0</text:p>
          </table:table-cell>
          <table:table-cell office:value-type="float" office:value="-0.467611256367231" calcext:value-type="float">
            <text:p>-0.4676112564</text:p>
          </table:table-cell>
          <table:table-cell office:value-type="float" office:value="0.000020538127723792" calcext:value-type="float">
            <text:p>2.0538127723792E-05</text:p>
          </table:table-cell>
          <table:table-cell office:value-type="float" office:value="-0.618291001335156" calcext:value-type="float">
            <text:p>-0.6182910013</text:p>
          </table:table-cell>
          <table:table-cell office:value-type="float" office:value="0.000000629506038379289" calcext:value-type="float">
            <text:p>6.29506038379289E-07</text:p>
          </table:table-cell>
          <table:table-cell office:value-type="float" office:value="-0.757539655491928" calcext:value-type="float">
            <text:p>-0.7575396555</text:p>
          </table:table-cell>
          <table:table-cell office:value-type="float" office:value="0.0000000000334850075216871" calcext:value-type="float">
            <text:p>3.34850075216871E-11</text:p>
          </table:table-cell>
          <table:table-cell office:value-type="float" office:value="0.414270572687261" calcext:value-type="float">
            <text:p>0.4142705727</text:p>
          </table:table-cell>
          <table:table-cell office:value-type="float" office:value="0.00184415550347776" calcext:value-type="float">
            <text:p>0.0018441555</text:p>
          </table:table-cell>
          <table:table-cell office:value-type="float" office:value="1.51156654259388" calcext:value-type="float">
            <text:p>1.5115665426</text:p>
          </table:table-cell>
          <table:table-cell office:value-type="float" office:value="0.136816234262393" calcext:value-type="float">
            <text:p>0.1368162343</text:p>
          </table:table-cell>
          <table:table-cell office:value-type="float" office:value="-0.381320036052452" calcext:value-type="float">
            <text:p>-0.3813200361</text:p>
          </table:table-cell>
          <table:table-cell office:value-type="float" office:value="0.0000308648506269555" calcext:value-type="float">
            <text:p>3.08648506269555E-05</text:p>
          </table:table-cell>
          <table:table-cell office:value-type="float" office:value="-0.664368325979555" calcext:value-type="float">
            <text:p>-0.664368326</text:p>
          </table:table-cell>
          <table:table-cell office:value-type="float" office:value="8.21811962060171E-015" calcext:value-type="float">
            <text:p>8.21811962060171E-15</text:p>
          </table:table-cell>
          <table:table-cell office:value-type="float" office:value="-0.769310114766415" calcext:value-type="float">
            <text:p>-0.7693101148</text:p>
          </table:table-cell>
          <table:table-cell office:value-type="float" office:value="5.84502948103752E-022" calcext:value-type="float">
            <text:p>5.84502948103752E-22</text:p>
          </table:table-cell>
          <table:table-cell office:value-type="float" office:value="0.500706205409974" calcext:value-type="float">
            <text:p>0.5007062054</text:p>
          </table:table-cell>
          <table:table-cell office:value-type="float" office:value="0.0000000460464351553219" calcext:value-type="float">
            <text:p>0.000000046</text:p>
          </table:table-cell>
          <table:table-cell office:value-type="float" office:value="1.81186255159518" calcext:value-type="float">
            <text:p>1.8118625516</text:p>
          </table:table-cell>
          <table:table-cell office:value-type="float" office:value="0.0729212855965827" calcext:value-type="float">
            <text:p>0.0729212856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$2:.B$74])" office:value-type="float" office:value="-0.377150506956412" calcext:value-type="float">
            <text:p>-0.377150507</text:p>
          </table:table-cell>
          <table:table-cell table:formula="of:=AVERAGE([.C$2:.C$74])" office:value-type="float" office:value="0" calcext:value-type="float">
            <text:p>0</text:p>
          </table:table-cell>
          <table:table-cell table:formula="of:=AVERAGE([.D$2:.D$74])" office:value-type="float" office:value="-0.561069098051729" calcext:value-type="float">
            <text:p>-0.5610690981</text:p>
          </table:table-cell>
          <table:table-cell table:formula="of:=AVERAGE([.E$2:.E$74])" office:value-type="float" office:value="0.000020418444193918" calcext:value-type="float">
            <text:p>2.0418444193918E-05</text:p>
          </table:table-cell>
          <table:table-cell table:formula="of:=AVERAGE([.F$2:.F$74])" office:value-type="float" office:value="-0.564384191204299" calcext:value-type="float">
            <text:p>-0.5643841912</text:p>
          </table:table-cell>
          <table:table-cell table:formula="of:=AVERAGE([.G$2:.G$74])" office:value-type="float" office:value="0.00577663621684757" calcext:value-type="float">
            <text:p>0.0057766362</text:p>
          </table:table-cell>
          <table:table-cell table:formula="of:=AVERAGE([.H$2:.H$74])" office:value-type="float" office:value="-0.828443956007587" calcext:value-type="float">
            <text:p>-0.828443956</text:p>
          </table:table-cell>
          <table:table-cell table:formula="of:=AVERAGE([.I$2:.I$74])" office:value-type="float" office:value="0.000000651712273100886" calcext:value-type="float">
            <text:p>6.51712273100886E-07</text:p>
          </table:table-cell>
          <table:table-cell table:formula="of:=AVERAGE([.J$2:.J$74])" office:value-type="float" office:value="0.632669691294693" calcext:value-type="float">
            <text:p>0.6326696913</text:p>
          </table:table-cell>
          <table:table-cell table:formula="of:=AVERAGE([.K$2:.K$74])" office:value-type="float" office:value="0.0125405458179225" calcext:value-type="float">
            <text:p>0.0125405458</text:p>
          </table:table-cell>
          <table:table-cell table:formula="of:=AVERAGE([.L$2:.L$74])" office:value-type="float" office:value="4.99528132830055" calcext:value-type="float">
            <text:p>4.9952813283</text:p>
          </table:table-cell>
          <table:table-cell table:formula="of:=AVERAGE([.M$2:.M$74])" office:value-type="float" office:value="0.0445247635124523" calcext:value-type="float">
            <text:p>0.0445247635</text:p>
          </table:table-cell>
          <table:table-cell table:formula="of:=AVERAGE([.N$2:.N$74])" office:value-type="float" office:value="-0.483852529410531" calcext:value-type="float">
            <text:p>-0.4838525294</text:p>
          </table:table-cell>
          <table:table-cell table:formula="of:=AVERAGE([.O$2:.O$74])" office:value-type="float" office:value="0.00004136972579953" calcext:value-type="float">
            <text:p>4.136972579953E-05</text:p>
          </table:table-cell>
          <table:table-cell table:formula="of:=AVERAGE([.P$2:.P$74])" office:value-type="float" office:value="-0.675017027952109" calcext:value-type="float">
            <text:p>-0.675017028</text:p>
          </table:table-cell>
          <table:table-cell table:formula="of:=AVERAGE([.Q$2:.Q$74])" office:value-type="float" office:value="0.000000000000242114084525253" calcext:value-type="float">
            <text:p>2.42114084525253E-13</text:p>
          </table:table-cell>
          <table:table-cell table:formula="of:=AVERAGE([.R$2:.R$74])" office:value-type="float" office:value="-0.822105643494317" calcext:value-type="float">
            <text:p>-0.8221056435</text:p>
          </table:table-cell>
          <table:table-cell table:formula="of:=AVERAGE([.S$2:.S$74])" office:value-type="float" office:value="8.00977811035134E-024" calcext:value-type="float">
            <text:p>8.00977811035134E-24</text:p>
          </table:table-cell>
          <table:table-cell table:formula="of:=AVERAGE([.T$2:.T$74])" office:value-type="float" office:value="0.70343162614977" calcext:value-type="float">
            <text:p>0.7034316261</text:p>
          </table:table-cell>
          <table:table-cell table:formula="of:=AVERAGE([.U$2:.U$74])" office:value-type="float" office:value="0.0000000219205304749107" calcext:value-type="float">
            <text:p>2.19205304749107E-08</text:p>
          </table:table-cell>
          <table:table-cell table:formula="of:=AVERAGE([.V$2:.V$74])" office:value-type="float" office:value="4.36872808792968" calcext:value-type="float">
            <text:p>4.3687280879</text:p>
          </table:table-cell>
          <table:table-cell table:formula="of:=AVERAGE([.W$2:.W$74])" office:value-type="float" office:value="0.00634836210227021" calcext:value-type="float">
            <text:p>0.006348362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$2:.B$74])" office:value-type="float" office:value="-0.381290148576925" calcext:value-type="float">
            <text:p>-0.3812901486</text:p>
          </table:table-cell>
          <table:table-cell table:style-name="ce1" table:formula="of:=INDIRECT(ADDRESS(MATCH([.B77];[.B$2:.B$74];0)+1;COLUMN()))" office:value-type="float" office:value="0" calcext:value-type="float">
            <text:p>0</text:p>
          </table:table-cell>
          <table:table-cell table:formula="of:=MEDIAN([.D$2:.D$74])" office:value-type="float" office:value="-0.564453224791205" calcext:value-type="float">
            <text:p>-0.5644532248</text:p>
          </table:table-cell>
          <table:table-cell table:style-name="ce1" table:formula="of:=INDIRECT(ADDRESS(MATCH([.D77];[.D$2:.D$74];0)+1;COLUMN()))" office:value-type="float" office:value="0.0000195881586354789" calcext:value-type="float">
            <text:p>1.95881586354789E-05</text:p>
          </table:table-cell>
          <table:table-cell table:formula="of:=MEDIAN([.F$2:.F$74])" office:value-type="float" office:value="-0.611425343093794" calcext:value-type="float">
            <text:p>-0.6114253431</text:p>
          </table:table-cell>
          <table:table-cell table:style-name="ce1" table:formula="of:=INDIRECT(ADDRESS(MATCH([.F77];[.F$2:.F$74];0)+1;COLUMN()))" office:value-type="float" office:value="0.0000000000111081566184812" calcext:value-type="float">
            <text:p>1.11081566184812E-11</text:p>
          </table:table-cell>
          <table:table-cell table:formula="of:=MEDIAN([.H$2:.H$74])" office:value-type="float" office:value="-0.849673498275205" calcext:value-type="float">
            <text:p>-0.8496734983</text:p>
          </table:table-cell>
          <table:table-cell table:style-name="ce1" table:formula="of:=INDIRECT(ADDRESS(MATCH([.H77];[.H$2:.H$74];0)+1;COLUMN()))" office:value-type="float" office:value="1.53624908720492E-022" calcext:value-type="float">
            <text:p>1.53624908720492E-22</text:p>
          </table:table-cell>
          <table:table-cell table:formula="of:=MEDIAN([.J$2:.J$74])" office:value-type="float" office:value="0.677332131692529" calcext:value-type="float">
            <text:p>0.6773321317</text:p>
          </table:table-cell>
          <table:table-cell table:style-name="ce1" table:formula="of:=INDIRECT(ADDRESS(MATCH([.J77];[.J$2:.J$74];0)+1;COLUMN()))" office:value-type="float" office:value="0.0000000000343385769837153" calcext:value-type="float">
            <text:p>3.43385769837153E-11</text:p>
          </table:table-cell>
          <table:table-cell table:formula="of:=MEDIAN([.L$2:.L$74])" office:value-type="float" office:value="5.02671276240968" calcext:value-type="float">
            <text:p>5.0267127624</text:p>
          </table:table-cell>
          <table:table-cell table:style-name="ce1" table:formula="of:=INDIRECT(ADDRESS(MATCH([.L77];[.L$2:.L$74];0)+1;COLUMN()))" office:value-type="float" office:value="0.00000273323874852258" calcext:value-type="float">
            <text:p>2.73323874852258E-06</text:p>
          </table:table-cell>
          <table:table-cell table:formula="of:=MEDIAN([.N$2:.N$74])" office:value-type="float" office:value="-0.488329924084983" calcext:value-type="float">
            <text:p>-0.4883299241</text:p>
          </table:table-cell>
          <table:table-cell table:style-name="ce1" table:formula="of:=INDIRECT(ADDRESS(MATCH([.N77];[.N$2:.N$74];0)+1;COLUMN()))" office:value-type="float" office:value="0.0000424738123488636" calcext:value-type="float">
            <text:p>4.24738123488636E-05</text:p>
          </table:table-cell>
          <table:table-cell table:formula="of:=MEDIAN([.P$2:.P$74])" office:value-type="float" office:value="-0.681633589479914" calcext:value-type="float">
            <text:p>-0.6816335895</text:p>
          </table:table-cell>
          <table:table-cell table:style-name="ce1" table:formula="of:=INDIRECT(ADDRESS(MATCH([.P77];[.P$2:.P$74];0)+1;COLUMN()))" office:value-type="float" office:value="9.57875074975194E-024" calcext:value-type="float">
            <text:p>9.57875074975194E-24</text:p>
          </table:table-cell>
          <table:table-cell table:formula="of:=MEDIAN([.R$2:.R$74])" office:value-type="float" office:value="-0.828129880454289" calcext:value-type="float">
            <text:p>-0.8281298805</text:p>
          </table:table-cell>
          <table:table-cell table:style-name="ce1" table:formula="of:=INDIRECT(ADDRESS(MATCH([.R77];[.R$2:.R$74];0)+1;COLUMN()))" office:value-type="float" office:value="1.8655733657448E-055" calcext:value-type="float">
            <text:p>1.8655733657448E-55</text:p>
          </table:table-cell>
          <table:table-cell table:formula="of:=MEDIAN([.T$2:.T$74])" office:value-type="float" office:value="0.719624111419792" calcext:value-type="float">
            <text:p>0.7196241114</text:p>
          </table:table-cell>
          <table:table-cell table:style-name="ce1" table:formula="of:=INDIRECT(ADDRESS(MATCH([.T77];[.T$2:.T$74];0)+1;COLUMN()))" office:value-type="float" office:value="3.24365074106163E-021" calcext:value-type="float">
            <text:p>3.24365074106163E-21</text:p>
          </table:table-cell>
          <table:table-cell table:formula="of:=MEDIAN([.V$2:.V$74])" office:value-type="float" office:value="4.38943999762858" calcext:value-type="float">
            <text:p>4.3894399976</text:p>
          </table:table-cell>
          <table:table-cell table:style-name="ce1" table:formula="of:=INDIRECT(ADDRESS(MATCH([.V77];[.V$2:.V$74];0)+1;COLUMN()))" office:value-type="float" office:value="0.0000194422111076749" calcext:value-type="float">
            <text:p>1.94422111076749E-0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$2:.B$74])" office:value-type="float" office:value="-0.445995767471045" calcext:value-type="float">
            <text:p>-0.4459957675</text:p>
          </table:table-cell>
          <table:table-cell table:style-name="ce1" table:formula="of:=INDIRECT(ADDRESS(MATCH([.B78];[.B$2:.B$74];0)+1;COLUMN()))" office:value-type="float" office:value="0" calcext:value-type="float">
            <text:p>0</text:p>
          </table:table-cell>
          <table:table-cell table:formula="of:=MIN([.D$2:.D$74])" office:value-type="float" office:value="-0.685313066317555" calcext:value-type="float">
            <text:p>-0.6853130663</text:p>
          </table:table-cell>
          <table:table-cell table:style-name="ce1" table:formula="of:=INDIRECT(ADDRESS(MATCH([.D78];[.D$2:.D$74];0)+1;COLUMN()))" office:value-type="float" office:value="0.000000552690239149332" calcext:value-type="float">
            <text:p>5.52690239149332E-07</text:p>
          </table:table-cell>
          <table:table-cell table:formula="of:=MIN([.F$2:.F$74])" office:value-type="float" office:value="-0.789876269740125" calcext:value-type="float">
            <text:p>-0.7898762697</text:p>
          </table:table-cell>
          <table:table-cell table:style-name="ce1" table:formula="of:=INDIRECT(ADDRESS(MATCH([.F78];[.F$2:.F$74];0)+1;COLUMN()))" office:value-type="float" office:value="1.36692375172086E-017" calcext:value-type="float">
            <text:p>1.36692375172086E-17</text:p>
          </table:table-cell>
          <table:table-cell table:formula="of:=MIN([.H$2:.H$74])" office:value-type="float" office:value="-0.90366310852703" calcext:value-type="float">
            <text:p>-0.9036631085</text:p>
          </table:table-cell>
          <table:table-cell table:style-name="ce1" table:formula="of:=INDIRECT(ADDRESS(MATCH([.H78];[.H$2:.H$74];0)+1;COLUMN()))" office:value-type="float" office:value="1.54697865645743E-034" calcext:value-type="float">
            <text:p>1.54697865645743E-34</text:p>
          </table:table-cell>
          <table:table-cell table:formula="of:=MIN([.J$2:.J$74])" office:value-type="float" office:value="0.0573745647973015" calcext:value-type="float">
            <text:p>0.0573745648</text:p>
          </table:table-cell>
          <table:table-cell table:style-name="ce1" table:formula="of:=INDIRECT(ADDRESS(MATCH([.J78];[.J$2:.J$74];0)+1;COLUMN()))" office:value-type="float" office:value="0.606409997267785" calcext:value-type="float">
            <text:p>0.6064099973</text:p>
          </table:table-cell>
          <table:table-cell table:formula="of:=MIN([.L$2:.L$74])" office:value-type="float" office:value="-1.98132762004106" calcext:value-type="float">
            <text:p>-1.98132762</text:p>
          </table:table-cell>
          <table:table-cell table:style-name="ce1" table:formula="of:=INDIRECT(ADDRESS(MATCH([.L78];[.L$2:.L$74];0)+1;COLUMN()))" office:value-type="float" office:value="0.0515408334518312" calcext:value-type="float">
            <text:p>0.0515408335</text:p>
          </table:table-cell>
          <table:table-cell table:formula="of:=MIN([.N$2:.N$74])" office:value-type="float" office:value="-0.617051817697924" calcext:value-type="float">
            <text:p>-0.6170518177</text:p>
          </table:table-cell>
          <table:table-cell table:style-name="ce1" table:formula="of:=INDIRECT(ADDRESS(MATCH([.N78];[.N$2:.N$74];0)+1;COLUMN()))" office:value-type="float" office:value="0.00000299965375488371" calcext:value-type="float">
            <text:p>2.99965375488371E-06</text:p>
          </table:table-cell>
          <table:table-cell table:formula="of:=MIN([.P$2:.P$74])" office:value-type="float" office:value="-0.764928540326463" calcext:value-type="float">
            <text:p>-0.7649285403</text:p>
          </table:table-cell>
          <table:table-cell table:style-name="ce1" table:formula="of:=INDIRECT(ADDRESS(MATCH([.P78];[.P$2:.P$74];0)+1;COLUMN()))" office:value-type="float" office:value="8.13983474539843E-021" calcext:value-type="float">
            <text:p>8.13983474539843E-21</text:p>
          </table:table-cell>
          <table:table-cell table:formula="of:=MIN([.R$2:.R$74])" office:value-type="float" office:value="-0.88318189507974" calcext:value-type="float">
            <text:p>-0.8831818951</text:p>
          </table:table-cell>
          <table:table-cell table:style-name="ce1" table:formula="of:=INDIRECT(ADDRESS(MATCH([.R78];[.R$2:.R$74];0)+1;COLUMN()))" office:value-type="float" office:value="1.1850391268497E-034" calcext:value-type="float">
            <text:p>1.1850391268497E-34</text:p>
          </table:table-cell>
          <table:table-cell table:formula="of:=MIN([.T$2:.T$74])" office:value-type="float" office:value="0.396341239464947" calcext:value-type="float">
            <text:p>0.3963412395</text:p>
          </table:table-cell>
          <table:table-cell table:style-name="ce1" table:formula="of:=INDIRECT(ADDRESS(MATCH([.T78];[.T$2:.T$74];0)+1;COLUMN()))" office:value-type="float" office:value="0.0000000196313565954246" calcext:value-type="float">
            <text:p>1.96313565954246E-08</text:p>
          </table:table-cell>
          <table:table-cell table:formula="of:=MIN([.V$2:.V$74])" office:value-type="float" office:value="1.26181596834414" calcext:value-type="float">
            <text:p>1.2618159683</text:p>
          </table:table-cell>
          <table:table-cell table:style-name="ce1" table:formula="of:=INDIRECT(ADDRESS(MATCH([.V78];[.V$2:.V$74];0)+1;COLUMN()))" office:value-type="float" office:value="0.208694215739176" calcext:value-type="float">
            <text:p>0.208694215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$2:.B$74])" office:value-type="float" office:value="-0.296399184726775" calcext:value-type="float">
            <text:p>-0.2963991847</text:p>
          </table:table-cell>
          <table:table-cell table:style-name="ce1" table:formula="of:=INDIRECT(ADDRESS(MATCH([.B79];[.B$2:.B$74];0)+1;COLUMN()))" office:value-type="float" office:value="0" calcext:value-type="float">
            <text:p>0</text:p>
          </table:table-cell>
          <table:table-cell table:formula="of:=MAX([.D$2:.D$74])" office:value-type="float" office:value="-0.452967075329529" calcext:value-type="float">
            <text:p>-0.4529670753</text:p>
          </table:table-cell>
          <table:table-cell table:style-name="ce1" table:formula="of:=INDIRECT(ADDRESS(MATCH([.D79];[.D$2:.D$74];0)+1;COLUMN()))" office:value-type="float" office:value="0.00000404358752550202" calcext:value-type="float">
            <text:p>4.04358752550202E-06</text:p>
          </table:table-cell>
          <table:table-cell table:formula="of:=MAX([.F$2:.F$74])" office:value-type="float" office:value="-0.115312341459829" calcext:value-type="float">
            <text:p>-0.1153123415</text:p>
          </table:table-cell>
          <table:table-cell table:style-name="ce1" table:formula="of:=INDIRECT(ADDRESS(MATCH([.F79];[.F$2:.F$74];0)+1;COLUMN()))" office:value-type="float" office:value="0.258196631564116" calcext:value-type="float">
            <text:p>0.2581966316</text:p>
          </table:table-cell>
          <table:table-cell table:formula="of:=MAX([.H$2:.H$74])" office:value-type="float" office:value="-0.460197003233854" calcext:value-type="float">
            <text:p>-0.4601970032</text:p>
          </table:table-cell>
          <table:table-cell table:style-name="ce1" table:formula="of:=INDIRECT(ADDRESS(MATCH([.H79];[.H$2:.H$74];0)+1;COLUMN()))" office:value-type="float" office:value="0.0000475749581839233" calcext:value-type="float">
            <text:p>0.000047575</text:p>
          </table:table-cell>
          <table:table-cell table:formula="of:=MAX([.J$2:.J$74])" office:value-type="float" office:value="0.970767502449985" calcext:value-type="float">
            <text:p>0.9707675024</text:p>
          </table:table-cell>
          <table:table-cell table:style-name="ce1" table:formula="of:=INDIRECT(ADDRESS(MATCH([.J79];[.J$2:.J$74];0)+1;COLUMN()))" office:value-type="float" office:value="8.21351873321518E-059" calcext:value-type="float">
            <text:p>8.21351873321518E-59</text:p>
          </table:table-cell>
          <table:table-cell table:formula="of:=MAX([.L$2:.L$74])" office:value-type="float" office:value="10.7767945261063" calcext:value-type="float">
            <text:p>10.7767945261</text:p>
          </table:table-cell>
          <table:table-cell table:style-name="ce1" table:formula="of:=INDIRECT(ADDRESS(MATCH([.L79];[.L$2:.L$74];0)+1;COLUMN()))" office:value-type="float" office:value="3.65578426600065E-018" calcext:value-type="float">
            <text:p>3.65578426600065E-18</text:p>
          </table:table-cell>
          <table:table-cell table:formula="of:=MAX([.N$2:.N$74])" office:value-type="float" office:value="-0.37952088827378" calcext:value-type="float">
            <text:p>-0.3795208883</text:p>
          </table:table-cell>
          <table:table-cell table:style-name="ce1" table:formula="of:=INDIRECT(ADDRESS(MATCH([.N79];[.N$2:.N$74];0)+1;COLUMN()))" office:value-type="float" office:value="0.00000611147500001987" calcext:value-type="float">
            <text:p>6.11147500001987E-06</text:p>
          </table:table-cell>
          <table:table-cell table:formula="of:=MAX([.P$2:.P$74])" office:value-type="float" office:value="-0.541926442066437" calcext:value-type="float">
            <text:p>-0.5419264421</text:p>
          </table:table-cell>
          <table:table-cell table:style-name="ce1" table:formula="of:=INDIRECT(ADDRESS(MATCH([.P79];[.P$2:.P$74];0)+1;COLUMN()))" office:value-type="float" office:value="9.73565145608207E-017" calcext:value-type="float">
            <text:p>9.73565145608207E-17</text:p>
          </table:table-cell>
          <table:table-cell table:formula="of:=MAX([.R$2:.R$74])" office:value-type="float" office:value="-0.720432635167249" calcext:value-type="float">
            <text:p>-0.7204326352</text:p>
          </table:table-cell>
          <table:table-cell table:style-name="ce1" table:formula="of:=INDIRECT(ADDRESS(MATCH([.R79];[.R$2:.R$74];0)+1;COLUMN()))" office:value-type="float" office:value="1.835468822408E-033" calcext:value-type="float">
            <text:p>1.835468822408E-33</text:p>
          </table:table-cell>
          <table:table-cell table:formula="of:=MAX([.T$2:.T$74])" office:value-type="float" office:value="0.844091422125621" calcext:value-type="float">
            <text:p>0.8440914221</text:p>
          </table:table-cell>
          <table:table-cell table:style-name="ce1" table:formula="of:=INDIRECT(ADDRESS(MATCH([.T79];[.T$2:.T$74];0)+1;COLUMN()))" office:value-type="float" office:value="2.08683846788564E-054" calcext:value-type="float">
            <text:p>2.08683846788564E-54</text:p>
          </table:table-cell>
          <table:table-cell table:formula="of:=MAX([.V$2:.V$74])" office:value-type="float" office:value="6.7795835593478" calcext:value-type="float">
            <text:p>6.7795835593</text:p>
          </table:table-cell>
          <table:table-cell table:style-name="ce1" table:formula="of:=INDIRECT(ADDRESS(MATCH([.V79];[.V$2:.V$74];0)+1;COLUMN()))" office:value-type="float" office:value="0.00000000012590735350544" calcext:value-type="float">
            <text:p>1.2590735350544E-10</text:p>
          </table:table-cell>
        </table:table-row>
        <table:table-row table:style-name="ro1">
          <table:table-cell office:value-type="string" calcext:value-type="string">
            <text:p>MinLabel</text:p>
          </table:table-cell>
          <table:table-cell table:formula="of:=INDIRECT(ADDRESS(MATCH([.B$78];[.B$2:.B$74];0)+1;1))" office:value-type="string" office:string-value="Maori" calcext:value-type="string">
            <text:p>Maori</text:p>
          </table:table-cell>
          <table:table-cell table:formula="of:=INDIRECT(ADDRESS(MATCH([.C$78];[.C$2:.C$74];0)+1;1))" office:value-type="string" office:string-value="Achuar" calcext:value-type="string">
            <text:p>Achuar</text:p>
          </table:table-cell>
          <table:table-cell table:formula="of:=INDIRECT(ADDRESS(MATCH([.D$78];[.D$2:.D$74];0)+1;1))" office:value-type="string" office:string-value="Aukan" calcext:value-type="string">
            <text:p>Aukan</text:p>
          </table:table-cell>
          <table:table-cell table:formula="of:=INDIRECT(ADDRESS(MATCH([.E$78];[.E$2:.E$74];0)+1;1))" office:value-type="string" office:string-value="Aukan" calcext:value-type="string">
            <text:p>Aukan</text:p>
          </table:table-cell>
          <table:table-cell table:formula="of:=INDIRECT(ADDRESS(MATCH([.F$78];[.F$2:.F$74];0)+1;1))" office:value-type="string" office:string-value="Serbian" calcext:value-type="string">
            <text:p>Serbian</text:p>
          </table:table-cell>
          <table:table-cell table:formula="of:=INDIRECT(ADDRESS(MATCH([.G$78];[.G$2:.G$74];0)+1;1))" office:value-type="string" office:string-value="Serbian" calcext:value-type="string">
            <text:p>Serbian</text:p>
          </table:table-cell>
          <table:table-cell table:formula="of:=INDIRECT(ADDRESS(MATCH([.H$78];[.H$2:.H$74];0)+1;1))" office:value-type="string" office:string-value="Romani" calcext:value-type="string">
            <text:p>Romani</text:p>
          </table:table-cell>
          <table:table-cell table:formula="of:=INDIRECT(ADDRESS(MATCH([.I$78];[.I$2:.I$74];0)+1;1))" office:value-type="string" office:string-value="Romani" calcext:value-type="string">
            <text:p>Romani</text:p>
          </table:table-cell>
          <table:table-cell table:formula="of:=INDIRECT(ADDRESS(MATCH([.J$78];[.J$2:.J$74];0)+1;1))" office:value-type="string" office:string-value="Vietnamese" calcext:value-type="string">
            <text:p>Vietnamese</text:p>
          </table:table-cell>
          <table:table-cell table:formula="of:=INDIRECT(ADDRESS(MATCH([.K$78];[.K$2:.K$74];0)+1;1))" office:value-type="string" office:string-value="Vietnamese" calcext:value-type="string">
            <text:p>Vietnamese</text:p>
          </table:table-cell>
          <table:table-cell table:formula="of:=INDIRECT(ADDRESS(MATCH([.L$78];[.L$2:.L$74];0)+1;1))" office:value-type="string" office:string-value="Czech" calcext:value-type="string">
            <text:p>Czech</text:p>
          </table:table-cell>
          <table:table-cell table:formula="of:=INDIRECT(ADDRESS(MATCH([.M$78];[.M$2:.M$74];0)+1;1))" office:value-type="string" office:string-value="Czech" calcext:value-type="string">
            <text:p>Czech</text:p>
          </table:table-cell>
          <table:table-cell table:formula="of:=INDIRECT(ADDRESS(MATCH([.N$78];[.N$2:.N$74];0)+1;1))" office:value-type="string" office:string-value="Zarma" calcext:value-type="string">
            <text:p>Zarma</text:p>
          </table:table-cell>
          <table:table-cell table:formula="of:=INDIRECT(ADDRESS(MATCH([.O$78];[.O$2:.O$74];0)+1;1))" office:value-type="string" office:string-value="Zarma" calcext:value-type="string">
            <text:p>Zarma</text:p>
          </table:table-cell>
          <table:table-cell table:formula="of:=INDIRECT(ADDRESS(MATCH([.P$78];[.P$2:.P$74];0)+1;1))" office:value-type="string" office:string-value="Campa (Axininca)" calcext:value-type="string">
            <text:p>Campa (Axininca)</text:p>
          </table:table-cell>
          <table:table-cell table:formula="of:=INDIRECT(ADDRESS(MATCH([.Q$78];[.Q$2:.Q$74];0)+1;1))" office:value-type="string" office:string-value="Campa (Axininca)" calcext:value-type="string">
            <text:p>Campa (Axininca)</text:p>
          </table:table-cell>
          <table:table-cell table:formula="of:=INDIRECT(ADDRESS(MATCH([.R$78];[.R$2:.R$74];0)+1;1))" office:value-type="string" office:string-value="Campa (Axininca)" calcext:value-type="string">
            <text:p>Campa (Axininca)</text:p>
          </table:table-cell>
          <table:table-cell table:formula="of:=INDIRECT(ADDRESS(MATCH([.S$78];[.S$2:.S$74];0)+1;1))" office:value-type="string" office:string-value="Campa (Axininca)" calcext:value-type="string">
            <text:p>Campa (Axininca)</text:p>
          </table:table-cell>
          <table:table-cell table:formula="of:=INDIRECT(ADDRESS(MATCH([.T$78];[.T$2:.T$74];0)+1;1))" office:value-type="string" office:string-value="Vietnamese" calcext:value-type="string">
            <text:p>Vietnamese</text:p>
          </table:table-cell>
          <table:table-cell table:formula="of:=INDIRECT(ADDRESS(MATCH([.U$78];[.U$2:.U$74];0)+1;1))" office:value-type="string" office:string-value="Vietnamese" calcext:value-type="string">
            <text:p>Vietnamese</text:p>
          </table:table-cell>
          <table:table-cell table:formula="of:=INDIRECT(ADDRESS(MATCH([.V$78];[.V$2:.V$74];0)+1;1))" office:value-type="string" office:string-value="Tagalog" calcext:value-type="string">
            <text:p>Tagalog</text:p>
          </table:table-cell>
          <table:table-cell table:formula="of:=INDIRECT(ADDRESS(MATCH([.W$78];[.W$2:.W$74];0)+1;1))" office:value-type="string" office:string-value="Tagalog" calcext:value-type="string">
            <text:p>Tagalog</text:p>
          </table:table-cell>
        </table:table-row>
        <table:table-row table:style-name="ro1">
          <table:table-cell office:value-type="string" calcext:value-type="string">
            <text:p>MaxLabel</text:p>
          </table:table-cell>
          <table:table-cell table:formula="of:=INDIRECT(ADDRESS(MATCH([.B$79];[.B$2:.B$74];0)+1;1))" office:value-type="string" office:string-value="Campa (Axininca)" calcext:value-type="string">
            <text:p>Campa (Axininca)</text:p>
          </table:table-cell>
          <table:table-cell table:formula="of:=INDIRECT(ADDRESS(MATCH([.C$79];[.C$2:.C$74];0)+1;1))" office:value-type="string" office:string-value="Achuar" calcext:value-type="string">
            <text:p>Achuar</text:p>
          </table:table-cell>
          <table:table-cell table:formula="of:=INDIRECT(ADDRESS(MATCH([.D$79];[.D$2:.D$74];0)+1;1))" office:value-type="string" office:string-value="Campa (Axininca)" calcext:value-type="string">
            <text:p>Campa (Axininca)</text:p>
          </table:table-cell>
          <table:table-cell table:formula="of:=INDIRECT(ADDRESS(MATCH([.E$79];[.E$2:.E$74];0)+1;1))" office:value-type="string" office:string-value="Campa (Axininca)" calcext:value-type="string">
            <text:p>Campa (Axininca)</text:p>
          </table:table-cell>
          <table:table-cell table:formula="of:=INDIRECT(ADDRESS(MATCH([.F$79];[.F$2:.F$74];0)+1;1))" office:value-type="string" office:string-value="Maori" calcext:value-type="string">
            <text:p>Maori</text:p>
          </table:table-cell>
          <table:table-cell table:formula="of:=INDIRECT(ADDRESS(MATCH([.G$79];[.G$2:.G$74];0)+1;1))" office:value-type="string" office:string-value="Maori" calcext:value-type="string">
            <text:p>Maori</text:p>
          </table:table-cell>
          <table:table-cell table:formula="of:=INDIRECT(ADDRESS(MATCH([.H$79];[.H$2:.H$74];0)+1;1))" office:value-type="string" office:string-value="Czech" calcext:value-type="string">
            <text:p>Czech</text:p>
          </table:table-cell>
          <table:table-cell table:formula="of:=INDIRECT(ADDRESS(MATCH([.I$79];[.I$2:.I$74];0)+1;1))" office:value-type="string" office:string-value="Czech" calcext:value-type="string">
            <text:p>Czech</text:p>
          </table:table-cell>
          <table:table-cell table:formula="of:=INDIRECT(ADDRESS(MATCH([.J$79];[.J$2:.J$74];0)+1;1))" office:value-type="string" office:string-value="Swedish" calcext:value-type="string">
            <text:p>Swedish</text:p>
          </table:table-cell>
          <table:table-cell table:formula="of:=INDIRECT(ADDRESS(MATCH([.K$79];[.K$2:.K$74];0)+1;1))" office:value-type="string" office:string-value="Swedish" calcext:value-type="string">
            <text:p>Swedish</text:p>
          </table:table-cell>
          <table:table-cell table:formula="of:=INDIRECT(ADDRESS(MATCH([.L$79];[.L$2:.L$74];0)+1;1))" office:value-type="string" office:string-value="Maori" calcext:value-type="string">
            <text:p>Maori</text:p>
          </table:table-cell>
          <table:table-cell table:formula="of:=INDIRECT(ADDRESS(MATCH([.M$79];[.M$2:.M$74];0)+1;1))" office:value-type="string" office:string-value="Maori" calcext:value-type="string">
            <text:p>Maori</text:p>
          </table:table-cell>
          <table:table-cell table:formula="of:=INDIRECT(ADDRESS(MATCH([.N$79];[.N$2:.N$74];0)+1;1))" office:value-type="string" office:string-value="Campa (Axininca)" calcext:value-type="string">
            <text:p>Campa (Axininca)</text:p>
          </table:table-cell>
          <table:table-cell table:formula="of:=INDIRECT(ADDRESS(MATCH([.O$79];[.O$2:.O$74];0)+1;1))" office:value-type="string" office:string-value="Campa (Axininca)" calcext:value-type="string">
            <text:p>Campa (Axininca)</text:p>
          </table:table-cell>
          <table:table-cell table:formula="of:=INDIRECT(ADDRESS(MATCH([.P$79];[.P$2:.P$74];0)+1;1))" office:value-type="string" office:string-value="Chinantec" calcext:value-type="string">
            <text:p>Chinantec</text:p>
          </table:table-cell>
          <table:table-cell table:formula="of:=INDIRECT(ADDRESS(MATCH([.Q$79];[.Q$2:.Q$74];0)+1;1))" office:value-type="string" office:string-value="Chinantec" calcext:value-type="string">
            <text:p>Chinantec</text:p>
          </table:table-cell>
          <table:table-cell table:formula="of:=INDIRECT(ADDRESS(MATCH([.R$79];[.R$2:.R$74];0)+1;1))" office:value-type="string" office:string-value="Chinantec" calcext:value-type="string">
            <text:p>Chinantec</text:p>
          </table:table-cell>
          <table:table-cell table:formula="of:=INDIRECT(ADDRESS(MATCH([.S$79];[.S$2:.S$74];0)+1;1))" office:value-type="string" office:string-value="Chinantec" calcext:value-type="string">
            <text:p>Chinantec</text:p>
          </table:table-cell>
          <table:table-cell table:formula="of:=INDIRECT(ADDRESS(MATCH([.T$79];[.T$2:.T$74];0)+1;1))" office:value-type="string" office:string-value="Lukpa" calcext:value-type="string">
            <text:p>Lukpa</text:p>
          </table:table-cell>
          <table:table-cell table:formula="of:=INDIRECT(ADDRESS(MATCH([.U$79];[.U$2:.U$74];0)+1;1))" office:value-type="string" office:string-value="Lukpa" calcext:value-type="string">
            <text:p>Lukpa</text:p>
          </table:table-cell>
          <table:table-cell table:formula="of:=INDIRECT(ADDRESS(MATCH([.V$79];[.V$2:.V$74];0)+1;1))" office:value-type="string" office:string-value="Creole" calcext:value-type="string">
            <text:p>Creole</text:p>
          </table:table-cell>
          <table:table-cell table:formula="of:=INDIRECT(ADDRESS(MATCH([.W$79];[.W$2:.W$74];0)+1;1))" office:value-type="string" office:string-value="Creole" calcext:value-type="string">
            <text:p>Creole</text:p>
          </table:table-cell>
        </table:table-row>
        <table:table-row table:style-name="ro1">
          <table:table-cell office:value-type="string" calcext:value-type="string">
            <text:p>MedianLabel</text:p>
          </table:table-cell>
          <table:table-cell table:formula="of:=INDIRECT(ADDRESS(MATCH([.B$77];[.B$2:.B$74];0)+1;1))" office:value-type="string" office:string-value="French" calcext:value-type="string">
            <text:p>French</text:p>
          </table:table-cell>
          <table:table-cell table:formula="of:=INDIRECT(ADDRESS(MATCH([.C$77];[.C$2:.C$74];0)+1;1))" office:value-type="string" office:string-value="Achuar" calcext:value-type="string">
            <text:p>Achuar</text:p>
          </table:table-cell>
          <table:table-cell table:formula="of:=INDIRECT(ADDRESS(MATCH([.D$77];[.D$2:.D$74];0)+1;1))" office:value-type="string" office:string-value="Kabyle" calcext:value-type="string">
            <text:p>Kabyle</text:p>
          </table:table-cell>
          <table:table-cell table:formula="of:=INDIRECT(ADDRESS(MATCH([.E$77];[.E$2:.E$74];0)+1;1))" office:value-type="string" office:string-value="Kabyle" calcext:value-type="string">
            <text:p>Kabyle</text:p>
          </table:table-cell>
          <table:table-cell table:formula="of:=INDIRECT(ADDRESS(MATCH([.F$77];[.F$2:.F$74];0)+1;1))" office:value-type="string" office:string-value="Norwegian" calcext:value-type="string">
            <text:p>Norwegian</text:p>
          </table:table-cell>
          <table:table-cell table:formula="of:=INDIRECT(ADDRESS(MATCH([.G$77];[.G$2:.G$74];0)+1;1))" office:value-type="string" office:string-value="Norwegian" calcext:value-type="string">
            <text:p>Norwegian</text:p>
          </table:table-cell>
          <table:table-cell table:formula="of:=INDIRECT(ADDRESS(MATCH([.H$77];[.H$2:.H$74];0)+1;1))" office:value-type="string" office:string-value="Serbian" calcext:value-type="string">
            <text:p>Serbian</text:p>
          </table:table-cell>
          <table:table-cell table:formula="of:=INDIRECT(ADDRESS(MATCH([.I$77];[.I$2:.I$74];0)+1;1))" office:value-type="string" office:string-value="Serbian" calcext:value-type="string">
            <text:p>Serbian</text:p>
          </table:table-cell>
          <table:table-cell table:formula="of:=INDIRECT(ADDRESS(MATCH([.J$77];[.J$2:.J$74];0)+1;1))" office:value-type="string" office:string-value="Slovak" calcext:value-type="string">
            <text:p>Slovak</text:p>
          </table:table-cell>
          <table:table-cell table:formula="of:=INDIRECT(ADDRESS(MATCH([.K$77];[.K$2:.K$74];0)+1;1))" office:value-type="string" office:string-value="Slovak" calcext:value-type="string">
            <text:p>Slovak</text:p>
          </table:table-cell>
          <table:table-cell table:formula="of:=INDIRECT(ADDRESS(MATCH([.L$77];[.L$2:.L$74];0)+1;1))" office:value-type="string" office:string-value="Tagalog" calcext:value-type="string">
            <text:p>Tagalog</text:p>
          </table:table-cell>
          <table:table-cell table:formula="of:=INDIRECT(ADDRESS(MATCH([.M$77];[.M$2:.M$74];0)+1;1))" office:value-type="string" office:string-value="Tagalog" calcext:value-type="string">
            <text:p>Tagalog</text:p>
          </table:table-cell>
          <table:table-cell table:formula="of:=INDIRECT(ADDRESS(MATCH([.N$77];[.N$2:.N$74];0)+1;1))" office:value-type="string" office:string-value="Slovak" calcext:value-type="string">
            <text:p>Slovak</text:p>
          </table:table-cell>
          <table:table-cell table:formula="of:=INDIRECT(ADDRESS(MATCH([.O$77];[.O$2:.O$74];0)+1;1))" office:value-type="string" office:string-value="Slovak" calcext:value-type="string">
            <text:p>Slovak</text:p>
          </table:table-cell>
          <table:table-cell table:formula="of:=INDIRECT(ADDRESS(MATCH([.P$77];[.P$2:.P$74];0)+1;1))" office:value-type="string" office:string-value="German" calcext:value-type="string">
            <text:p>German</text:p>
          </table:table-cell>
          <table:table-cell table:formula="of:=INDIRECT(ADDRESS(MATCH([.Q$77];[.Q$2:.Q$74];0)+1;1))" office:value-type="string" office:string-value="German" calcext:value-type="string">
            <text:p>German</text:p>
          </table:table-cell>
          <table:table-cell table:formula="of:=INDIRECT(ADDRESS(MATCH([.R$77];[.R$2:.R$74];0)+1;1))" office:value-type="string" office:string-value="K'iche'" calcext:value-type="string">
            <text:p>K'iche'</text:p>
          </table:table-cell>
          <table:table-cell table:formula="of:=INDIRECT(ADDRESS(MATCH([.S$77];[.S$2:.S$74];0)+1;1))" office:value-type="string" office:string-value="K'iche'" calcext:value-type="string">
            <text:p>K'iche'</text:p>
          </table:table-cell>
          <table:table-cell table:formula="of:=INDIRECT(ADDRESS(MATCH([.T$77];[.T$2:.T$74];0)+1;1))" office:value-type="string" office:string-value="Wolaytta" calcext:value-type="string">
            <text:p>Wolaytta</text:p>
          </table:table-cell>
          <table:table-cell table:formula="of:=INDIRECT(ADDRESS(MATCH([.U$77];[.U$2:.U$74];0)+1;1))" office:value-type="string" office:string-value="Wolaytta" calcext:value-type="string">
            <text:p>Wolaytta</text:p>
          </table:table-cell>
          <table:table-cell table:formula="of:=INDIRECT(ADDRESS(MATCH([.V$77];[.V$2:.V$74];0)+1;1))" office:value-type="string" office:string-value="Romani" calcext:value-type="string">
            <text:p>Romani</text:p>
          </table:table-cell>
          <table:table-cell table:formula="of:=INDIRECT(ADDRESS(MATCH([.W$77];[.W$2:.W$74];0)+1;1))" office:value-type="string" office:string-value="Romani" calcext:value-type="string">
            <text:p>Romani</text:p>
          </table:table-cell>
        </table:table-row>
      </table:table>
      <table:table table:name="Rho_StrLen_VarFreq_NOVAR0" table:style-name="ta1">
        <table:shapes>
          <draw:frame draw:z-index="0" draw:style-name="gr1" draw:text-style-name="P1" svg:width="828.85pt" svg:height="572.2pt" svg:x="0.03pt" svg:y="0.03pt">
            <loext:p draw:notify-on-update-of-ranges="spearman_cors.A2:spearman_cors.A74 spearman_cors.D2:spearman_cors.D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NOVAR0" table:style-name="ta1">
        <table:shapes>
          <draw:frame draw:z-index="0" draw:style-name="gr1" draw:text-style-name="P1" svg:width="828.85pt" svg:height="573.7pt" svg:x="0.03pt" svg:y="0.03pt">
            <loext:p draw:notify-on-update-of-ranges="spearman_cors.A2:spearman_cors.A74 spearman_cors.F2:spearman_cors.F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NOVAR0" table:style-name="ta1">
        <table:shapes>
          <draw:frame draw:z-index="0" draw:style-name="gr1" draw:text-style-name="P1" svg:width="831.17pt" svg:height="572.94pt" svg:x="0.03pt" svg:y="0.03pt">
            <loext:p draw:notify-on-update-of-ranges="spearman_cors.A2:spearman_cors.A74 spearman_cors.H2:spearman_cors.H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NOVAR0" table:style-name="ta1">
        <table:shapes>
          <draw:frame draw:z-index="0" draw:style-name="gr1" draw:text-style-name="P1" svg:width="828.06pt" svg:height="571.44pt" svg:x="0.03pt" svg:y="0.03pt">
            <loext:p draw:notify-on-update-of-ranges="spearman_cors.A2:spearman_cors.A74 spearman_cors.J2:spearman_cors.J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StrLen_VarFreq_VAR0" table:style-name="ta1">
        <table:shapes>
          <draw:frame draw:z-index="0" draw:style-name="gr1" draw:text-style-name="P1" svg:width="830.41pt" svg:height="571.44pt" svg:x="0.03pt" svg:y="0.03pt">
            <loext:p draw:notify-on-update-of-ranges="spearman_cors.A2:spearman_cors.A74 spearman_cors.N2:spearman_cors.N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VAR0" table:style-name="ta1">
        <table:shapes>
          <draw:frame draw:z-index="0" draw:style-name="gr1" draw:text-style-name="P1" svg:width="829.62pt" svg:height="572.94pt" svg:x="0.03pt" svg:y="0.03pt">
            <loext:p draw:notify-on-update-of-ranges="spearman_cors.A2:spearman_cors.A74 spearman_cors.P2:spearman_cors.P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VAR0" table:style-name="ta1">
        <table:shapes>
          <draw:frame draw:z-index="0" draw:style-name="gr1" draw:text-style-name="P1" svg:width="828.85pt" svg:height="572.2pt" svg:x="0.03pt" svg:y="0.03pt">
            <loext:p draw:notify-on-update-of-ranges="spearman_cors.A2:spearman_cors.A74 spearman_cors.R2:spearman_cors.R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VAR0" table:style-name="ta1">
        <table:shapes>
          <draw:frame draw:z-index="0" draw:style-name="gr1" draw:text-style-name="P1" svg:width="830.41pt" svg:height="573.7pt" svg:x="0.03pt" svg:y="0.03pt">
            <loext:p draw:notify-on-update-of-ranges="spearman_cors.A2:spearman_cors.A74 spearman_cors.T2:spearman_cors.T7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t_Freq_VarStrLen_MeanStrLen_NOVAR0" table:style-name="ta1">
        <table:shapes>
          <draw:frame draw:z-index="0" draw:style-name="gr1" draw:text-style-name="P1" svg:width="828.88pt" svg:height="571.49pt" svg:x="0.03pt" svg:y="0.03pt">
            <loext:p draw:notify-on-update-of-ranges="spearman_cors.A2:spearman_cors.A74 spearman_cors.L2:spearman_cors.L7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t_Freq_VarStrLen_MeanStrLen_VAR0" table:style-name="ta1">
        <table:shapes>
          <draw:frame draw:z-index="0" draw:style-name="gr1" draw:text-style-name="P1" svg:width="828.88pt" svg:height="572.12pt" svg:x="0.03pt" svg:y="0.03pt">
            <loext:p draw:notify-on-update-of-ranges="spearman_cors.A2:spearman_cors.A74 spearman_cors.V2:spearman_cors.V7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pearman_cors.A2:spearman_cors.AMJ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3:35:52.648894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03T13:38:05.307788626</dc:date>
    <meta:editing-duration>PT21M25S</meta:editing-duration>
    <meta:editing-cycles>15</meta:editing-cycles>
    <meta:document-statistic meta:table-count="11" meta:cell-count="1862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187cm" xlink:href=".." xlink:type="simple" chart:class="chart:line" chart:style-name="ch1">
        <chart:title svg:x="10.171cm" svg:y="0.539cm" chart:style-name="ch2">
          <text:p>Undefined Variances Removed from Domain</text:p>
        </chart:title>
        <chart:plot-area chart:style-name="ch3" table:cell-range-address="spearman_cors.A2:spearman_cors.A74 spearman_cors.D2:spearman_cors.D74" chart:data-source-has-labels="column" svg:x="1.595cm" svg:y="1.721cm" svg:width="27.062cm" svg:height="17.082cm">
          <chartooo:coordinate-region svg:x="2.428cm" svg:y="1.92cm" svg:width="26.012cm" svg:height="16.684cm"/>
          <chart:axis chart:dimension="x" chart:name="primary-x" chart:style-name="ch4" chartooo:axis-type="auto">
            <chartooo:date-scale/>
            <chart:title svg:x="13.243cm" svg:y="19.206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31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D2:spearman_cors.D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510880624717107">
                <text:p>-0.510880624717107</text:p>
                <draw:g>
                  <svg:desc>spearman_cors.D2:spearman_cors.D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85306780359982">
                <text:p>-0.58530678035998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20610127718113">
                <text:p>-0.520610127718113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98262945565074">
                <text:p>-0.598262945565074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579881642841001">
                <text:p>-0.579881642841001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95328967632695">
                <text:p>-0.495328967632695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85313066317555">
                <text:p>-0.685313066317555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527410297168837">
                <text:p>-0.527410297168837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549505811343391">
                <text:p>-0.549505811343391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585306780359982">
                <text:p>-0.58530678035998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559573205171318">
                <text:p>-0.559573205171318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452967075329529">
                <text:p>-0.45296707532952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462055586909302">
                <text:p>-0.46205558690930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593297605764071">
                <text:p>-0.593297605764071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94674302703605">
                <text:p>-0.494674302703605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08597879007468">
                <text:p>-0.60859787900746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530240525797084">
                <text:p>-0.530240525797084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11541847649865">
                <text:p>-0.511541847649865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579881642841001">
                <text:p>-0.579881642841001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2130710125613">
                <text:p>-0.62130710125613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627903483777412">
                <text:p>-0.627903483777412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59088375338401">
                <text:p>-0.59088375338401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69460897942707">
                <text:p>-0.56946089794270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545648272566384">
                <text:p>-0.545648272566384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608597879007468">
                <text:p>-0.60859787900746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516773130624229">
                <text:p>-0.516773130624229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0856975184209">
                <text:p>-0.6085697518420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627903483777412">
                <text:p>-0.627903483777412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583719140569896">
                <text:p>-0.58371914056989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554815618497238">
                <text:p>-0.554815618497238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9088375338401">
                <text:p>-0.59088375338401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94674302703605">
                <text:p>-0.494674302703605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27958584466896">
                <text:p>-0.627958584466896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41839223007843">
                <text:p>-0.541839223007843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559573205171318">
                <text:p>-0.55957320517131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570167294836904">
                <text:p>-0.570167294836904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69460897942707">
                <text:p>-0.569460897942707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64453224791205">
                <text:p>-0.564453224791205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520622236557478">
                <text:p>-0.52062223655747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541229427257326">
                <text:p>-0.541229427257326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52455764671043">
                <text:p>-0.52455764671043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602521631579057">
                <text:p>-0.602521631579057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59512926560706">
                <text:p>-0.59512926560706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532700449831529">
                <text:p>-0.532700449831529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55650858903188">
                <text:p>-0.65565085890318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527410297168837">
                <text:p>-0.52741029716883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14856715412465">
                <text:p>-0.61485671541246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60856975184209">
                <text:p>-0.60856975184209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536914808849339">
                <text:p>-0.53691480884933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564453224791205">
                <text:p>-0.56445322479120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98262945565074">
                <text:p>-0.59826294556507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501671846079014">
                <text:p>-0.501671846079014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57460175187018">
                <text:p>-0.57460175187018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569460897942707">
                <text:p>-0.569460897942707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57460175187018">
                <text:p>-0.57460175187018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510880624717107">
                <text:p>-0.510880624717107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564453224791205">
                <text:p>-0.564453224791205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511541847649865">
                <text:p>-0.511541847649865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561631171988271">
                <text:p>-0.561631171988271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03351981388458">
                <text:p>-0.60335198138845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513007261011155">
                <text:p>-0.51300726101115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559573205171318">
                <text:p>-0.559573205171318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538122708079718">
                <text:p>-0.538122708079718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88451182671937">
                <text:p>-0.588451182671937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505713690734527">
                <text:p>-0.50571369073452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579097172634727">
                <text:p>-0.57909717263472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579097172634727">
                <text:p>-0.57909717263472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568481074185691">
                <text:p>-0.568481074185691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482420679078904">
                <text:p>-0.48242067907890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14856715412465">
                <text:p>-0.61485671541246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482420679078904">
                <text:p>-0.48242067907890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78887287596433">
                <text:p>-0.678887287596433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467611256367231">
                <text:p>-0.467611256367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2cm" svg:height="20.184cm" xlink:href=".." xlink:type="simple" chart:class="chart:line" chart:style-name="ch1">
        <chart:title svg:x="11.442cm" svg:y="0.539cm" chart:style-name="ch2">
          <text:p>Undefined Variances go to Zero</text:p>
        </chart:title>
        <chart:plot-area chart:style-name="ch3" table:cell-range-address="spearman_cors.A2:spearman_cors.A74 spearman_cors.V2:spearman_cors.V74" chart:data-source-has-labels="column" svg:x="1.595cm" svg:y="1.721cm" svg:width="27.063cm" svg:height="17.079cm">
          <chartooo:coordinate-region svg:x="2.031cm" svg:y="1.721cm" svg:width="26.013cm" svg:height="15.152cm"/>
          <chart:axis chart:dimension="x" chart:name="primary-x" chart:style-name="ch4" chartooo:axis-type="auto">
            <chartooo:date-scale/>
            <chart:title svg:x="13.243cm" svg:y="19.203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37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V2:spearman_cors.V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4.48716839282477">
                <text:p>4.48716839282477</text:p>
                <draw:g>
                  <svg:desc>spearman_cors.V2:spearman_cors.V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3.84340802265646">
                <text:p>3.84340802265646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3.4675220953731">
                <text:p>3.4675220953731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5.675760967585">
                <text:p>5.675760967585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4.80607301360645">
                <text:p>4.80607301360645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5.51181955892968">
                <text:p>5.51181955892968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4.10590646368916">
                <text:p>4.10590646368916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4.3079900696801">
                <text:p>4.3079900696801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2.93944950363396">
                <text:p>2.93944950363396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2.81018805967379">
                <text:p>2.81018805967379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4.01250590648127">
                <text:p>4.01250590648127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3.98099159308559">
                <text:p>3.9809915930855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4.11305811954926">
                <text:p>4.11305811954926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2.4577418018521">
                <text:p>2.4577418018521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3.42814458466847">
                <text:p>3.4281445846684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6.7795835593478">
                <text:p>6.779583559347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5.05216549588463">
                <text:p>5.05216549588463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3.51819271898199">
                <text:p>3.51819271898199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5.73735460697241">
                <text:p>5.73735460697241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6.40611544298995">
                <text:p>6.4061154429899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4.64862284354842">
                <text:p>4.64862284354842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5.06398295087643">
                <text:p>5.06398295087643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5.24584466056925">
                <text:p>5.24584466056925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4.73578448988219">
                <text:p>4.7357844898821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4.12790860612819">
                <text:p>4.12790860612819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3.8151149398008">
                <text:p>3.8151149398008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4.17673244013989">
                <text:p>4.1767324401398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4.33343788421615">
                <text:p>4.3334378842161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5.88341689681346">
                <text:p>5.8834168968134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2.86697650549902">
                <text:p>2.86697650549902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5.39738965800357">
                <text:p>5.39738965800357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5.53887017948484">
                <text:p>5.53887017948484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5.89986806795116">
                <text:p>5.89986806795116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3.94994338770797">
                <text:p>3.94994338770797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3.67050351308559">
                <text:p>3.67050351308559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5.07647088290301">
                <text:p>5.07647088290301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4.97016573974912">
                <text:p>4.97016573974912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5.05987327808331">
                <text:p>5.0598732780833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4.63051377842223">
                <text:p>4.6305137784222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4.84430770939698">
                <text:p>4.84430770939698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4.03647671632799">
                <text:p>4.03647671632799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6.22106328550484">
                <text:p>6.22106328550484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2.42763808343791">
                <text:p>2.42763808343791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3.41584795228819">
                <text:p>3.41584795228819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5.72478890438511">
                <text:p>5.72478890438511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3.13441403781944">
                <text:p>3.13441403781944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6.30224835053058">
                <text:p>6.30224835053058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4.04699360933594">
                <text:p>4.04699360933594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4.83064614787882">
                <text:p>4.83064614787882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5.2920232532082">
                <text:p>5.2920232532082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3.24330447863018">
                <text:p>3.24330447863018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2.64876118849802">
                <text:p>2.6487611884980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4.38943999762858">
                <text:p>4.38943999762858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5.00904065413194">
                <text:p>5.00904065413194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5.88417098580692">
                <text:p>5.88417098580692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5.38197859465019">
                <text:p>5.38197859465019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3.34956707553111">
                <text:p>3.34956707553111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5.69036707154205">
                <text:p>5.69036707154205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1.77260322699961">
                <text:p>1.77260322699961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5.3772522545589">
                <text:p>5.3772522545589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3.27132332567724">
                <text:p>3.27132332567724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5.82121129949014">
                <text:p>5.82121129949014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4.08453220075539">
                <text:p>4.08453220075539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1.26181596834414">
                <text:p>1.26181596834414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5.94740642228378">
                <text:p>5.94740642228378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5.0486688520447">
                <text:p>5.048668852044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4.79631218638824">
                <text:p>4.79631218638824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4.07565716976726">
                <text:p>4.0756571697672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3.14961003910844">
                <text:p>3.1496100391084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5.022651050687">
                <text:p>5.022651050687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2.17380177261787">
                <text:p>2.17380177261787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2.89680332168481">
                <text:p>2.89680332168481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1.81186255159518">
                <text:p>1.8118625515951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24cm" xlink:href=".." xlink:type="simple" chart:class="chart:line" chart:style-name="ch1">
        <chart:title svg:x="10.171cm" svg:y="0.54cm" chart:style-name="ch2">
          <text:p>Undefined Variances Removed from Domain</text:p>
        </chart:title>
        <chart:plot-area chart:style-name="ch3" table:cell-range-address="spearman_cors.A2:spearman_cors.A74 spearman_cors.F2:spearman_cors.F74" chart:data-source-has-labels="column" svg:x="1.595cm" svg:y="1.723cm" svg:width="27.062cm" svg:height="17.132cm">
          <chartooo:coordinate-region svg:x="2.428cm" svg:y="1.922cm" svg:width="26.012cm" svg:height="16.734cm"/>
          <chart:axis chart:dimension="x" chart:name="primary-x" chart:style-name="ch4" chartooo:axis-type="auto">
            <chartooo:date-scale/>
            <chart:title svg:x="13.243cm" svg:y="19.259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15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F2:spearman_cors.F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265992844779213">
                <text:p>-0.265992844779213</text:p>
                <draw:g>
                  <svg:desc>spearman_cors.F2:spearman_cors.F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641086393304769">
                <text:p>-0.641086393304769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495048952455973">
                <text:p>-0.495048952455973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602431220978149">
                <text:p>-0.60243122097814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5696464088222">
                <text:p>-0.75696464088222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0380243758851">
                <text:p>-0.60380243758851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334357311292241">
                <text:p>-0.334357311292241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402797991962877">
                <text:p>-0.402797991962877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513142221745423">
                <text:p>-0.513142221745423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347804402216358">
                <text:p>-0.347804402216358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593644378865741">
                <text:p>-0.593644378865741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30774629148779">
                <text:p>-0.63077462914877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336053638408683">
                <text:p>-0.33605363840868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302822199684159">
                <text:p>-0.302822199684159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556778600667023">
                <text:p>-0.556778600667023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74648491660615">
                <text:p>-0.67464849166061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681030315697996">
                <text:p>-0.68103031569799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47502903040532">
                <text:p>-0.647502903040532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715143819639885">
                <text:p>-0.715143819639885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14830986472716">
                <text:p>-0.614830986472716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577983456836436">
                <text:p>-0.57798345683643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773183815351487">
                <text:p>-0.773183815351487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668533109404744">
                <text:p>-0.66853310940474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04550304693028">
                <text:p>-0.704550304693028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571503161148309">
                <text:p>-0.571503161148309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3263921768124">
                <text:p>-0.63263921768124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3584972995997">
                <text:p>-0.63584972995997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224816447096656">
                <text:p>-0.224816447096656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447698937413082">
                <text:p>-0.447698937413082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61320970688564">
                <text:p>-0.761320970688564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38521215354348">
                <text:p>-0.538521215354348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9383925308042">
                <text:p>-0.6938392530804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74992347599585">
                <text:p>-0.674992347599585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386624435228334">
                <text:p>-0.386624435228334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54269915318722">
                <text:p>-0.654269915318722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35976625469906">
                <text:p>-0.635976625469906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21469691395626">
                <text:p>-0.721469691395626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687181790995569">
                <text:p>-0.68718179099556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783012633331618">
                <text:p>-0.78301263333161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12378315157296">
                <text:p>-0.712378315157296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46208041745527">
                <text:p>-0.646208041745527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575773575031693">
                <text:p>-0.575773575031693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303074268216313">
                <text:p>-0.30307426821631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228304623878">
                <text:p>-0.7228304623878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115312341459829">
                <text:p>-0.115312341459829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82051414395532">
                <text:p>-0.682051414395532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11425343093794">
                <text:p>-0.611425343093794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253659102473167">
                <text:p>-0.25365910247316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659654401415482">
                <text:p>-0.659654401415482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342332282888509">
                <text:p>-0.342332282888509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53300096829382">
                <text:p>-0.553300096829382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458900052748165">
                <text:p>-0.45890005274816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563080652687222">
                <text:p>-0.563080652687222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02816287327108">
                <text:p>-0.702816287327108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89876269740125">
                <text:p>-0.789876269740125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335665346823445">
                <text:p>-0.335665346823445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27634941968262">
                <text:p>-0.727634941968262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76514013699734">
                <text:p>-0.776514013699734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549008794878353">
                <text:p>-0.549008794878353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52698592868392">
                <text:p>-0.52698592868392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485643355301724">
                <text:p>-0.485643355301724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49192906609986">
                <text:p>-0.749192906609986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531439085914234">
                <text:p>-0.531439085914234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346531458976646">
                <text:p>-0.346531458976646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21234370383984">
                <text:p>-0.721234370383984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376634895291643">
                <text:p>-0.376634895291643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71298726021919">
                <text:p>-0.71298726021919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192410955562604">
                <text:p>-0.192410955562604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567844627378683">
                <text:p>-0.567844627378683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764170120771652">
                <text:p>-0.764170120771652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12447133808119">
                <text:p>-0.612447133808119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422111414170022">
                <text:p>-0.422111414170022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618291001335156">
                <text:p>-0.6182910013351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3cm" svg:height="20.213cm" xlink:href=".." xlink:type="simple" chart:class="chart:line" chart:style-name="ch1">
        <chart:title svg:x="10.212cm" svg:y="0.54cm" chart:style-name="ch2">
          <text:p>Undefined Variances Removed from Domain</text:p>
        </chart:title>
        <chart:plot-area chart:style-name="ch3" table:cell-range-address="spearman_cors.A2:spearman_cors.A74 spearman_cors.H2:spearman_cors.H74" chart:data-source-has-labels="column" svg:x="1.597cm" svg:y="1.723cm" svg:width="27.14cm" svg:height="17.105cm">
          <chartooo:coordinate-region svg:x="2.43cm" svg:y="1.922cm" svg:width="26.09cm" svg:height="16.707cm"/>
          <chart:axis chart:dimension="x" chart:name="primary-x" chart:style-name="ch4" chartooo:axis-type="auto">
            <chartooo:date-scale/>
            <chart:title svg:x="13.284cm" svg:y="19.232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73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H2:spearman_cors.H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842852028447831">
                <text:p>-0.842852028447831</text:p>
                <draw:g>
                  <svg:desc>spearman_cors.H2:spearman_cors.H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894087188473215">
                <text:p>-0.894087188473215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853310273283866">
                <text:p>-0.853310273283866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875351842982959">
                <text:p>-0.87535184298295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97141750403726">
                <text:p>-0.797141750403726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874398084558128">
                <text:p>-0.874398084558128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864760281585089">
                <text:p>-0.864760281585089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897969453984709">
                <text:p>-0.89796945398470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90357408593781">
                <text:p>-0.90357408593781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54094783909292">
                <text:p>-0.85409478390929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893495692365695">
                <text:p>-0.893495692365695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857466359372969">
                <text:p>-0.85746635937296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51879854157889">
                <text:p>-0.851879854157889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67982390290547">
                <text:p>-0.767982390290547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614805055196159">
                <text:p>-0.61480505519615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893235014113546">
                <text:p>-0.893235014113546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803696798907626">
                <text:p>-0.80369679890762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460197003233854">
                <text:p>-0.460197003233854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32844620850927">
                <text:p>-0.832844620850927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899586758180192">
                <text:p>-0.899586758180192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819846641551386">
                <text:p>-0.81984664155138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875783555967408">
                <text:p>-0.875783555967408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85352897762496">
                <text:p>-0.8535289776249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889256418674276">
                <text:p>-0.889256418674276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832842895945728">
                <text:p>-0.83284289594572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857600688813644">
                <text:p>-0.857600688813644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872591342731247">
                <text:p>-0.872591342731247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50934440227821">
                <text:p>-0.850934440227821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893104357815675">
                <text:p>-0.89310435781567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825865502928737">
                <text:p>-0.82586550292873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81366623552869">
                <text:p>-0.81366623552869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56442046090202">
                <text:p>-0.75644204609020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42163586937371">
                <text:p>-0.742163586937371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93148725303196">
                <text:p>-0.793148725303196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88217026222983">
                <text:p>-0.88217026222983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851421540763129">
                <text:p>-0.851421540763129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868283492277174">
                <text:p>-0.868283492277174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884049028440803">
                <text:p>-0.884049028440803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860897305479464">
                <text:p>-0.860897305479464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91343994243437">
                <text:p>-0.791343994243437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862310104387296">
                <text:p>-0.86231010438729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24987653370954">
                <text:p>-0.824987653370954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82386554179403">
                <text:p>-0.78238655417940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79139512343494">
                <text:p>-0.779139512343494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99658448926557">
                <text:p>-0.899658448926557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853931611164364">
                <text:p>-0.853931611164364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835741717195193">
                <text:p>-0.835741717195193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86394666195315">
                <text:p>-0.886394666195315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0155702162809">
                <text:p>-0.7015570216280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99094523811515">
                <text:p>-0.89909452381151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808304249024334">
                <text:p>-0.808304249024334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808967864869566">
                <text:p>-0.808967864869566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90366310852703">
                <text:p>-0.9036631085270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858384388240651">
                <text:p>-0.858384388240651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849673498275205">
                <text:p>-0.849673498275205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55423544685851">
                <text:p>-0.855423544685851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2032729512294">
                <text:p>-0.72032729512294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827758355918718">
                <text:p>-0.827758355918718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808841127297017">
                <text:p>-0.808841127297017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899741665216384">
                <text:p>-0.899741665216384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88139136620858">
                <text:p>-0.788139136620858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72404533989297">
                <text:p>-0.772404533989297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65957690257496">
                <text:p>-0.865957690257496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45052667487501">
                <text:p>-0.745052667487501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832791652028326">
                <text:p>-0.832791652028326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88023717938154">
                <text:p>-0.888023717938154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43713360718737">
                <text:p>-0.84371336071873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833763361805531">
                <text:p>-0.833763361805531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7634824367118">
                <text:p>-0.7763482436711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835470369287633">
                <text:p>-0.835470369287633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826676495793837">
                <text:p>-0.826676495793837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96570633273307">
                <text:p>-0.696570633273307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57539655491928">
                <text:p>-0.7575396554919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13cm" svg:height="20.16cm" xlink:href=".." xlink:type="simple" chart:class="chart:line" chart:style-name="ch1">
        <chart:title svg:x="10.157cm" svg:y="0.539cm" chart:style-name="ch2">
          <text:p>Undefined Variances Removed from Domain</text:p>
        </chart:title>
        <chart:plot-area chart:style-name="ch3" table:cell-range-address="spearman_cors.A2:spearman_cors.A74 spearman_cors.J2:spearman_cors.J74" chart:data-source-has-labels="column" svg:x="1.595cm" svg:y="1.721cm" svg:width="27.034cm" svg:height="17.055cm">
          <chartooo:coordinate-region svg:x="2.322cm" svg:y="1.721cm" svg:width="25.984cm" svg:height="15.127cm"/>
          <chart:axis chart:dimension="x" chart:name="primary-x" chart:style-name="ch4" chartooo:axis-type="auto">
            <chartooo:date-scale/>
            <chart:title svg:x="13.229cm" svg:y="19.179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6cm" chart:style-name="ch6">
              <text:p>Spearman Rho (VarLength[f] / MeanLength[f])</text:p>
            </chart:title>
            <chart:grid chart:style-name="ch7" chart:class="major"/>
          </chart:axis>
          <chart:series chart:style-name="ch8" chart:values-cell-range-address="spearman_cors.J2:spearman_cors.J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0.391819359535649">
                <text:p>0.391819359535649</text:p>
                <draw:g>
                  <svg:desc>spearman_cors.J2:spearman_cors.J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74512588856307">
                <text:p>0.74512588856307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540174578796546">
                <text:p>0.540174578796546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616679732442378">
                <text:p>0.61667973244237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885245685031609">
                <text:p>0.885245685031609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717541520966846">
                <text:p>0.71754152096684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291777023124255">
                <text:p>0.291777023124255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389828760136428">
                <text:p>0.389828760136428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476778428060998">
                <text:p>0.47677842806099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352505954983782">
                <text:p>0.35250595498378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606321802893435">
                <text:p>0.606321802893435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683744280999665">
                <text:p>0.683744280999665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368728801536873">
                <text:p>0.36872880153687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550007626105939">
                <text:p>0.550007626105939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10505078011375">
                <text:p>0.410505078011375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79133336575006">
                <text:p>0.79133336575006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742440397382903">
                <text:p>0.742440397382903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466273150547217">
                <text:p>0.466273150547217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86661879346047">
                <text:p>0.86661879346047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700733689334361">
                <text:p>0.700733689334361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771146183544995">
                <text:p>0.771146183544995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887809306557798">
                <text:p>0.887809306557798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758491217722302">
                <text:p>0.758491217722302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772979771984166">
                <text:p>0.772979771984166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751568458757605">
                <text:p>0.751568458757605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582509793268052">
                <text:p>0.582509793268052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694961256581459">
                <text:p>0.69496125658145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365153414737984">
                <text:p>0.365153414737984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57593488651014">
                <text:p>0.57593488651014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765245244564752">
                <text:p>0.765245244564752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513950267132775">
                <text:p>0.51395026713277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795244019140279">
                <text:p>0.795244019140279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855935500860398">
                <text:p>0.855935500860398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509070679636632">
                <text:p>0.509070679636632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648756774730159">
                <text:p>0.648756774730159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702065292740781">
                <text:p>0.702065292740781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791721008845039">
                <text:p>0.791721008845039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790552810795952">
                <text:p>0.790552810795952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913400167073939">
                <text:p>0.913400167073939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725463612229241">
                <text:p>0.725463612229241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622236969038814">
                <text:p>0.622236969038814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798147234534625">
                <text:p>0.798147234534625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519280345942676">
                <text:p>0.519280345942676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750547867734125">
                <text:p>0.750547867734125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105829542101494">
                <text:p>0.105829542101494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624734002396711">
                <text:p>0.624734002396711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736626794708403">
                <text:p>0.736626794708403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312888217719243">
                <text:p>0.312888217719243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90883368723599">
                <text:p>0.690883368723599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406642447930845">
                <text:p>0.40664244793084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507630334293105">
                <text:p>0.507630334293105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445187978069571">
                <text:p>0.445187978069571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614372201161894">
                <text:p>0.61437220116189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773228923435685">
                <text:p>0.773228923435685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93151170279597">
                <text:p>0.93151170279597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595272549345865">
                <text:p>0.595272549345865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677332131692529">
                <text:p>0.677332131692529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938711216487724">
                <text:p>0.938711216487724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800078926596728">
                <text:p>0.800078926596728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562018134908304">
                <text:p>0.562018134908304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776950545481527">
                <text:p>0.776950545481527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970767502449985">
                <text:p>0.970767502449985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545528206951235">
                <text:p>0.545528206951235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439090186120198">
                <text:p>0.439090186120198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792639172151942">
                <text:p>0.79263917215194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476858561584875">
                <text:p>0.476858561584875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818571173493944">
                <text:p>0.818571173493944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0573745647973015">
                <text:p>0.057374564797301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648320819842956">
                <text:p>0.64832081984295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885317926348461">
                <text:p>0.885317926348461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490772313728199">
                <text:p>0.490772313728199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689121444178493">
                <text:p>0.689121444178493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414270572687261">
                <text:p>0.4142705726872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16cm" xlink:href=".." xlink:type="simple" chart:class="chart:line" chart:style-name="ch1">
        <chart:title svg:x="11.416cm" svg:y="0.539cm" chart:style-name="ch2">
          <text:p>Undefined Variances Go to Zero</text:p>
        </chart:title>
        <chart:plot-area chart:style-name="ch3" table:cell-range-address="spearman_cors.A2:spearman_cors.A74 spearman_cors.N2:spearman_cors.N74" chart:data-source-has-labels="column" svg:x="1.596cm" svg:y="1.721cm" svg:width="27.115cm" svg:height="17.055cm">
          <chartooo:coordinate-region svg:x="2.429cm" svg:y="1.92cm" svg:width="26.065cm" svg:height="16.657cm"/>
          <chart:axis chart:dimension="x" chart:name="primary-x" chart:style-name="ch4" chartooo:axis-type="auto">
            <chartooo:date-scale/>
            <chart:title svg:x="13.27cm" svg:y="19.179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54cm" chart:style-name="ch6">
              <text:p>Spearman Rho (Length k / VarFrequency[k])</text:p>
            </chart:title>
            <chart:grid chart:style-name="ch7" chart:class="major"/>
          </chart:axis>
          <chart:series chart:style-name="ch8" chart:values-cell-range-address="spearman_cors.N2:spearman_cors.N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442692034222483">
                <text:p>-0.442692034222483</text:p>
                <draw:g>
                  <svg:desc>spearman_cors.N2:spearman_cors.N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19233650041203">
                <text:p>-0.519233650041203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459931178311336">
                <text:p>-0.459931178311336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526233803990943">
                <text:p>-0.52623380399094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519233650041203">
                <text:p>-0.519233650041203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56858811368613">
                <text:p>-0.45685881136861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08181870377162">
                <text:p>-0.60818187037716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438670148388454">
                <text:p>-0.438670148388454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451070950389137">
                <text:p>-0.451070950389137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491508642998113">
                <text:p>-0.49150864299811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446791004380382">
                <text:p>-0.446791004380382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37952088827378">
                <text:p>-0.37952088827378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408372609290813">
                <text:p>-0.40837260929081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540142041542546">
                <text:p>-0.54014204154254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410660952960854">
                <text:p>-0.410660952960854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52301480178012">
                <text:p>-0.52301480178012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438202558277582">
                <text:p>-0.438202558277582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446695597799633">
                <text:p>-0.44669559779963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498046500346163">
                <text:p>-0.498046500346163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515527330986461">
                <text:p>-0.515527330986461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550788983929218">
                <text:p>-0.550788983929218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498046500346163">
                <text:p>-0.498046500346163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473273793136493">
                <text:p>-0.47327379313649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491508642998113">
                <text:p>-0.491508642998113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534829072110274">
                <text:p>-0.534829072110274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456858811368613">
                <text:p>-0.45685881136861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526233803990943">
                <text:p>-0.526233803990943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528649255847385">
                <text:p>-0.52864925584738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513283741699244">
                <text:p>-0.513283741699244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451743361214223">
                <text:p>-0.451743361214223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43120195614961">
                <text:p>-0.543120195614961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20080903676123">
                <text:p>-0.420080903676123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560782128211617">
                <text:p>-0.560782128211617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453239184696711">
                <text:p>-0.453239184696711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501409114552282">
                <text:p>-0.501409114552282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498300134045613">
                <text:p>-0.49830013404561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501409114552282">
                <text:p>-0.501409114552282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508330826186887">
                <text:p>-0.508330826186887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454280169596148">
                <text:p>-0.45428016959614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464856981364646">
                <text:p>-0.464856981364646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444373422469934">
                <text:p>-0.444373422469934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534829072110274">
                <text:p>-0.534829072110274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522770827995788">
                <text:p>-0.522770827995788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479134900863962">
                <text:p>-0.479134900863962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56710789820912">
                <text:p>-0.5671078982091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453239184696711">
                <text:p>-0.453239184696711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526872943796888">
                <text:p>-0.526872943796888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540142041542546">
                <text:p>-0.54014204154254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459480391891855">
                <text:p>-0.459480391891855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485209119780026">
                <text:p>-0.485209119780026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19645171880467">
                <text:p>-0.519645171880467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423593871716393">
                <text:p>-0.42359387171639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498046500346163">
                <text:p>-0.498046500346163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464856981364646">
                <text:p>-0.464856981364646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504836596696041">
                <text:p>-0.50483659669604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43283357303245">
                <text:p>-0.43283357303245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488329924084983">
                <text:p>-0.48832992408498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452629243465082">
                <text:p>-0.452629243465082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50713798936468">
                <text:p>-0.50713798936468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519645171880467">
                <text:p>-0.519645171880467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408372609290813">
                <text:p>-0.408372609290813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451743361214223">
                <text:p>-0.451743361214223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457668582722243">
                <text:p>-0.45766858272224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533061817557203">
                <text:p>-0.53306181755720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410257309939962">
                <text:p>-0.41025730993996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471753788406327">
                <text:p>-0.471753788406327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479285084364168">
                <text:p>-0.479285084364168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50158398049991">
                <text:p>-0.50158398049991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404678560509144">
                <text:p>-0.40467856050914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538931601967187">
                <text:p>-0.538931601967187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38919752465381">
                <text:p>-0.38919752465381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17051817697924">
                <text:p>-0.617051817697924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381320036052452">
                <text:p>-0.3813200360524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8cm" svg:height="20.213cm" xlink:href=".." xlink:type="simple" chart:class="chart:line" chart:style-name="ch1">
        <chart:title svg:x="11.402cm" svg:y="0.54cm" chart:style-name="ch2">
          <text:p>Undefined Variances Go to Zero</text:p>
        </chart:title>
        <chart:plot-area chart:style-name="ch3" table:cell-range-address="spearman_cors.A2:spearman_cors.A74 spearman_cors.P2:spearman_cors.P74" chart:data-source-has-labels="column" svg:x="1.596cm" svg:y="1.723cm" svg:width="27.087cm" svg:height="17.105cm">
          <chartooo:coordinate-region svg:x="2.429cm" svg:y="1.922cm" svg:width="26.037cm" svg:height="16.707cm"/>
          <chart:axis chart:dimension="x" chart:name="primary-x" chart:style-name="ch4" chartooo:axis-type="auto">
            <chartooo:date-scale/>
            <chart:title svg:x="13.256cm" svg:y="19.232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01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P2:spearman_cors.P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672559414594337">
                <text:p>-0.672559414594337</text:p>
                <draw:g>
                  <svg:desc>spearman_cors.P2:spearman_cors.P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31375238003533">
                <text:p>-0.731375238003533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24445403159785">
                <text:p>-0.724445403159785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607397886475219">
                <text:p>-0.607397886475219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62296549672363">
                <text:p>-0.62296549672363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725700147457075">
                <text:p>-0.725700147457075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91785182072386">
                <text:p>-0.691785182072386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06903772174831">
                <text:p>-0.706903772174831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25959407217441">
                <text:p>-0.725959407217441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729226030794838">
                <text:p>-0.729226030794838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29121727764322">
                <text:p>-0.729121727764322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764928540326463">
                <text:p>-0.764928540326463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663753483885672">
                <text:p>-0.66375348388567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29215681264256">
                <text:p>-0.72921568126425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541926442066437">
                <text:p>-0.54192644206643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80230943917534">
                <text:p>-0.680230943917534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619405711167218">
                <text:p>-0.61940571116721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63908667326468">
                <text:p>-0.56390866732646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705541463588082">
                <text:p>-0.705541463588082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690035472643857">
                <text:p>-0.690035472643857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28851446225361">
                <text:p>-0.72885144622536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67750814324243">
                <text:p>-0.667750814324243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641517617665746">
                <text:p>-0.64151761766574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20849709563091">
                <text:p>-0.720849709563091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07502804659654">
                <text:p>-0.707502804659654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39504265946053">
                <text:p>-0.63950426594605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681015154546121">
                <text:p>-0.681015154546121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698920643351205">
                <text:p>-0.69892064335120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81633589479914">
                <text:p>-0.681633589479914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675600127991936">
                <text:p>-0.675600127991936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564829119240578">
                <text:p>-0.564829119240578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00241041279365">
                <text:p>-0.600241041279365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555754048180254">
                <text:p>-0.555754048180254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11797337618579">
                <text:p>-0.711797337618579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57843134683295">
                <text:p>-0.657843134683295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65272370299247">
                <text:p>-0.665272370299247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08295997395476">
                <text:p>-0.708295997395476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41037999357788">
                <text:p>-0.74103799935778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49560315732519">
                <text:p>-0.649560315732519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634144148452392">
                <text:p>-0.634144148452392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87506720365541">
                <text:p>-0.687506720365541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708014849905404">
                <text:p>-0.708014849905404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29705936706489">
                <text:p>-0.729705936706489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643480650019617">
                <text:p>-0.64348065001961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52306084461278">
                <text:p>-0.65230608446127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85511100969855">
                <text:p>-0.685511100969855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22871299705679">
                <text:p>-0.622871299705679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25016772625325">
                <text:p>-0.725016772625325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587039985693331">
                <text:p>-0.587039985693331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641585681990771">
                <text:p>-0.641585681990771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646990166090811">
                <text:p>-0.646990166090811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1608935862012">
                <text:p>-0.7160893586201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08754416886262">
                <text:p>-0.708754416886262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57286635631909">
                <text:p>-0.657286635631909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675030124584916">
                <text:p>-0.675030124584916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20472493438425">
                <text:p>-0.720472493438425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36260492955678">
                <text:p>-0.636260492955678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657328483197151">
                <text:p>-0.657328483197151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762508282092739">
                <text:p>-0.762508282092739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50013182428973">
                <text:p>-0.650013182428973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26354569832518">
                <text:p>-0.726354569832518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610371252269233">
                <text:p>-0.610371252269233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67896069191812">
                <text:p>-0.6789606919181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18298037227287">
                <text:p>-0.718298037227287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32557797052239">
                <text:p>-0.632557797052239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13139277462458">
                <text:p>-0.71313927746245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699823555247931">
                <text:p>-0.699823555247931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55388016543858">
                <text:p>-0.55388016543858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14821313427068">
                <text:p>-0.71482131342706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93001964401448">
                <text:p>-0.69300196440144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87234199449014">
                <text:p>-0.68723419944901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11351373812041">
                <text:p>-0.711351373812041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664368325979555">
                <text:p>-0.6643683259795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187cm" xlink:href=".." xlink:type="simple" chart:class="chart:line" chart:style-name="ch1">
        <chart:title svg:x="11.388cm" svg:y="0.539cm" chart:style-name="ch2">
          <text:p>Undefined Variances Go to Zero</text:p>
        </chart:title>
        <chart:plot-area chart:style-name="ch3" table:cell-range-address="spearman_cors.A2:spearman_cors.A74 spearman_cors.R2:spearman_cors.R74" chart:data-source-has-labels="column" svg:x="1.595cm" svg:y="1.721cm" svg:width="27.062cm" svg:height="17.082cm">
          <chartooo:coordinate-region svg:x="2.428cm" svg:y="1.92cm" svg:width="26.012cm" svg:height="16.684cm"/>
          <chart:axis chart:dimension="x" chart:name="primary-x" chart:style-name="ch4" chartooo:axis-type="auto">
            <chartooo:date-scale/>
            <chart:title svg:x="13.243cm" svg:y="19.206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6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R2:spearman_cors.R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-0.836863618639695">
                <text:p>-0.836863618639695</text:p>
                <draw:g>
                  <svg:desc>spearman_cors.R2:spearman_cors.R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831073670124757">
                <text:p>-0.831073670124757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839346607746271">
                <text:p>-0.839346607746271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808224098473792">
                <text:p>-0.808224098473792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88336520015603">
                <text:p>-0.788336520015603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860159654442387">
                <text:p>-0.860159654442387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812301942728004">
                <text:p>-0.812301942728004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847772410758837">
                <text:p>-0.847772410758837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835299702402979">
                <text:p>-0.835299702402979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23577674162193">
                <text:p>-0.823577674162193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82996812229">
                <text:p>-0.8299681222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88318189507974">
                <text:p>-0.88318189507974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28367860589578">
                <text:p>-0.828367860589578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80416919160936">
                <text:p>-0.8041691916093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20432635167249">
                <text:p>-0.72043263516724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847396906317795">
                <text:p>-0.84739690631779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819703483195685">
                <text:p>-0.819703483195685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778366507661007">
                <text:p>-0.778366507661007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46997269663226">
                <text:p>-0.846997269663226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-0.851584197179659">
                <text:p>-0.851584197179659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84672547857464">
                <text:p>-0.84672547857464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804604862934134">
                <text:p>-0.804604862934134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81838931897435">
                <text:p>-0.81838931897435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861686037680614">
                <text:p>-0.861686037680614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818725040167204">
                <text:p>-0.818725040167204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800334584264279">
                <text:p>-0.800334584264279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813807945743735">
                <text:p>-0.813807945743735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28192823282416">
                <text:p>-0.828192823282416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853790059545875">
                <text:p>-0.85379005954587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785131198035593">
                <text:p>-0.785131198035593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818967945210837">
                <text:p>-0.818967945210837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829521536620315">
                <text:p>-0.829521536620315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89858908039903">
                <text:p>-0.789858908039903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838292971282253">
                <text:p>-0.838292971282253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9320665502772">
                <text:p>-0.79320665502772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822366937062948">
                <text:p>-0.822366937062948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828129880454289">
                <text:p>-0.828129880454289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865301102648861">
                <text:p>-0.86530110264886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801261097865081">
                <text:p>-0.801261097865081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38754349557355">
                <text:p>-0.838754349557355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849830500092725">
                <text:p>-0.849830500092725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43302564801964">
                <text:p>-0.843302564801964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811300324288822">
                <text:p>-0.81130032428882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7108002772506">
                <text:p>-0.7710800277250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33762300305855">
                <text:p>-0.833762300305855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804048983215586">
                <text:p>-0.804048983215586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820756943129279">
                <text:p>-0.820756943129279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46357696452317">
                <text:p>-0.84635769645231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821089095139254">
                <text:p>-0.821089095139254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38796442007477">
                <text:p>-0.838796442007477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73809759385196">
                <text:p>-0.773809759385196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82473709701162">
                <text:p>-0.8247370970116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835013648349997">
                <text:p>-0.835013648349997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821443738933402">
                <text:p>-0.821443738933402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847917812173653">
                <text:p>-0.847917812173653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60418229184199">
                <text:p>-0.860418229184199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79288133430941">
                <text:p>-0.79288133430941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831186820110055">
                <text:p>-0.831186820110055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8182012453343">
                <text:p>-0.8182012453343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835350445433414">
                <text:p>-0.835350445433414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832749588654749">
                <text:p>-0.832749588654749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99822132452292">
                <text:p>-0.799822132452292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49550202160003">
                <text:p>-0.84955020216000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66768701442107">
                <text:p>-0.766768701442107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864517591892098">
                <text:p>-0.864517591892098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57083725619979">
                <text:p>-0.857083725619979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27187299635535">
                <text:p>-0.827187299635535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762512051579418">
                <text:p>-0.762512051579418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830772401936429">
                <text:p>-0.830772401936429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832857447763415">
                <text:p>-0.83285744776341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94865069196775">
                <text:p>-0.794865069196775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942579393821">
                <text:p>-0.7942579393821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69310114766415">
                <text:p>-0.76931011476641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4cm" xlink:href=".." xlink:type="simple" chart:class="chart:line" chart:style-name="ch1">
        <chart:title svg:x="11.416cm" svg:y="0.54cm" chart:style-name="ch2">
          <text:p>Undefined Variances Go to Zero</text:p>
        </chart:title>
        <chart:plot-area chart:style-name="ch3" table:cell-range-address="spearman_cors.A2:spearman_cors.A74 spearman_cors.T2:spearman_cors.T74" chart:data-source-has-labels="column" svg:x="1.596cm" svg:y="1.723cm" svg:width="27.115cm" svg:height="17.132cm">
          <chartooo:coordinate-region svg:x="2.323cm" svg:y="1.723cm" svg:width="26.066cm" svg:height="15.204cm"/>
          <chart:axis chart:dimension="x" chart:name="primary-x" chart:style-name="ch4" chartooo:axis-type="auto">
            <chartooo:date-scale/>
            <chart:title svg:x="13.27cm" svg:y="19.259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01cm" chart:style-name="ch6">
              <text:p>Spearman Rho (VarLength[f] / MeanLength[f])</text:p>
            </chart:title>
            <chart:grid chart:style-name="ch7" chart:class="major"/>
          </chart:axis>
          <chart:series chart:style-name="ch8" chart:values-cell-range-address="spearman_cors.T2:spearman_cors.T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0.668194869769748">
                <text:p>0.668194869769748</text:p>
                <draw:g>
                  <svg:desc>spearman_cors.T2:spearman_cors.T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803201982698867">
                <text:p>0.803201982698867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738335214546239">
                <text:p>0.738335214546239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677798670804936">
                <text:p>0.677798670804936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738290430267154">
                <text:p>0.738290430267154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819927023136156">
                <text:p>0.819927023136156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66358310050429">
                <text:p>0.66358310050429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658966192554539">
                <text:p>0.65896619255453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682844623559561">
                <text:p>0.682844623559561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624939478151946">
                <text:p>0.62493947815194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763235897365128">
                <text:p>0.763235897365128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79949463750788">
                <text:p>0.79949463750788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606320595412471">
                <text:p>0.606320595412471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758663990154468">
                <text:p>0.758663990154468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412638714723883">
                <text:p>0.412638714723883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784231009024045">
                <text:p>0.784231009024045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672517381369259">
                <text:p>0.672517381369259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420880519856892">
                <text:p>0.420880519856892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824483288898562">
                <text:p>0.824483288898562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0.786305102251197">
                <text:p>0.786305102251197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813340171320066">
                <text:p>0.81334017132006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817016725460709">
                <text:p>0.817016725460709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728517215251552">
                <text:p>0.728517215251552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772925311637526">
                <text:p>0.772925311637526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785267706798469">
                <text:p>0.785267706798469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648087199887826">
                <text:p>0.64808719988782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740324428688123">
                <text:p>0.740324428688123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687470899382573">
                <text:p>0.687470899382573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751743530475705">
                <text:p>0.75174353047570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715541111044929">
                <text:p>0.715541111044929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559286302481606">
                <text:p>0.55928630248160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648366328638533">
                <text:p>0.648366328638533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658522125212723">
                <text:p>0.658522125212723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738273134789206">
                <text:p>0.738273134789206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69688470486325">
                <text:p>0.69688470486325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742663257251213">
                <text:p>0.74266325725121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804621820703433">
                <text:p>0.80462182070343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815611619718294">
                <text:p>0.815611619718294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793392321885365">
                <text:p>0.793392321885365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632066828825656">
                <text:p>0.632066828825656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645513901914566">
                <text:p>0.64551390191456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844091422125621">
                <text:p>0.84409142212562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713447439673681">
                <text:p>0.713447439673681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689712839350052">
                <text:p>0.689712839350052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637676374266047">
                <text:p>0.637676374266047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686977930294496">
                <text:p>0.686977930294496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741619805162631">
                <text:p>0.741619805162631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702543742668993">
                <text:p>0.702543742668993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574818715033021">
                <text:p>0.574818715033021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643065675647086">
                <text:p>0.643065675647086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614715164605773">
                <text:p>0.614715164605773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661396100297407">
                <text:p>0.661396100297407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753097227084956">
                <text:p>0.75309722708495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732924851657425">
                <text:p>0.732924851657425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78872157302883">
                <text:p>0.78872157302883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836194493967191">
                <text:p>0.836194493967191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585744197522409">
                <text:p>0.585744197522409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783035056821659">
                <text:p>0.783035056821659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772607541105219">
                <text:p>0.772607541105219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677837184047254">
                <text:p>0.677837184047254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758186365790045">
                <text:p>0.75818636579004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761258530403119">
                <text:p>0.76125853040311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658392658127587">
                <text:p>0.658392658127587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621184217771653">
                <text:p>0.621184217771653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676405557512601">
                <text:p>0.676405557512601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751738460487564">
                <text:p>0.751738460487564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80521997107483">
                <text:p>0.8052199710748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0.396341239464947">
                <text:p>0.396341239464947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719624111419792">
                <text:p>0.719624111419792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790021670486197">
                <text:p>0.790021670486197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0.585854203721239">
                <text:p>0.585854203721239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785058814115359">
                <text:p>0.785058814115359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500706205409974">
                <text:p>0.5007062054099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2cm" svg:height="20.162cm" xlink:href=".." xlink:type="simple" chart:class="chart:line" chart:style-name="ch1">
        <chart:title svg:x="10.172cm" svg:y="0.539cm" chart:style-name="ch2">
          <text:p>Undefined Variances Removed from Domain</text:p>
        </chart:title>
        <chart:plot-area chart:style-name="ch3" table:cell-range-address="spearman_cors.A2:spearman_cors.A74 spearman_cors.L2:spearman_cors.L74" chart:data-source-has-labels="column" svg:x="1.595cm" svg:y="1.721cm" svg:width="27.063cm" svg:height="17.057cm">
          <chartooo:coordinate-region svg:x="2.137cm" svg:y="1.92cm" svg:width="26.013cm" svg:height="16.659cm"/>
          <chart:axis chart:dimension="x" chart:name="primary-x" chart:style-name="ch4" chartooo:axis-type="auto">
            <chartooo:date-scale/>
            <chart:title svg:x="13.243cm" svg:y="19.181cm" chart:style-name="ch5">
              <text:p>N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26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L2:spearman_cors.L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Achuar</text:p>
                <draw:g>
                  <svg:desc>spearman_cors.A2:spearman_cors.A74</svg:desc>
                </draw:g>
              </table:table-cell>
              <table:table-cell office:value-type="float" office:value="7.95164865163435">
                <text:p>7.95164865163435</text:p>
                <draw:g>
                  <svg:desc>spearman_cors.L2:spearman_cors.L74</svg:desc>
                </draw:g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7.21420089560199">
                <text:p>7.21420089560199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5.61955570055934">
                <text:p>5.61955570055934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5.92669218532662">
                <text:p>5.92669218532662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1.29102481513817">
                <text:p>1.29102481513817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6.524110570771">
                <text:p>6.524110570771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8.61024785789089">
                <text:p>8.61024785789089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8.18914095841589">
                <text:p>8.18914095841589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6.25368025099127">
                <text:p>6.25368025099127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7.3463207335025">
                <text:p>7.3463207335025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7.42681038812611">
                <text:p>7.42681038812611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3.86862287604496">
                <text:p>3.86862287604496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6.94050901377787">
                <text:p>6.94050901377787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7.15995822182305">
                <text:p>7.15995822182305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757745474116541">
                <text:p>0.75774547411654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7.44273110700003">
                <text:p>7.44273110700003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2.52412821338896">
                <text:p>2.5241282133889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1.98132762004106">
                <text:p>-1.98132762004106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3.91081555216618">
                <text:p>3.91081555216618</text:p>
              </table:table-cell>
            </table:table-row>
            <table:table-row>
              <table:table-cell office:value-type="string">
                <text:p>Dinka</text:p>
              </table:table-cell>
              <table:table-cell office:value-type="float" office:value="7.88063533262595">
                <text:p>7.8806353326259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5.8254254015067">
                <text:p>5.8254254015067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4.04491350636686">
                <text:p>4.04491350636686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4.66646687001603">
                <text:p>4.6664668700160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4.6659289930302">
                <text:p>4.665928993030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6.44178485752191">
                <text:p>6.44178485752191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3.89693355640716">
                <text:p>3.8969335564071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5.43247770267247">
                <text:p>5.43247770267247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10.1891147642207">
                <text:p>10.1891147642207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8.97493065606912">
                <text:p>8.97493065606912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1.5424713565125">
                <text:p>1.5424713565125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4.06767174028777">
                <text:p>4.06767174028777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1.32213960572156">
                <text:p>1.32213960572156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1.76767703036277">
                <text:p>1.76767703036277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5.70930672023187">
                <text:p>5.70930672023187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4.9889056246374">
                <text:p>4.9889056246374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5.18966911426131">
                <text:p>5.18966911426131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4.83134366338124">
                <text:p>4.83134366338124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5.51072246013119">
                <text:p>5.5107224601311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3.00377211958475">
                <text:p>3.00377211958475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1.43929749199286">
                <text:p>1.43929749199286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3.64198946913554">
                <text:p>3.64198946913554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7.16099889046635">
                <text:p>7.16099889046635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6.82396957105452">
                <text:p>6.8239695710545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1.2966225968816">
                <text:p>1.296622596881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10.7767945261063">
                <text:p>10.7767945261063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3.39528880963232">
                <text:p>3.39528880963232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5.47991543932565">
                <text:p>5.4799154393256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9.56330954729449">
                <text:p>9.56330954729449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60665483287463">
                <text:p>0.660665483287463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9.25258476084362">
                <text:p>9.25258476084362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4.28750248442181">
                <text:p>4.28750248442181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3.95266334767074">
                <text:p>3.95266334767074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7.9862134490174">
                <text:p>7.986213449017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4.11383094556973">
                <text:p>4.1138309455697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2.63210960225128">
                <text:p>2.63210960225128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8.91797427613016">
                <text:p>8.91797427613016</text:p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122619304557031">
                <text:p>-0.122619304557031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2.33098464777115">
                <text:p>2.33098464777115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6.03989300372114">
                <text:p>6.03989300372114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7.39831336132535">
                <text:p>7.39831336132535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6.27472048482379">
                <text:p>6.27472048482379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1.44162645872508">
                <text:p>1.44162645872508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5.03626085970942">
                <text:p>5.0362608597094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5.02671276240968">
                <text:p>5.02671276240968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2.43600821320872">
                <text:p>2.4360082132087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9.26178760571614">
                <text:p>9.26178760571614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3.97567063558445">
                <text:p>3.97567063558445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6.67474883445146">
                <text:p>6.6747488344514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3.04547009754383">
                <text:p>3.04547009754383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2.514853017201">
                <text:p>2.514853017201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2.85644735092268">
                <text:p>2.85644735092268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4.64245478192373">
                <text:p>4.64245478192373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1.51156654259388">
                <text:p>1.5115665425938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